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19">
      <style:paragraph-properties fo:margin-top="0cm" fo:margin-bottom="0.499cm" style:contextual-spacing="false"/>
      <style:text-properties officeooo:paragraph-rsid="0015939d"/>
    </style:style>
    <style:style style:name="P2" style:family="paragraph" style:parent-style-name="Preformatted_20_Text" style:list-style-name="L21"/>
    <style:style style:name="P3" style:family="paragraph" style:parent-style-name="Preformatted_20_Text" style:list-style-name="L21">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list-style-name="L25">
      <style:paragraph-properties fo:margin-top="0cm" fo:margin-bottom="0.499cm" style:contextual-spacing="false"/>
    </style:style>
    <style:style style:name="P6" style:family="paragraph" style:parent-style-name="Preformatted_20_Text" style:list-style-name="L27"/>
    <style:style style:name="P7" style:family="paragraph" style:parent-style-name="Preformatted_20_Text" style:list-style-name="L27">
      <style:paragraph-properties fo:margin-top="0cm" fo:margin-bottom="0.499cm" style:contextual-spacing="false"/>
    </style:style>
    <style:style style:name="P8" style:family="paragraph" style:parent-style-name="Preformatted_20_Text" style:list-style-name="L29">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text-properties officeooo:paragraph-rsid="0015939d"/>
    </style:style>
    <style:style style:name="P10" style:family="paragraph" style:parent-style-name="Preformatted_20_Text" style:list-style-name="L30">
      <style:paragraph-properties fo:margin-top="0cm" fo:margin-bottom="0.499cm" style:contextual-spacing="false"/>
    </style:style>
    <style:style style:name="P11" style:family="paragraph" style:parent-style-name="Preformatted_20_Text" style:list-style-name="L31">
      <style:paragraph-properties fo:margin-top="0cm" fo:margin-bottom="0.499cm" style:contextual-spacing="false"/>
    </style:style>
    <style:style style:name="P12" style:family="paragraph" style:parent-style-name="Preformatted_20_Text" style:list-style-name="L33"/>
    <style:style style:name="P13" style:family="paragraph" style:parent-style-name="Preformatted_20_Text" style:list-style-name="L33">
      <style:paragraph-properties fo:margin-top="0cm" fo:margin-bottom="0.499cm" style:contextual-spacing="false"/>
    </style:style>
    <style:style style:name="P14" style:family="paragraph" style:parent-style-name="Preformatted_20_Text" style:list-style-name="L35">
      <style:paragraph-properties fo:margin-top="0cm" fo:margin-bottom="0.499cm" style:contextual-spacing="false"/>
    </style:style>
    <style:style style:name="P15" style:family="paragraph" style:parent-style-name="Preformatted_20_Text" style:list-style-name="L36">
      <style:paragraph-properties fo:margin-top="0cm" fo:margin-bottom="0.499cm" style:contextual-spacing="false"/>
    </style:style>
    <style:style style:name="P16" style:family="paragraph" style:parent-style-name="Preformatted_20_Text" style:list-style-name="L38"/>
    <style:style style:name="P17" style:family="paragraph" style:parent-style-name="Preformatted_20_Text" style:list-style-name="L38">
      <style:paragraph-properties fo:margin-top="0cm" fo:margin-bottom="0.499cm" style:contextual-spacing="false"/>
    </style:style>
    <style:style style:name="P18" style:family="paragraph" style:parent-style-name="Preformatted_20_Text" style:list-style-name="L42">
      <style:paragraph-properties fo:margin-top="0cm" fo:margin-bottom="0.499cm" style:contextual-spacing="false"/>
    </style:style>
    <style:style style:name="P19" style:family="paragraph" style:parent-style-name="Preformatted_20_Text" style:list-style-name="L43">
      <style:paragraph-properties fo:margin-top="0cm" fo:margin-bottom="0.499cm" style:contextual-spacing="false"/>
    </style:style>
    <style:style style:name="P20" style:family="paragraph" style:parent-style-name="Preformatted_20_Text" style:list-style-name="L44"/>
    <style:style style:name="P21" style:family="paragraph" style:parent-style-name="Preformatted_20_Text" style:list-style-name="L44">
      <style:paragraph-properties fo:margin-top="0cm" fo:margin-bottom="0.499cm" style:contextual-spacing="false"/>
    </style:style>
    <style:style style:name="P22" style:family="paragraph" style:parent-style-name="Preformatted_20_Text" style:list-style-name="L46">
      <style:paragraph-properties fo:margin-top="0cm" fo:margin-bottom="0.499cm" style:contextual-spacing="false"/>
    </style:style>
    <style:style style:name="P23" style:family="paragraph" style:parent-style-name="Preformatted_20_Text" style:list-style-name="L47"/>
    <style:style style:name="P24" style:family="paragraph" style:parent-style-name="Preformatted_20_Text" style:list-style-name="L50"/>
    <style:style style:name="P25" style:family="paragraph" style:parent-style-name="Preformatted_20_Text" style:list-style-name="L50">
      <style:paragraph-properties fo:margin-top="0cm" fo:margin-bottom="0.499cm" style:contextual-spacing="false"/>
    </style:style>
    <style:style style:name="P26" style:family="paragraph" style:parent-style-name="Preformatted_20_Text" style:list-style-name="L62">
      <style:paragraph-properties fo:margin-top="0cm" fo:margin-bottom="0.499cm" style:contextual-spacing="false"/>
    </style:style>
    <style:style style:name="P27" style:family="paragraph" style:parent-style-name="Preformatted_20_Text" style:list-style-name="L64"/>
    <style:style style:name="P28" style:family="paragraph" style:parent-style-name="Preformatted_20_Text" style:list-style-name="L64">
      <style:paragraph-properties fo:margin-top="0cm" fo:margin-bottom="0.499cm" style:contextual-spacing="false"/>
    </style:style>
    <style:style style:name="P29" style:family="paragraph" style:parent-style-name="Preformatted_20_Text" style:list-style-name="L66">
      <style:paragraph-properties fo:margin-top="0cm" fo:margin-bottom="0.499cm" style:contextual-spacing="false"/>
    </style:style>
    <style:style style:name="P30" style:family="paragraph" style:parent-style-name="Preformatted_20_Text" style:list-style-name="L68"/>
    <style:style style:name="P31" style:family="paragraph" style:parent-style-name="Preformatted_20_Text" style:list-style-name="L68">
      <style:paragraph-properties fo:margin-top="0cm" fo:margin-bottom="0.499cm" style:contextual-spacing="false"/>
    </style:style>
    <style:style style:name="P32" style:family="paragraph" style:parent-style-name="Preformatted_20_Text" style:list-style-name="L70">
      <style:paragraph-properties fo:margin-top="0cm" fo:margin-bottom="0.499cm" style:contextual-spacing="false"/>
    </style:style>
    <style:style style:name="P33" style:family="paragraph" style:parent-style-name="Preformatted_20_Text" style:list-style-name="L72"/>
    <style:style style:name="P34" style:family="paragraph" style:parent-style-name="Preformatted_20_Text" style:list-style-name="L72">
      <style:paragraph-properties fo:margin-top="0cm" fo:margin-bottom="0.499cm" style:contextual-spacing="false"/>
    </style:style>
    <style:style style:name="P35" style:family="paragraph" style:parent-style-name="Preformatted_20_Text" style:list-style-name="L74">
      <style:paragraph-properties fo:margin-top="0cm" fo:margin-bottom="0.499cm" style:contextual-spacing="false"/>
    </style:style>
    <style:style style:name="P36" style:family="paragraph" style:parent-style-name="Preformatted_20_Text" style:list-style-name="L75">
      <style:paragraph-properties fo:margin-top="0cm" fo:margin-bottom="0.499cm" style:contextual-spacing="false"/>
    </style:style>
    <style:style style:name="P37" style:family="paragraph" style:parent-style-name="Preformatted_20_Text" style:list-style-name="L82">
      <style:paragraph-properties fo:margin-top="0cm" fo:margin-bottom="0.499cm" style:contextual-spacing="false"/>
    </style:style>
    <style:style style:name="P38" style:family="paragraph" style:parent-style-name="Preformatted_20_Text" style:list-style-name="L83"/>
    <style:style style:name="P39" style:family="paragraph" style:parent-style-name="Preformatted_20_Text" style:list-style-name="L83">
      <style:paragraph-properties fo:margin-top="0cm" fo:margin-bottom="0.499cm" style:contextual-spacing="false"/>
    </style:style>
    <style:style style:name="P40" style:family="paragraph" style:parent-style-name="Preformatted_20_Text" style:list-style-name="L86">
      <style:paragraph-properties fo:margin-top="0cm" fo:margin-bottom="0.499cm" style:contextual-spacing="false"/>
    </style:style>
    <style:style style:name="P41" style:family="paragraph" style:parent-style-name="Preformatted_20_Text" style:list-style-name="L88"/>
    <style:style style:name="P42" style:family="paragraph" style:parent-style-name="Preformatted_20_Text" style:list-style-name="L88">
      <style:paragraph-properties fo:margin-top="0cm" fo:margin-bottom="0.499cm" style:contextual-spacing="false"/>
    </style:style>
    <style:style style:name="P43" style:family="paragraph" style:parent-style-name="Preformatted_20_Text" style:list-style-name="L90">
      <style:paragraph-properties fo:margin-top="0cm" fo:margin-bottom="0.499cm" style:contextual-spacing="false"/>
    </style:style>
    <style:style style:name="P44" style:family="paragraph" style:parent-style-name="Preformatted_20_Text" style:list-style-name="L92"/>
    <style:style style:name="P45" style:family="paragraph" style:parent-style-name="Preformatted_20_Text" style:list-style-name="L92">
      <style:paragraph-properties fo:margin-top="0cm" fo:margin-bottom="0.499cm" style:contextual-spacing="false"/>
    </style:style>
    <style:style style:name="P46" style:family="paragraph" style:parent-style-name="Preformatted_20_Text" style:list-style-name="L94">
      <style:paragraph-properties fo:margin-top="0cm" fo:margin-bottom="0.499cm" style:contextual-spacing="false"/>
    </style:style>
    <style:style style:name="P47" style:family="paragraph" style:parent-style-name="Preformatted_20_Text" style:list-style-name="L96"/>
    <style:style style:name="P48" style:family="paragraph" style:parent-style-name="Preformatted_20_Text" style:list-style-name="L96">
      <style:paragraph-properties fo:margin-top="0cm" fo:margin-bottom="0.499cm" style:contextual-spacing="false"/>
    </style:style>
    <style:style style:name="P49" style:family="paragraph" style:parent-style-name="Preformatted_20_Text" style:list-style-name="L98">
      <style:paragraph-properties fo:margin-top="0cm" fo:margin-bottom="0.499cm" style:contextual-spacing="false"/>
    </style:style>
    <style:style style:name="P50" style:family="paragraph" style:parent-style-name="Preformatted_20_Text" style:list-style-name="L100"/>
    <style:style style:name="P51" style:family="paragraph" style:parent-style-name="Preformatted_20_Text" style:list-style-name="L100">
      <style:paragraph-properties fo:margin-top="0cm" fo:margin-bottom="0.499cm" style:contextual-spacing="false"/>
    </style:style>
    <style:style style:name="P52" style:family="paragraph" style:parent-style-name="Preformatted_20_Text" style:list-style-name="L102">
      <style:paragraph-properties fo:margin-top="0cm" fo:margin-bottom="0.499cm" style:contextual-spacing="false"/>
    </style:style>
    <style:style style:name="P53" style:family="paragraph" style:parent-style-name="Preformatted_20_Text" style:list-style-name="L104"/>
    <style:style style:name="P54" style:family="paragraph" style:parent-style-name="Preformatted_20_Text" style:list-style-name="L104">
      <style:paragraph-properties fo:margin-top="0cm" fo:margin-bottom="0.499cm" style:contextual-spacing="false"/>
    </style:style>
    <style:style style:name="P55" style:family="paragraph" style:parent-style-name="Preformatted_20_Text" style:list-style-name="L106">
      <style:paragraph-properties fo:margin-top="0cm" fo:margin-bottom="0.499cm" style:contextual-spacing="false"/>
    </style:style>
    <style:style style:name="P56" style:family="paragraph" style:parent-style-name="Preformatted_20_Text" style:list-style-name="L108"/>
    <style:style style:name="P57" style:family="paragraph" style:parent-style-name="Preformatted_20_Text" style:list-style-name="L108">
      <style:paragraph-properties fo:margin-top="0cm" fo:margin-bottom="0.499cm" style:contextual-spacing="false"/>
    </style:style>
    <style:style style:name="P58" style:family="paragraph" style:parent-style-name="Preformatted_20_Text" style:list-style-name="L110">
      <style:paragraph-properties fo:margin-top="0cm" fo:margin-bottom="0.499cm" style:contextual-spacing="false"/>
    </style:style>
    <style:style style:name="P59" style:family="paragraph" style:parent-style-name="Preformatted_20_Text" style:list-style-name="L112"/>
    <style:style style:name="P60" style:family="paragraph" style:parent-style-name="Preformatted_20_Text" style:list-style-name="L112">
      <style:paragraph-properties fo:margin-top="0cm" fo:margin-bottom="0.499cm" style:contextual-spacing="false"/>
    </style:style>
    <style:style style:name="P61" style:family="paragraph" style:parent-style-name="Preformatted_20_Text" style:list-style-name="L114">
      <style:paragraph-properties fo:margin-top="0cm" fo:margin-bottom="0.499cm" style:contextual-spacing="false"/>
    </style:style>
    <style:style style:name="P62" style:family="paragraph" style:parent-style-name="Preformatted_20_Text" style:list-style-name="L116"/>
    <style:style style:name="P63" style:family="paragraph" style:parent-style-name="Preformatted_20_Text" style:list-style-name="L116">
      <style:paragraph-properties fo:margin-top="0cm" fo:margin-bottom="0.499cm" style:contextual-spacing="false"/>
    </style:style>
    <style:style style:name="P64" style:family="paragraph" style:parent-style-name="Preformatted_20_Text" style:list-style-name="L118">
      <style:paragraph-properties fo:margin-top="0cm" fo:margin-bottom="0.499cm" style:contextual-spacing="false"/>
    </style:style>
    <style:style style:name="P65" style:family="paragraph" style:parent-style-name="Preformatted_20_Text" style:list-style-name="L120"/>
    <style:style style:name="P66" style:family="paragraph" style:parent-style-name="Preformatted_20_Text" style:list-style-name="L120">
      <style:paragraph-properties fo:margin-top="0cm" fo:margin-bottom="0.499cm" style:contextual-spacing="false"/>
    </style:style>
    <style:style style:name="P67" style:family="paragraph" style:parent-style-name="Preformatted_20_Text" style:list-style-name="L122">
      <style:paragraph-properties fo:margin-top="0cm" fo:margin-bottom="0.499cm" style:contextual-spacing="false"/>
    </style:style>
    <style:style style:name="P68" style:family="paragraph" style:parent-style-name="Preformatted_20_Text" style:list-style-name="L123">
      <style:paragraph-properties fo:margin-top="0cm" fo:margin-bottom="0.499cm" style:contextual-spacing="false"/>
    </style:style>
    <style:style style:name="P69" style:family="paragraph" style:parent-style-name="Preformatted_20_Text" style:list-style-name="L125"/>
    <style:style style:name="P70" style:family="paragraph" style:parent-style-name="Preformatted_20_Text" style:list-style-name="L125">
      <style:paragraph-properties fo:margin-top="0cm" fo:margin-bottom="0.499cm" style:contextual-spacing="false"/>
    </style:style>
    <style:style style:name="P71" style:family="paragraph" style:parent-style-name="Preformatted_20_Text" style:list-style-name="L127">
      <style:paragraph-properties fo:margin-top="0cm" fo:margin-bottom="0.499cm" style:contextual-spacing="false"/>
    </style:style>
    <style:style style:name="P72" style:family="paragraph" style:parent-style-name="Preformatted_20_Text" style:list-style-name="L129"/>
    <style:style style:name="P73" style:family="paragraph" style:parent-style-name="Preformatted_20_Text" style:list-style-name="L129">
      <style:paragraph-properties fo:margin-top="0cm" fo:margin-bottom="0.499cm" style:contextual-spacing="false"/>
    </style:style>
    <style:style style:name="P74" style:family="paragraph" style:parent-style-name="Preformatted_20_Text" style:list-style-name="L131">
      <style:paragraph-properties fo:margin-top="0cm" fo:margin-bottom="0.499cm" style:contextual-spacing="false"/>
    </style:style>
    <style:style style:name="P75" style:family="paragraph" style:parent-style-name="Preformatted_20_Text" style:list-style-name="L132">
      <style:paragraph-properties fo:margin-top="0cm" fo:margin-bottom="0.499cm" style:contextual-spacing="false"/>
    </style:style>
    <style:style style:name="P76" style:family="paragraph" style:parent-style-name="Preformatted_20_Text" style:list-style-name="L133"/>
    <style:style style:name="P77" style:family="paragraph" style:parent-style-name="Preformatted_20_Text" style:list-style-name="L133">
      <style:paragraph-properties fo:margin-top="0cm" fo:margin-bottom="0.499cm" style:contextual-spacing="false"/>
    </style:style>
    <style:style style:name="P78" style:family="paragraph" style:parent-style-name="Preformatted_20_Text" style:list-style-name="L134">
      <style:paragraph-properties fo:margin-top="0cm" fo:margin-bottom="0.499cm" style:contextual-spacing="false"/>
    </style:style>
    <style:style style:name="P79" style:family="paragraph" style:parent-style-name="Preformatted_20_Text" style:list-style-name="L135"/>
    <style:style style:name="P80" style:family="paragraph" style:parent-style-name="Preformatted_20_Text" style:list-style-name="L137"/>
    <style:style style:name="P81" style:family="paragraph" style:parent-style-name="Preformatted_20_Text" style:list-style-name="L137">
      <style:paragraph-properties fo:margin-top="0cm" fo:margin-bottom="0.499cm" style:contextual-spacing="false"/>
    </style:style>
    <style:style style:name="P82" style:family="paragraph" style:parent-style-name="Preformatted_20_Text" style:list-style-name="L138">
      <style:paragraph-properties fo:margin-top="0cm" fo:margin-bottom="0.499cm" style:contextual-spacing="false"/>
    </style:style>
    <style:style style:name="P83" style:family="paragraph" style:parent-style-name="Preformatted_20_Text" style:list-style-name="L139">
      <style:paragraph-properties fo:margin-top="0cm" fo:margin-bottom="0.499cm" style:contextual-spacing="false"/>
    </style:style>
    <style:style style:name="P84" style:family="paragraph" style:parent-style-name="Preformatted_20_Text" style:list-style-name="L141">
      <style:paragraph-properties fo:margin-top="0cm" fo:margin-bottom="0.499cm" style:contextual-spacing="false"/>
    </style:style>
    <style:style style:name="P85" style:family="paragraph" style:parent-style-name="Preformatted_20_Text" style:list-style-name="L143">
      <style:paragraph-properties fo:margin-top="0cm" fo:margin-bottom="0.499cm" style:contextual-spacing="false"/>
    </style:style>
    <style:style style:name="P86" style:family="paragraph" style:parent-style-name="Preformatted_20_Text" style:list-style-name="L144">
      <style:paragraph-properties fo:margin-top="0cm" fo:margin-bottom="0.499cm" style:contextual-spacing="false"/>
    </style:style>
    <style:style style:name="P87" style:family="paragraph" style:parent-style-name="Preformatted_20_Text" style:list-style-name="L146">
      <style:paragraph-properties fo:margin-top="0cm" fo:margin-bottom="0.499cm" style:contextual-spacing="false"/>
    </style:style>
    <style:style style:name="P88" style:family="paragraph" style:parent-style-name="Preformatted_20_Text" style:list-style-name="L148"/>
    <style:style style:name="P89" style:family="paragraph" style:parent-style-name="Preformatted_20_Text" style:list-style-name="L151"/>
    <style:style style:name="P90" style:family="paragraph" style:parent-style-name="Preformatted_20_Text" style:list-style-name="L151">
      <style:paragraph-properties fo:margin-top="0cm" fo:margin-bottom="0.499cm" style:contextual-spacing="false"/>
    </style:style>
    <style:style style:name="P91" style:family="paragraph" style:parent-style-name="Standard">
      <style:text-properties fo:font-weight="bold" style:font-weight-asian="bold" style:font-weight-complex="bold"/>
    </style:style>
    <style:style style:name="P92" style:family="paragraph" style:parent-style-name="Standard">
      <style:text-properties fo:font-weight="bold" officeooo:rsid="0015939d" officeooo:paragraph-rsid="0015939d" style:font-weight-asian="bold" style:font-weight-complex="bold"/>
    </style:style>
    <style:style style:name="P93" style:family="paragraph" style:parent-style-name="Standard">
      <style:text-properties fo:font-weight="bold" officeooo:rsid="00159ac1" officeooo:paragraph-rsid="00159ac1" style:font-weight-asian="bold" style:font-weight-complex="bold"/>
    </style:style>
    <style:style style:name="P94" style:family="paragraph" style:parent-style-name="Standard" style:list-style-name="L156">
      <style:text-properties fo:font-weight="bold" officeooo:rsid="00159ac1" officeooo:paragraph-rsid="00159ac1" style:font-weight-asian="bold" style:font-weight-complex="bold"/>
    </style:style>
    <style:style style:name="P95" style:family="paragraph" style:parent-style-name="Standard">
      <style:text-properties officeooo:paragraph-rsid="0015939d"/>
    </style:style>
    <style:style style:name="P96" style:family="paragraph" style:parent-style-name="Standard" style:list-style-name="L156">
      <style:text-properties officeooo:paragraph-rsid="00159ac1"/>
    </style:style>
    <style:style style:name="P97" style:family="paragraph" style:parent-style-name="Standard" style:list-style-name="L156">
      <style:text-properties officeooo:paragraph-rsid="001798b5"/>
    </style:style>
    <style:style style:name="P98" style:family="paragraph" style:parent-style-name="Standard" style:list-style-name="L156">
      <style:text-properties officeooo:paragraph-rsid="0018775f"/>
    </style:style>
    <style:style style:name="P99" style:family="paragraph" style:parent-style-name="Standard" style:list-style-name="L156">
      <style:text-properties officeooo:paragraph-rsid="00186beb"/>
    </style:style>
    <style:style style:name="P100" style:family="paragraph" style:parent-style-name="Standard">
      <style:text-properties officeooo:paragraph-rsid="0018775f"/>
    </style:style>
    <style:style style:name="P101" style:family="paragraph" style:parent-style-name="Text_20_body" style:list-style-name="L13"/>
    <style:style style:name="P102" style:family="paragraph" style:parent-style-name="Text_20_body" style:list-style-name="L13">
      <style:paragraph-properties fo:margin-top="0cm" fo:margin-bottom="0cm" style:contextual-spacing="false"/>
    </style:style>
    <style:style style:name="P103" style:family="paragraph" style:parent-style-name="Text_20_body">
      <style:text-properties officeooo:paragraph-rsid="0015939d"/>
    </style:style>
    <style:style style:name="P104" style:family="paragraph" style:parent-style-name="Text_20_body" style:list-style-name="L14"/>
    <style:style style:name="P105" style:family="paragraph" style:parent-style-name="Text_20_body" style:list-style-name="L14">
      <style:paragraph-properties fo:margin-top="0cm" fo:margin-bottom="0cm" style:contextual-spacing="false"/>
    </style:style>
    <style:style style:name="P106" style:family="paragraph" style:parent-style-name="Text_20_body" style:list-style-name="L16"/>
    <style:style style:name="P107" style:family="paragraph" style:parent-style-name="Text_20_body" style:list-style-name="L16">
      <style:paragraph-properties fo:margin-top="0cm" fo:margin-bottom="0cm" style:contextual-spacing="false"/>
    </style:style>
    <style:style style:name="P108" style:family="paragraph" style:parent-style-name="Text_20_body" style:list-style-name="L17"/>
    <style:style style:name="P109" style:family="paragraph" style:parent-style-name="Text_20_body" style:list-style-name="L17">
      <style:paragraph-properties fo:margin-top="0cm" fo:margin-bottom="0cm" style:contextual-spacing="false"/>
    </style:style>
    <style:style style:name="P110" style:family="paragraph" style:parent-style-name="Text_20_body" style:list-style-name="L18"/>
    <style:style style:name="P111" style:family="paragraph" style:parent-style-name="Text_20_body" style:list-style-name="L18">
      <style:paragraph-properties fo:margin-top="0cm" fo:margin-bottom="0cm" style:contextual-spacing="false"/>
    </style:style>
    <style:style style:name="P112" style:family="paragraph" style:parent-style-name="Text_20_body" style:list-style-name="L19"/>
    <style:style style:name="P113" style:family="paragraph" style:parent-style-name="Text_20_body" style:list-style-name="L19">
      <style:paragraph-properties fo:margin-top="0cm" fo:margin-bottom="0cm" style:contextual-spacing="false"/>
    </style:style>
    <style:style style:name="P114" style:family="paragraph" style:parent-style-name="Text_20_body" style:list-style-name="L22"/>
    <style:style style:name="P115" style:family="paragraph" style:parent-style-name="Text_20_body" style:list-style-name="L24"/>
    <style:style style:name="P116" style:family="paragraph" style:parent-style-name="Text_20_body" style:list-style-name="L25"/>
    <style:style style:name="P117" style:family="paragraph" style:parent-style-name="Text_20_body" style:list-style-name="L25">
      <style:paragraph-properties fo:margin-top="0cm" fo:margin-bottom="0cm" style:contextual-spacing="false"/>
    </style:style>
    <style:style style:name="P118" style:family="paragraph" style:parent-style-name="Text_20_body" style:list-style-name="L28"/>
    <style:style style:name="P119" style:family="paragraph" style:parent-style-name="Text_20_body" style:list-style-name="L29"/>
    <style:style style:name="P120" style:family="paragraph" style:parent-style-name="Text_20_body" style:list-style-name="L29">
      <style:paragraph-properties fo:margin-top="0cm" fo:margin-bottom="0cm" style:contextual-spacing="false"/>
    </style:style>
    <style:style style:name="P121" style:family="paragraph" style:parent-style-name="Text_20_body" style:list-style-name="L30"/>
    <style:style style:name="P122" style:family="paragraph" style:parent-style-name="Text_20_body" style:list-style-name="L30">
      <style:paragraph-properties fo:margin-top="0cm" fo:margin-bottom="0cm" style:contextual-spacing="false"/>
    </style:style>
    <style:style style:name="P123" style:family="paragraph" style:parent-style-name="Text_20_body" style:list-style-name="L31"/>
    <style:style style:name="P124" style:family="paragraph" style:parent-style-name="Text_20_body" style:list-style-name="L34"/>
    <style:style style:name="P125" style:family="paragraph" style:parent-style-name="Text_20_body" style:list-style-name="L35"/>
    <style:style style:name="P126" style:family="paragraph" style:parent-style-name="Text_20_body" style:list-style-name="L35">
      <style:paragraph-properties fo:margin-top="0cm" fo:margin-bottom="0cm" style:contextual-spacing="false"/>
    </style:style>
    <style:style style:name="P127" style:family="paragraph" style:parent-style-name="Text_20_body" style:list-style-name="L36"/>
    <style:style style:name="P128" style:family="paragraph" style:parent-style-name="Text_20_body" style:list-style-name="L39"/>
    <style:style style:name="P129" style:family="paragraph" style:parent-style-name="Text_20_body" style:list-style-name="L40"/>
    <style:style style:name="P130" style:family="paragraph" style:parent-style-name="Text_20_body" style:list-style-name="L40">
      <style:paragraph-properties fo:margin-top="0cm" fo:margin-bottom="0cm" style:contextual-spacing="false"/>
    </style:style>
    <style:style style:name="P131" style:family="paragraph" style:parent-style-name="Text_20_body" style:list-style-name="L41"/>
    <style:style style:name="P132" style:family="paragraph" style:parent-style-name="Text_20_body" style:list-style-name="L41">
      <style:paragraph-properties fo:margin-top="0cm" fo:margin-bottom="0cm" style:contextual-spacing="false"/>
    </style:style>
    <style:style style:name="P133" style:family="paragraph" style:parent-style-name="Text_20_body" style:list-style-name="L42"/>
    <style:style style:name="P134" style:family="paragraph" style:parent-style-name="Text_20_body" style:list-style-name="L43"/>
    <style:style style:name="P135" style:family="paragraph" style:parent-style-name="Text_20_body" style:list-style-name="L45"/>
    <style:style style:name="P136" style:family="paragraph" style:parent-style-name="Text_20_body" style:list-style-name="L45">
      <style:paragraph-properties fo:margin-top="0cm" fo:margin-bottom="0cm" style:contextual-spacing="false"/>
    </style:style>
    <style:style style:name="P137" style:family="paragraph" style:parent-style-name="Text_20_body" style:list-style-name="L46"/>
    <style:style style:name="P138" style:family="paragraph" style:parent-style-name="Text_20_body" style:list-style-name="L46">
      <style:paragraph-properties fo:margin-top="0cm" fo:margin-bottom="0cm" style:contextual-spacing="false"/>
    </style:style>
    <style:style style:name="P139" style:family="paragraph" style:parent-style-name="Text_20_body" style:list-style-name="L48"/>
    <style:style style:name="P140" style:family="paragraph" style:parent-style-name="Text_20_body" style:list-style-name="L49"/>
    <style:style style:name="P141" style:family="paragraph" style:parent-style-name="Text_20_body" style:list-style-name="L49">
      <style:paragraph-properties fo:margin-top="0cm" fo:margin-bottom="0cm" style:contextual-spacing="false"/>
    </style:style>
    <style:style style:name="P142" style:family="paragraph" style:parent-style-name="Text_20_body" style:list-style-name="L51"/>
    <style:style style:name="P143" style:family="paragraph" style:parent-style-name="Text_20_body" style:list-style-name="L51">
      <style:paragraph-properties fo:margin-top="0cm" fo:margin-bottom="0cm" style:contextual-spacing="false"/>
    </style:style>
    <style:style style:name="P144" style:family="paragraph" style:parent-style-name="Text_20_body" style:list-style-name="L52"/>
    <style:style style:name="P145" style:family="paragraph" style:parent-style-name="Text_20_body" style:list-style-name="L53"/>
    <style:style style:name="P146" style:family="paragraph" style:parent-style-name="Text_20_body" style:list-style-name="L54"/>
    <style:style style:name="P147" style:family="paragraph" style:parent-style-name="Text_20_body" style:list-style-name="L55"/>
    <style:style style:name="P148" style:family="paragraph" style:parent-style-name="Text_20_body" style:list-style-name="L56"/>
    <style:style style:name="P149" style:family="paragraph" style:parent-style-name="Text_20_body" style:list-style-name="L57"/>
    <style:style style:name="P150" style:family="paragraph" style:parent-style-name="Text_20_body" style:list-style-name="L58"/>
    <style:style style:name="P151" style:family="paragraph" style:parent-style-name="Text_20_body" style:list-style-name="L59"/>
    <style:style style:name="P152" style:family="paragraph" style:parent-style-name="Text_20_body" style:list-style-name="L59">
      <style:paragraph-properties fo:margin-top="0cm" fo:margin-bottom="0cm" style:contextual-spacing="false"/>
    </style:style>
    <style:style style:name="P153" style:family="paragraph" style:parent-style-name="Text_20_body" style:list-style-name="L60"/>
    <style:style style:name="P154" style:family="paragraph" style:parent-style-name="Text_20_body" style:list-style-name="L60">
      <style:paragraph-properties fo:margin-top="0cm" fo:margin-bottom="0cm" style:contextual-spacing="false"/>
    </style:style>
    <style:style style:name="P155" style:family="paragraph" style:parent-style-name="Text_20_body" style:list-style-name="L61"/>
    <style:style style:name="P156" style:family="paragraph" style:parent-style-name="Text_20_body" style:list-style-name="L61">
      <style:paragraph-properties fo:margin-top="0cm" fo:margin-bottom="0cm" style:contextual-spacing="false"/>
    </style:style>
    <style:style style:name="P157" style:family="paragraph" style:parent-style-name="Text_20_body" style:list-style-name="L62"/>
    <style:style style:name="P158" style:family="paragraph" style:parent-style-name="Text_20_body" style:list-style-name="L62">
      <style:paragraph-properties fo:margin-top="0cm" fo:margin-bottom="0cm" style:contextual-spacing="false"/>
    </style:style>
    <style:style style:name="P159" style:family="paragraph" style:parent-style-name="Text_20_body" style:list-style-name="L65"/>
    <style:style style:name="P160" style:family="paragraph" style:parent-style-name="Text_20_body" style:list-style-name="L66"/>
    <style:style style:name="P161" style:family="paragraph" style:parent-style-name="Text_20_body" style:list-style-name="L66">
      <style:paragraph-properties fo:margin-top="0cm" fo:margin-bottom="0cm" style:contextual-spacing="false"/>
    </style:style>
    <style:style style:name="P162" style:family="paragraph" style:parent-style-name="Text_20_body" style:list-style-name="L69"/>
    <style:style style:name="P163" style:family="paragraph" style:parent-style-name="Text_20_body" style:list-style-name="L70"/>
    <style:style style:name="P164" style:family="paragraph" style:parent-style-name="Text_20_body" style:list-style-name="L70">
      <style:paragraph-properties fo:margin-top="0cm" fo:margin-bottom="0cm" style:contextual-spacing="false"/>
    </style:style>
    <style:style style:name="P165" style:family="paragraph" style:parent-style-name="Text_20_body" style:list-style-name="L73"/>
    <style:style style:name="P166" style:family="paragraph" style:parent-style-name="Text_20_body" style:list-style-name="L74"/>
    <style:style style:name="P167" style:family="paragraph" style:parent-style-name="Text_20_body" style:list-style-name="L74">
      <style:paragraph-properties fo:margin-top="0cm" fo:margin-bottom="0cm" style:contextual-spacing="false"/>
    </style:style>
    <style:style style:name="P168" style:family="paragraph" style:parent-style-name="Text_20_body" style:list-style-name="L75"/>
    <style:style style:name="P169" style:family="paragraph" style:parent-style-name="Text_20_body" style:list-style-name="L75">
      <style:paragraph-properties fo:margin-top="0cm" fo:margin-bottom="0cm" style:contextual-spacing="false"/>
    </style:style>
    <style:style style:name="P170" style:family="paragraph" style:parent-style-name="Text_20_body" style:list-style-name="L76"/>
    <style:style style:name="P171" style:family="paragraph" style:parent-style-name="Text_20_body" style:list-style-name="L76">
      <style:paragraph-properties fo:margin-top="0cm" fo:margin-bottom="0cm" style:contextual-spacing="false"/>
    </style:style>
    <style:style style:name="P172" style:family="paragraph" style:parent-style-name="Text_20_body" style:list-style-name="L77"/>
    <style:style style:name="P173" style:family="paragraph" style:parent-style-name="Text_20_body" style:list-style-name="L77">
      <style:paragraph-properties fo:margin-top="0cm" fo:margin-bottom="0cm" style:contextual-spacing="false"/>
    </style:style>
    <style:style style:name="P174" style:family="paragraph" style:parent-style-name="Text_20_body" style:list-style-name="L78"/>
    <style:style style:name="P175" style:family="paragraph" style:parent-style-name="Text_20_body" style:list-style-name="L78">
      <style:paragraph-properties fo:margin-top="0cm" fo:margin-bottom="0cm" style:contextual-spacing="false"/>
    </style:style>
    <style:style style:name="P176" style:family="paragraph" style:parent-style-name="Text_20_body" style:list-style-name="L81"/>
    <style:style style:name="P177" style:family="paragraph" style:parent-style-name="Text_20_body" style:list-style-name="L81">
      <style:paragraph-properties fo:margin-top="0cm" fo:margin-bottom="0cm" style:contextual-spacing="false"/>
    </style:style>
    <style:style style:name="P178" style:family="paragraph" style:parent-style-name="Text_20_body" style:list-style-name="L82"/>
    <style:style style:name="P179" style:family="paragraph" style:parent-style-name="Text_20_body" style:list-style-name="L82">
      <style:paragraph-properties fo:margin-top="0cm" fo:margin-bottom="0cm" style:contextual-spacing="false"/>
    </style:style>
    <style:style style:name="P180" style:family="paragraph" style:parent-style-name="Text_20_body" style:list-style-name="L83"/>
    <style:style style:name="P181" style:family="paragraph" style:parent-style-name="Text_20_body" style:list-style-name="L84"/>
    <style:style style:name="P182" style:family="paragraph" style:parent-style-name="Text_20_body" style:list-style-name="L84">
      <style:paragraph-properties fo:margin-top="0cm" fo:margin-bottom="0cm" style:contextual-spacing="false"/>
    </style:style>
    <style:style style:name="P183" style:family="paragraph" style:parent-style-name="Text_20_body" style:list-style-name="L85"/>
    <style:style style:name="P184" style:family="paragraph" style:parent-style-name="Text_20_body" style:list-style-name="L85">
      <style:paragraph-properties fo:margin-top="0cm" fo:margin-bottom="0cm" style:contextual-spacing="false"/>
    </style:style>
    <style:style style:name="P185" style:family="paragraph" style:parent-style-name="Text_20_body" style:list-style-name="L86"/>
    <style:style style:name="P186" style:family="paragraph" style:parent-style-name="Text_20_body" style:list-style-name="L86">
      <style:paragraph-properties fo:margin-top="0cm" fo:margin-bottom="0cm" style:contextual-spacing="false"/>
    </style:style>
    <style:style style:name="P187" style:family="paragraph" style:parent-style-name="Text_20_body" style:list-style-name="L89"/>
    <style:style style:name="P188" style:family="paragraph" style:parent-style-name="Text_20_body" style:list-style-name="L90"/>
    <style:style style:name="P189" style:family="paragraph" style:parent-style-name="Text_20_body" style:list-style-name="L90">
      <style:paragraph-properties fo:margin-top="0cm" fo:margin-bottom="0cm" style:contextual-spacing="false"/>
    </style:style>
    <style:style style:name="P190" style:family="paragraph" style:parent-style-name="Text_20_body" style:list-style-name="L93"/>
    <style:style style:name="P191" style:family="paragraph" style:parent-style-name="Text_20_body" style:list-style-name="L94"/>
    <style:style style:name="P192" style:family="paragraph" style:parent-style-name="Text_20_body" style:list-style-name="L94">
      <style:paragraph-properties fo:margin-top="0cm" fo:margin-bottom="0cm" style:contextual-spacing="false"/>
    </style:style>
    <style:style style:name="P193" style:family="paragraph" style:parent-style-name="Text_20_body" style:list-style-name="L97"/>
    <style:style style:name="P194" style:family="paragraph" style:parent-style-name="Text_20_body" style:list-style-name="L98"/>
    <style:style style:name="P195" style:family="paragraph" style:parent-style-name="Text_20_body" style:list-style-name="L98">
      <style:paragraph-properties fo:margin-top="0cm" fo:margin-bottom="0cm" style:contextual-spacing="false"/>
    </style:style>
    <style:style style:name="P196" style:family="paragraph" style:parent-style-name="Text_20_body" style:list-style-name="L101"/>
    <style:style style:name="P197" style:family="paragraph" style:parent-style-name="Text_20_body" style:list-style-name="L102"/>
    <style:style style:name="P198" style:family="paragraph" style:parent-style-name="Text_20_body" style:list-style-name="L102">
      <style:paragraph-properties fo:margin-top="0cm" fo:margin-bottom="0cm" style:contextual-spacing="false"/>
    </style:style>
    <style:style style:name="P199" style:family="paragraph" style:parent-style-name="Text_20_body" style:list-style-name="L105"/>
    <style:style style:name="P200" style:family="paragraph" style:parent-style-name="Text_20_body" style:list-style-name="L106"/>
    <style:style style:name="P201" style:family="paragraph" style:parent-style-name="Text_20_body" style:list-style-name="L106">
      <style:paragraph-properties fo:margin-top="0cm" fo:margin-bottom="0cm" style:contextual-spacing="false"/>
    </style:style>
    <style:style style:name="P202" style:family="paragraph" style:parent-style-name="Text_20_body" style:list-style-name="L109"/>
    <style:style style:name="P203" style:family="paragraph" style:parent-style-name="Text_20_body" style:list-style-name="L110"/>
    <style:style style:name="P204" style:family="paragraph" style:parent-style-name="Text_20_body" style:list-style-name="L110">
      <style:paragraph-properties fo:margin-top="0cm" fo:margin-bottom="0cm" style:contextual-spacing="false"/>
    </style:style>
    <style:style style:name="P205" style:family="paragraph" style:parent-style-name="Text_20_body" style:list-style-name="L113"/>
    <style:style style:name="P206" style:family="paragraph" style:parent-style-name="Text_20_body" style:list-style-name="L114"/>
    <style:style style:name="P207" style:family="paragraph" style:parent-style-name="Text_20_body" style:list-style-name="L114">
      <style:paragraph-properties fo:margin-top="0cm" fo:margin-bottom="0cm" style:contextual-spacing="false"/>
    </style:style>
    <style:style style:name="P208" style:family="paragraph" style:parent-style-name="Text_20_body" style:list-style-name="L117"/>
    <style:style style:name="P209" style:family="paragraph" style:parent-style-name="Text_20_body" style:list-style-name="L118"/>
    <style:style style:name="P210" style:family="paragraph" style:parent-style-name="Text_20_body" style:list-style-name="L118">
      <style:paragraph-properties fo:margin-top="0cm" fo:margin-bottom="0cm" style:contextual-spacing="false"/>
    </style:style>
    <style:style style:name="P211" style:family="paragraph" style:parent-style-name="Text_20_body" style:list-style-name="L121"/>
    <style:style style:name="P212" style:family="paragraph" style:parent-style-name="Text_20_body" style:list-style-name="L122"/>
    <style:style style:name="P213" style:family="paragraph" style:parent-style-name="Text_20_body" style:list-style-name="L122">
      <style:paragraph-properties fo:margin-top="0cm" fo:margin-bottom="0cm" style:contextual-spacing="false"/>
    </style:style>
    <style:style style:name="P214" style:family="paragraph" style:parent-style-name="Text_20_body" style:list-style-name="L123"/>
    <style:style style:name="P215" style:family="paragraph" style:parent-style-name="Text_20_body" style:list-style-name="L123">
      <style:paragraph-properties fo:margin-top="0cm" fo:margin-bottom="0cm" style:contextual-spacing="false"/>
    </style:style>
    <style:style style:name="P216" style:family="paragraph" style:parent-style-name="Text_20_body" style:list-style-name="L125"/>
    <style:style style:name="P217" style:family="paragraph" style:parent-style-name="Text_20_body" style:list-style-name="L126"/>
    <style:style style:name="P218" style:family="paragraph" style:parent-style-name="Text_20_body" style:list-style-name="L127"/>
    <style:style style:name="P219" style:family="paragraph" style:parent-style-name="Text_20_body" style:list-style-name="L127">
      <style:paragraph-properties fo:margin-top="0cm" fo:margin-bottom="0cm" style:contextual-spacing="false"/>
    </style:style>
    <style:style style:name="P220" style:family="paragraph" style:parent-style-name="Text_20_body" style:list-style-name="L129"/>
    <style:style style:name="P221" style:family="paragraph" style:parent-style-name="Text_20_body" style:list-style-name="L130"/>
    <style:style style:name="P222" style:family="paragraph" style:parent-style-name="Text_20_body" style:list-style-name="L131"/>
    <style:style style:name="P223" style:family="paragraph" style:parent-style-name="Text_20_body" style:list-style-name="L131">
      <style:paragraph-properties fo:margin-top="0cm" fo:margin-bottom="0cm" style:contextual-spacing="false"/>
    </style:style>
    <style:style style:name="P224" style:family="paragraph" style:parent-style-name="Text_20_body" style:list-style-name="L132"/>
    <style:style style:name="P225" style:family="paragraph" style:parent-style-name="Text_20_body" style:list-style-name="L132">
      <style:paragraph-properties fo:margin-top="0cm" fo:margin-bottom="0cm" style:contextual-spacing="false"/>
    </style:style>
    <style:style style:name="P226" style:family="paragraph" style:parent-style-name="Text_20_body" style:list-style-name="L133"/>
    <style:style style:name="P227" style:family="paragraph" style:parent-style-name="Text_20_body" style:list-style-name="L133">
      <style:paragraph-properties fo:margin-top="0cm" fo:margin-bottom="0cm" style:contextual-spacing="false"/>
    </style:style>
    <style:style style:name="P228" style:family="paragraph" style:parent-style-name="Text_20_body" style:list-style-name="L134"/>
    <style:style style:name="P229" style:family="paragraph" style:parent-style-name="Text_20_body" style:list-style-name="L134">
      <style:paragraph-properties fo:margin-top="0cm" fo:margin-bottom="0cm" style:contextual-spacing="false"/>
    </style:style>
    <style:style style:name="P230" style:family="paragraph" style:parent-style-name="Text_20_body" style:list-style-name="L136"/>
    <style:style style:name="P231" style:family="paragraph" style:parent-style-name="Text_20_body" style:list-style-name="L137"/>
    <style:style style:name="P232" style:family="paragraph" style:parent-style-name="Text_20_body" style:list-style-name="L137">
      <style:paragraph-properties fo:margin-top="0cm" fo:margin-bottom="0cm" style:contextual-spacing="false"/>
    </style:style>
    <style:style style:name="P233" style:family="paragraph" style:parent-style-name="Text_20_body" style:list-style-name="L138"/>
    <style:style style:name="P234" style:family="paragraph" style:parent-style-name="Text_20_body" style:list-style-name="L138">
      <style:paragraph-properties fo:margin-top="0cm" fo:margin-bottom="0cm" style:contextual-spacing="false"/>
    </style:style>
    <style:style style:name="P235" style:family="paragraph" style:parent-style-name="Text_20_body" style:list-style-name="L140"/>
    <style:style style:name="P236" style:family="paragraph" style:parent-style-name="Text_20_body" style:list-style-name="L142"/>
    <style:style style:name="P237" style:family="paragraph" style:parent-style-name="Text_20_body" style:list-style-name="L143"/>
    <style:style style:name="P238" style:family="paragraph" style:parent-style-name="Text_20_body" style:list-style-name="L145"/>
    <style:style style:name="P239" style:family="paragraph" style:parent-style-name="Text_20_body" style:list-style-name="L147"/>
    <style:style style:name="P240" style:family="paragraph" style:parent-style-name="Text_20_body" style:list-style-name="L149"/>
    <style:style style:name="P241" style:family="paragraph" style:parent-style-name="Text_20_body" style:list-style-name="L152"/>
    <style:style style:name="P242" style:family="paragraph" style:parent-style-name="Text_20_body" style:list-style-name="L153"/>
    <style:style style:name="P243" style:family="paragraph" style:parent-style-name="Text_20_body" style:list-style-name="L153">
      <style:paragraph-properties fo:margin-top="0cm" fo:margin-bottom="0cm" style:contextual-spacing="false"/>
    </style:style>
    <style:style style:name="P244" style:family="paragraph" style:parent-style-name="Text_20_body" style:list-style-name="L154"/>
    <style:style style:name="P245" style:family="paragraph" style:parent-style-name="Text_20_body">
      <style:text-properties fo:font-weight="bold" officeooo:rsid="0015939d" officeooo:paragraph-rsid="0015939d" style:font-weight-asian="bold" style:font-weight-complex="bold"/>
    </style:style>
    <style:style style:name="T1" style:family="text">
      <style:text-properties officeooo:rsid="0015939d"/>
    </style:style>
    <style:style style:name="T2" style:family="text">
      <style:text-properties fo:font-style="normal" style:text-underline-style="none" officeooo:rsid="0015939d" style:font-style-asian="normal" style:font-style-complex="normal"/>
    </style:style>
    <style:style style:name="T3" style:family="text">
      <style:text-properties fo:font-style="normal" style:text-underline-style="none" fo:font-weight="normal" officeooo:rsid="0015939d"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bold" officeooo:rsid="0015939d" style:font-weight-asian="bold" style:font-weight-complex="bold"/>
    </style:style>
    <style:style style:name="T6" style:family="text">
      <style:text-properties fo:font-weight="bold" officeooo:rsid="00159ac1" style:font-weight-asian="bold" style:font-weight-complex="bold"/>
    </style:style>
    <style:style style:name="T7" style:family="text">
      <style:text-properties fo:font-size="10pt" fo:font-weight="bold" officeooo:rsid="00159ac1" style:font-size-asian="10pt" style:font-weight-asian="bold" style:font-size-complex="10pt" style:font-weight-complex="bold"/>
    </style:style>
    <style:style style:name="T8" style:family="text">
      <style:text-properties fo:font-size="10pt" fo:font-weight="bold" officeooo:rsid="001798b5" style:font-size-asian="10pt" style:font-weight-asian="bold" style:font-size-complex="10pt" style:font-weight-complex="bold"/>
    </style:style>
    <style:style style:name="T9" style:family="text">
      <style:text-properties fo:font-size="10pt" fo:font-weight="bold" officeooo:rsid="00186beb" style:font-size-asian="10pt" style:font-weight-asian="bold" style:font-size-complex="10pt"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Strong_20_Emphasis"><text:span text:style-name="T2">Question:</text:span></text:span><text:span text:style-name="T3"> Enumerate the features of Object-Oriented Programming (OOP). (3)</text:span></text:p>
      <text:p text:style-name="Text_20_body"><text:span text:style-name="Strong_20_Emphasis">Answer:</text:span></text:p>
      <text:list text:style-name="L17">
        <text:list-item>
          <text:p text:style-name="P108"><text:span text:style-name="Strong_20_Emphasis">Classes and Objects:</text:span> (1)</text:p>
          <text:list>
            <text:list-item>
              <text:p text:style-name="P109"><text:span text:style-name="Strong_20_Emphasis">Class:</text:span> Blueprint or template for creating objects.</text:p>
            </text:list-item>
            <text:list-item>
              <text:p text:style-name="P109"><text:span text:style-name="Strong_20_Emphasis">Object:</text:span> Instance of a class representing a real-world entity.</text:p>
            </text:list-item>
          </text:list>
        </text:list-item>
        <text:list-item>
          <text:p text:style-name="P108"><text:span text:style-name="Strong_20_Emphasis">Encapsulation:</text:span> (1)</text:p>
          <text:list>
            <text:list-item>
              <text:p text:style-name="P109">Bundling data and methods within a class, controlling access through access modifiers.</text:p>
            </text:list-item>
          </text:list>
        </text:list-item>
        <text:list-item>
          <text:p text:style-name="P108"><text:span text:style-name="Strong_20_Emphasis">Inheritance:</text:span> (1)</text:p>
          <text:list>
            <text:list-item>
              <text:p text:style-name="P109">Creating new classes (derived) by inheriting properties and behaviors from existing classes (base).</text:p>
            </text:list-item>
          </text:list>
        </text:list-item>
        <text:list-item>
          <text:p text:style-name="P108"><text:span text:style-name="Strong_20_Emphasis">Polymorphism:</text:span> (1)</text:p>
          <text:list>
            <text:list-item>
              <text:p text:style-name="P109">Objects of different types treated as objects of a common type, with compile-time and runtime variations.</text:p>
            </text:list-item>
          </text:list>
        </text:list-item>
        <text:list-item>
          <text:p text:style-name="P108"><text:span text:style-name="Strong_20_Emphasis">Abstraction:</text:span> (1)</text:p>
          <text:list>
            <text:list-item>
              <text:p text:style-name="P109">Simplifying complex systems by modeling classes based on essential properties and behaviors, hiding implementation details.</text:p>
            </text:list-item>
          </text:list>
        </text:list-item>
        <text:list-item>
          <text:p text:style-name="P108"><text:span text:style-name="Strong_20_Emphasis">Modularity:</text:span> (0.5)</text:p>
          <text:list>
            <text:list-item>
              <text:p text:style-name="P109">Breaking down large systems into smaller, manageable, and independent units (classes/modules).</text:p>
            </text:list-item>
          </text:list>
        </text:list-item>
        <text:list-item>
          <text:p text:style-name="P108"><text:span text:style-name="Strong_20_Emphasis">Message Passing:</text:span> (0.5)</text:p>
          <text:list>
            <text:list-item>
              <text:p text:style-name="P109">Objects communicate by sending and receiving messages, facilitating collaboration.</text:p>
            </text:list-item>
          </text:list>
        </text:list-item>
        <text:list-item>
          <text:p text:style-name="P108"><text:span text:style-name="Strong_20_Emphasis">Dynamic Binding:</text:span> (0.5)</text:p>
          <text:list>
            <text:list-item>
              <text:p text:style-name="P109">Binding method calls to implementations at runtime, achieved through virtual functions.</text:p>
            </text:list-item>
          </text:list>
        </text:list-item>
        <text:list-item>
          <text:p text:style-name="P108"><text:span text:style-name="Strong_20_Emphasis">Association:</text:span> (0.5)</text:p>
          <text:list>
            <text:list-item>
              <text:p text:style-name="P109">Representing relationships between classes, indicating how they interact.</text:p>
            </text:list-item>
          </text:list>
        </text:list-item>
        <text:list-item>
          <text:p text:style-name="P108"><text:span text:style-name="Strong_20_Emphasis">Composition:</text:span> (0.5)</text:p>
          <text:list>
            <text:list-item>
              <text:p text:style-name="P109">Building complex objects by combining simpler objects.</text:p>
            </text:list-item>
          </text:list>
        </text:list-item>
        <text:list-item>
          <text:p text:style-name="P108"><text:span text:style-name="Strong_20_Emphasis">Aggregation:</text:span> (0.5)</text:p>
          <text:list>
            <text:list-item>
              <text:p text:style-name="P108">Representing "whole-part" relationships between objects, allowing independent existence of aggregated objects.</text:p>
            </text:list-item>
          </text:list>
        </text:list-item>
      </text:list>
      <text:p text:style-name="P95"><text:span text:style-name="T3"/></text:p>
      <text:p text:style-name="P95"><text:span text:style-name="T3"/></text:p>
      <text:p text:style-name="P95"><text:span text:style-name="T3"/></text:p>
      <text:p text:style-name="P95"><text:span text:style-name="T3"/></text:p>
      <text:p text:style-name="P95"><text:span text:style-name="T3"/></text:p>
      <text:p text:style-name="P95"><text:span text:style-name="T3"/></text:p>
      <text:p text:style-name="P95"><text:span text:style-name="T3"/></text:p>
      <text:p text:style-name="Text_20_body"><text:soft-page-break/><text:span text:style-name="Strong_20_Emphasis">Question:</text:span> What is the purpose of a constructor and a destructor in the context of a class and object? <text:span text:style-name="T1">(3)</text:span></text:p>
      <text:p text:style-name="Text_20_body"><text:span text:style-name="Strong_20_Emphasis">Answer:</text:span></text:p>
      <text:list text:style-name="L13">
        <text:list-item>
          <text:p text:style-name="P101"><text:span text:style-name="Strong_20_Emphasis">Constructor:</text:span> (1.5)</text:p>
          <text:list>
            <text:list-item>
              <text:p text:style-name="P102"><text:span text:style-name="Strong_20_Emphasis">Purpose:</text:span> Initializes the object's state and allocates necessary resources.</text:p>
            </text:list-item>
            <text:list-item>
              <text:p text:style-name="P102"><text:span text:style-name="Strong_20_Emphasis">Execution:</text:span> Automatically called when an object is created.</text:p>
            </text:list-item>
            <text:list-item>
              <text:p text:style-name="P102"><text:span text:style-name="Strong_20_Emphasis">Overloading:</text:span> Can have multiple constructors with different parameters.</text:p>
            </text:list-item>
          </text:list>
        </text:list-item>
        <text:list-item>
          <text:p text:style-name="P101"><text:span text:style-name="Strong_20_Emphasis">Destructor:</text:span> (1.5)</text:p>
          <text:list>
            <text:list-item>
              <text:p text:style-name="P102"><text:span text:style-name="Strong_20_Emphasis">Purpose:</text:span> Cleans up resources, deallocates memory, and performs necessary tasks before an object is destroyed.</text:p>
            </text:list-item>
            <text:list-item>
              <text:p text:style-name="P102"><text:span text:style-name="Strong_20_Emphasis">Execution:</text:span> Automatically called when an object goes out of scope or is explicitly deleted.</text:p>
            </text:list-item>
            <text:list-item>
              <text:p text:style-name="P101"><text:span text:style-name="Strong_20_Emphasis">Implicit vs. Explicit:</text:span> Compiler generates a default destructor if not provided, but a custom one can be defined if needed.</text:p>
            </text:list-item>
          </text:list>
        </text:list-item>
      </text:list>
      <text:p text:style-name="Text_20_body"><text:span text:style-name="Strong_20_Emphasis">Question:</text:span> Enumerate the various access specifiers in C++. Additionally, explain the utility of the <text:span text:style-name="Source_20_Text">protected</text:span> specifier. (3)</text:p>
      <text:p text:style-name="Text_20_body"><text:span text:style-name="Strong_20_Emphasis">Answer:</text:span></text:p>
      <text:list text:style-name="L14">
        <text:list-item>
          <text:p text:style-name="P104"><text:span text:style-name="Strong_20_Emphasis">Access Specifiers in C++:</text:span> (1)</text:p>
          <text:list>
            <text:list-item>
              <text:p text:style-name="P105"><text:span text:style-name="Strong_20_Emphasis">Private:</text:span> Members are accessible only within the class.</text:p>
            </text:list-item>
            <text:list-item>
              <text:p text:style-name="P105"><text:span text:style-name="Strong_20_Emphasis">Public:</text:span> Members are accessible from outside the class.</text:p>
            </text:list-item>
            <text:list-item>
              <text:p text:style-name="P105"><text:span text:style-name="Strong_20_Emphasis">Protected:</text:span> Members are accessible within the class and its derived classes.</text:p>
            </text:list-item>
          </text:list>
        </text:list-item>
        <text:list-item>
          <text:p text:style-name="P104"><text:span text:style-name="Strong_20_Emphasis">Utility of </text:span><text:span text:style-name="Strong_20_Emphasis"><text:span text:style-name="Source_20_Text">protected</text:span></text:span><text:span text:style-name="Strong_20_Emphasis"> specifier:</text:span> (2)</text:p>
          <text:list>
            <text:list-item>
              <text:p text:style-name="P105"><text:span text:style-name="Strong_20_Emphasis">Inheritance:</text:span> Allows derived classes to access the protected members of the base class.</text:p>
            </text:list-item>
            <text:list-item>
              <text:p text:style-name="P105"><text:span text:style-name="Strong_20_Emphasis">Data Encapsulation:</text:span> Provides a balance between data hiding and reusability.</text:p>
            </text:list-item>
            <text:list-item>
              <text:p text:style-name="P104"><text:span text:style-name="Strong_20_Emphasis">Derived Class Modification:</text:span> Enables derived classes to inherit and modify the behavior of the base class.</text:p>
            </text:list-item>
          </text:list>
        </text:list-item>
      </text:list>
      <text:p text:style-name="Text_20_body"><text:span text:style-name="Strong_20_Emphasis">Question:</text:span> Define generic programming and outline its advantages. (3)</text:p>
      <text:p text:style-name="Text_20_body"><text:span text:style-name="Strong_20_Emphasis">Answer:</text:span></text:p>
      <text:list text:style-name="L16">
        <text:list-item>
          <text:p text:style-name="P106"><text:span text:style-name="Strong_20_Emphasis">Generic Programming Definition:</text:span> (1)</text:p>
          <text:list>
            <text:list-item>
              <text:p text:style-name="P107"><text:span text:style-name="Strong_20_Emphasis">Generic programming</text:span> is a programming paradigm that emphasizes writing code in a way that is independent of data types. It allows algorithms and data structures to be written in a way that can operate on any data type.</text:p>
            </text:list-item>
          </text:list>
        </text:list-item>
        <text:list-item>
          <text:p text:style-name="P106"><text:span text:style-name="Strong_20_Emphasis">Advantages of Generic Programming:</text:span> (2)</text:p>
          <text:list>
            <text:list-item>
              <text:p text:style-name="P107"><text:span text:style-name="Strong_20_Emphasis">Code Reusability:</text:span> Generic code can be reused with different data types, reducing redundancy and promoting modular design.</text:p>
            </text:list-item>
            <text:list-item>
              <text:p text:style-name="P107"><text:span text:style-name="Strong_20_Emphasis">Flexibility and Adaptability:</text:span> Algorithms and data structures written generically can adapt to various data types without modification.</text:p>
            </text:list-item>
            <text:list-item>
              <text:p text:style-name="P106"><text:soft-page-break/><text:span text:style-name="Strong_20_Emphasis">Type Safety:</text:span> The compiler ensures type safety during the compilation process, reducing the likelihood of runtime errors.</text:p>
            </text:list-item>
          </text:list>
        </text:list-item>
      </text:list>
      <text:p text:style-name="Text_20_body"><text:span text:style-name="Strong_20_Emphasis">Question:</text:span> Differentiate between compile-time polymorphism and runtime polymorphism. (3)</text:p>
      <text:p text:style-name="Text_20_body"><text:span text:style-name="Strong_20_Emphasis">Answer:</text:span></text:p>
      <text:list text:style-name="L18">
        <text:list-item>
          <text:p text:style-name="P110"><text:span text:style-name="Strong_20_Emphasis">Compile-Time Polymorphism:</text:span> (1)</text:p>
          <text:list>
            <text:list-item>
              <text:p text:style-name="P111"><text:span text:style-name="Strong_20_Emphasis">Definition:</text:span> Occurs during the compilation phase.</text:p>
            </text:list-item>
            <text:list-item>
              <text:p text:style-name="P111"><text:span text:style-name="Strong_20_Emphasis">Mechanism:</text:span> Achieved through function overloading and operator overloading.</text:p>
            </text:list-item>
            <text:list-item>
              <text:p text:style-name="P111"><text:span text:style-name="Strong_20_Emphasis">Resolution:</text:span> Method calls are resolved at compile-time based on the number and types of arguments.</text:p>
            </text:list-item>
          </text:list>
        </text:list-item>
        <text:list-item>
          <text:p text:style-name="P110"><text:span text:style-name="Strong_20_Emphasis">Runtime Polymorphism:</text:span> (1)</text:p>
          <text:list>
            <text:list-item>
              <text:p text:style-name="P111"><text:span text:style-name="Strong_20_Emphasis">Definition:</text:span> Occurs during the program's execution.</text:p>
            </text:list-item>
            <text:list-item>
              <text:p text:style-name="P111"><text:span text:style-name="Strong_20_Emphasis">Mechanism:</text:span> Achieved through virtual functions and dynamic binding.</text:p>
            </text:list-item>
            <text:list-item>
              <text:p text:style-name="P111"><text:span text:style-name="Strong_20_Emphasis">Resolution:</text:span> Method calls are resolved at runtime, allowing the selection of the appropriate function based on the actual type of the object.</text:p>
            </text:list-item>
          </text:list>
        </text:list-item>
        <text:list-item>
          <text:p text:style-name="P110"><text:span text:style-name="Strong_20_Emphasis">Key Difference:</text:span> (1)</text:p>
          <text:list>
            <text:list-item>
              <text:p text:style-name="P111"><text:span text:style-name="Strong_20_Emphasis">Compile-Time Polymorphism:</text:span> Also known as static polymorphism. Overloaded functions are determined at compile-time.</text:p>
            </text:list-item>
            <text:list-item>
              <text:p text:style-name="P110"><text:span text:style-name="Strong_20_Emphasis">Runtime Polymorphism:</text:span> Also known as dynamic polymorphism. Function calls are resolved at runtime, allowing for flexibility in method invocation based on the object's type.</text:p>
            </text:list-item>
          </text:list>
        </text:list-item>
      </text:list>
      <text:p text:style-name="Text_20_body"><text:span text:style-name="Strong_20_Emphasis">Question:</text:span> Explain the meaning and syntax of an inline function. Provide an example of an inline function in C++. Additionally, describe two situations when an inline function expression may not work. (8)</text:p>
      <text:p text:style-name="Text_20_body"><text:span text:style-name="Strong_20_Emphasis">Answer:</text:span></text:p>
      <text:list text:style-name="L19">
        <text:list-item>
          <text:p text:style-name="P112"><text:span text:style-name="Strong_20_Emphasis">Inline Function Meaning and Syntax:</text:span> (2)</text:p>
          <text:list>
            <text:list-item>
              <text:p text:style-name="P113"><text:span text:style-name="Strong_20_Emphasis">Meaning:</text:span> An <text:span text:style-name="Source_20_Text">inline</text:span> function is a request to the compiler to insert the complete body of the function at the point where the function is called, rather than performing a regular function call.</text:p>
            </text:list-item>
            <text:list-item>
              <text:p text:style-name="P112"><text:span text:style-name="Strong_20_Emphasis">Syntax:</text:span></text:p>
              <text:p text:style-name="P1"><text:span text:style-name="Source_20_Text">inline returnType functionName(parameters) {</text:span></text:p>
            </text:list-item>
          </text:list>
        </text:list-item>
      </text:list>
      <text:list text:style-name="L21">
        <text:list-header>
          <text:p text:style-name="P2"><text:span text:style-name="Source_20_Text"><text:s text:c="4"/>// Function body</text:span></text:p>
          <text:p text:style-name="P3"><text:span text:style-name="Source_20_Text">}</text:span></text:p>
        </text:list-header>
      </text:list>
      <text:list text:style-name="L22">
        <text:list-item>
          <text:p text:style-name="P114"><text:span text:style-name="Strong_20_Emphasis">Example of Inline Function in C++:</text:span> (2)</text:p>
        </text:list-item>
      </text:list>
      <text:p text:style-name="P9">cpp</text:p>
      <text:p text:style-name="P9"><text:span text:style-name="Source_20_Text">#include &lt;iostream&gt;</text:span></text:p>
      <text:p text:style-name="Preformatted_20_Text"/>
      <text:p text:style-name="Preformatted_20_Text"><text:span text:style-name="Source_20_Text">// Inline function definition</text:span></text:p>
      <text:p text:style-name="Preformatted_20_Text"><text:span text:style-name="Source_20_Text">inline int add(int a, int b) {</text:span></text:p>
      <text:p text:style-name="Preformatted_20_Text"><text:span text:style-name="Source_20_Text"><text:s text:c="4"/>return a + b;</text:span></text:p>
      <text:p text:style-name="Preformatted_20_Text"><text:soft-page-break/><text:span text:style-name="Source_20_Text">}</text:span></text:p>
      <text:p text:style-name="Preformatted_20_Text"/>
      <text:p text:style-name="Preformatted_20_Text"><text:span text:style-name="Source_20_Text">int main() {</text:span></text:p>
      <text:p text:style-name="Preformatted_20_Text"><text:span text:style-name="Source_20_Text"><text:s text:c="4"/>int result = add(3, 4); // Compiler inserts the complete add function here</text:span></text:p>
      <text:p text:style-name="Preformatted_20_Text"><text:span text:style-name="Source_20_Text"><text:s text:c="4"/>std::cout &lt;&lt; "Result: " &lt;&lt; result &lt;&lt; std::endl;</text:span></text:p>
      <text:p text:style-name="Preformatted_20_Text"><text:span text:style-name="Source_20_Text"><text:s text:c="4"/>return 0;</text:span></text:p>
      <text:p text:style-name="P4"><text:span text:style-name="Source_20_Text">}</text:span></text:p>
      <text:list text:style-name="L24">
        <text:list-item>
          <text:p text:style-name="P115"><text:span text:style-name="Strong_20_Emphasis">Situations When Inline Function May Not Work:</text:span> (4)</text:p>
        </text:list-item>
      </text:list>
      <text:list text:style-name="L25">
        <text:list-item>
          <text:p text:style-name="P116"><text:span text:style-name="Strong_20_Emphasis">Large Functions:</text:span> (2)</text:p>
          <text:list>
            <text:list-item>
              <text:p text:style-name="P117"><text:span text:style-name="Strong_20_Emphasis">Explanation:</text:span> Inlining is not suitable for large functions as it can lead to code bloat, increasing the size of the executable.</text:p>
            </text:list-item>
            <text:list-item>
              <text:p text:style-name="P116"><text:span text:style-name="Strong_20_Emphasis">Example:</text:span></text:p>
              <text:p text:style-name="P5">cpp</text:p>
            </text:list-item>
          </text:list>
        </text:list-item>
      </text:list>
      <text:list text:style-name="L27">
        <text:list-item>
          <text:p text:style-name="P6"><text:span text:style-name="Source_20_Text">// Avoid inlining large functions</text:span></text:p>
          <text:p text:style-name="P6"><text:span text:style-name="Source_20_Text">inline void largeFunction() {</text:span></text:p>
          <text:p text:style-name="P6"><text:span text:style-name="Source_20_Text"><text:s text:c="4"/>// Large function body</text:span></text:p>
          <text:p text:style-name="P7"><text:span text:style-name="Source_20_Text">}</text:span></text:p>
        </text:list-item>
      </text:list>
      <text:list text:style-name="L28">
        <text:list-item>
          <text:p text:style-name="P118"><text:span text:style-name="Strong_20_Emphasis">Recursive Functions:</text:span> (2)</text:p>
        </text:list-item>
      </text:list>
      <text:list text:style-name="L29">
        <text:list-item>
          <text:p text:style-name="P120"><text:span text:style-name="Strong_20_Emphasis">Explanation:</text:span> Inline functions cannot be recursive because the compiler needs to insert the complete body at the point of the call, and recursion interferes with this process.</text:p>
        </text:list-item>
        <text:list-item>
          <text:p text:style-name="P119"><text:span text:style-name="Strong_20_Emphasis">Example:</text:span></text:p>
          <text:p text:style-name="P8">cpp</text:p>
        </text:list-item>
      </text:list>
      <text:p text:style-name="Preformatted_20_Text"><text:span text:style-name="Source_20_Text">// Avoid inlining recursive functions</text:span></text:p>
      <text:p text:style-name="Preformatted_20_Text"><text:span text:style-name="Source_20_Text">inline int factorial(int n) {</text:span></text:p>
      <text:p text:style-name="Preformatted_20_Text"><text:span text:style-name="Source_20_Text"><text:s text:c="4"/>return (n &lt;= 1) ? 1 : n * factorial(n - 1);</text:span></text:p>
      <text:p text:style-name="P4"><text:span text:style-name="Source_20_Text">}</text:span></text:p>
      <text:p text:style-name="Text_20_body"><text:span text:style-name="Strong_20_Emphasis">Question:</text:span> Explain the difference between call by reference and call by value for a function, providing examples with C++ code. (7)</text:p>
      <text:p text:style-name="Text_20_body"><text:span text:style-name="Strong_20_Emphasis">Answer:</text:span></text:p>
      <text:list text:style-name="L30">
        <text:list-item>
          <text:p text:style-name="P121"><text:span text:style-name="Strong_20_Emphasis">Call by Value:</text:span> (3)</text:p>
          <text:list>
            <text:list-item>
              <text:p text:style-name="P122"><text:span text:style-name="Strong_20_Emphasis">Explanation:</text:span> In call by value, the actual values of the arguments are passed to the function. Changes made to the parameters inside the function do not affect the original values.</text:p>
            </text:list-item>
            <text:list-item>
              <text:p text:style-name="P121"><text:span text:style-name="Strong_20_Emphasis">C++ Code Example:</text:span></text:p>
              <text:p text:style-name="P10">cpp</text:p>
            </text:list-item>
          </text:list>
        </text:list-item>
      </text:list>
      <text:p text:style-name="Preformatted_20_Text"><text:span text:style-name="Source_20_Text">#include &lt;iostream&gt;</text:span></text:p>
      <text:p text:style-name="Preformatted_20_Text"/>
      <text:p text:style-name="Preformatted_20_Text"><text:span text:style-name="Source_20_Text">void incrementByValue(int x) {</text:span></text:p>
      <text:p text:style-name="Preformatted_20_Text"><text:span text:style-name="Source_20_Text"><text:s text:c="4"/>x++;</text:span></text:p>
      <text:p text:style-name="Preformatted_20_Text"><text:span text:style-name="Source_20_Text"><text:s text:c="4"/>std::cout &lt;&lt; "Inside function: " &lt;&lt; x &lt;&lt; std::endl;</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int num = 5;</text:span></text:p>
      <text:p text:style-name="Preformatted_20_Text"><text:soft-page-break/><text:span text:style-name="Source_20_Text"><text:s text:c="4"/>incrementByValue(num);</text:span></text:p>
      <text:p text:style-name="Preformatted_20_Text"><text:span text:style-name="Source_20_Text"><text:s text:c="4"/>std::cout &lt;&lt; "Outside function: " &lt;&lt; num &lt;&lt; std::endl;</text:span></text:p>
      <text:p text:style-name="Preformatted_20_Text"><text:span text:style-name="Source_20_Text"><text:s text:c="4"/>return 0;</text:span></text:p>
      <text:p text:style-name="P4"><text:span text:style-name="Source_20_Text">}</text:span></text:p>
      <text:list text:style-name="L31">
        <text:list-item>
          <text:p text:style-name="P123"><text:span text:style-name="Strong_20_Emphasis">Output:</text:span></text:p>
          <text:p text:style-name="P11">bash</text:p>
        </text:list-item>
      </text:list>
      <text:list text:style-name="L33">
        <text:list-item>
          <text:list>
            <text:list-item>
              <text:p text:style-name="P12"><text:span text:style-name="Source_20_Text">Inside function: 6</text:span></text:p>
              <text:p text:style-name="P13"><text:span text:style-name="Source_20_Text">Outside function: 5</text:span></text:p>
            </text:list-item>
          </text:list>
        </text:list-item>
      </text:list>
      <text:list text:style-name="L34">
        <text:list-item>
          <text:p text:style-name="P124"><text:span text:style-name="Strong_20_Emphasis">Call by Reference:</text:span> (3)</text:p>
        </text:list-item>
      </text:list>
      <text:list text:style-name="L35">
        <text:list-item>
          <text:p text:style-name="P126"><text:span text:style-name="Strong_20_Emphasis">Explanation:</text:span> In call by reference, the memory address (reference) of the actual variables is passed to the function. Changes made to the parameters inside the function affect the original values.</text:p>
        </text:list-item>
        <text:list-item>
          <text:p text:style-name="P125"><text:span text:style-name="Strong_20_Emphasis">C++ Code Example:</text:span></text:p>
          <text:p text:style-name="P14">cpp</text:p>
        </text:list-item>
      </text:list>
      <text:p text:style-name="Preformatted_20_Text"><text:span text:style-name="Source_20_Text">#include &lt;iostream&gt;</text:span></text:p>
      <text:p text:style-name="Preformatted_20_Text"/>
      <text:p text:style-name="Preformatted_20_Text"><text:span text:style-name="Source_20_Text">void incrementByReference(int &amp;x) {</text:span></text:p>
      <text:p text:style-name="Preformatted_20_Text"><text:span text:style-name="Source_20_Text"><text:s text:c="4"/>x++;</text:span></text:p>
      <text:p text:style-name="Preformatted_20_Text"><text:span text:style-name="Source_20_Text"><text:s text:c="4"/>std::cout &lt;&lt; "Inside function: " &lt;&lt; x &lt;&lt; std::endl;</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int num = 5;</text:span></text:p>
      <text:p text:style-name="Preformatted_20_Text"><text:span text:style-name="Source_20_Text"><text:s text:c="4"/>incrementByReference(num);</text:span></text:p>
      <text:p text:style-name="Preformatted_20_Text"><text:span text:style-name="Source_20_Text"><text:s text:c="4"/>std::cout &lt;&lt; "Outside function: " &lt;&lt; num &lt;&lt; std::endl;</text:span></text:p>
      <text:p text:style-name="Preformatted_20_Text"><text:span text:style-name="Source_20_Text"><text:s text:c="4"/>return 0;</text:span></text:p>
      <text:p text:style-name="P4"><text:span text:style-name="Source_20_Text">}</text:span></text:p>
      <text:list text:style-name="L36">
        <text:list-item>
          <text:p text:style-name="P127"><text:span text:style-name="Strong_20_Emphasis">Output:</text:span></text:p>
          <text:p text:style-name="P15">bash</text:p>
        </text:list-item>
      </text:list>
      <text:list text:style-name="L38">
        <text:list-item>
          <text:list>
            <text:list-item>
              <text:p text:style-name="P16"><text:span text:style-name="Source_20_Text">Inside function: 6</text:span></text:p>
              <text:p text:style-name="P17"><text:span text:style-name="Source_20_Text">Outside function: 6</text:span></text:p>
            </text:list-item>
          </text:list>
        </text:list-item>
      </text:list>
      <text:list text:style-name="L39">
        <text:list-item>
          <text:p text:style-name="P128"><text:span text:style-name="Strong_20_Emphasis">Key Difference:</text:span> (1)</text:p>
        </text:list-item>
      </text:list>
      <text:list text:style-name="L40">
        <text:list-item>
          <text:p text:style-name="P130"><text:span text:style-name="Strong_20_Emphasis">Call by Value:</text:span> Changes inside the function do not affect the original values.</text:p>
        </text:list-item>
        <text:list-item>
          <text:p text:style-name="P129"><text:span text:style-name="Strong_20_Emphasis">Call by Reference:</text:span> Changes inside the function directly affect the original values.</text:p>
        </text:list-item>
      </text:list>
      <text:p text:style-name="Text_20_body"><text:span text:style-name="Strong_20_Emphasis">Three Features of Friend Functions:</text:span></text:p>
      <text:list text:style-name="L41">
        <text:list-item>
          <text:p text:style-name="P131"><text:span text:style-name="Strong_20_Emphasis">Access to Private Members:</text:span> (2)</text:p>
          <text:list>
            <text:list-item>
              <text:p text:style-name="P132"><text:span text:style-name="Strong_20_Emphasis">Feature:</text:span> Friend functions can access private and protected members of a class.</text:p>
            </text:list-item>
          </text:list>
        </text:list-item>
        <text:list-item>
          <text:p text:style-name="P131"><text:span text:style-name="Strong_20_Emphasis">Non-Member Function:</text:span> (2)</text:p>
          <text:list>
            <text:list-item>
              <text:p text:style-name="P132"><text:span text:style-name="Strong_20_Emphasis">Feature:</text:span> Friend functions are not members of the class but are declared within the class.</text:p>
            </text:list-item>
          </text:list>
        </text:list-item>
        <text:list-item>
          <text:p text:style-name="P131"><text:span text:style-name="Strong_20_Emphasis">Bidirectional Access:</text:span> (1)</text:p>
          <text:list>
            <text:list-item>
              <text:p text:style-name="P131"><text:soft-page-break/><text:span text:style-name="Strong_20_Emphasis">Feature:</text:span> Friendship is not mutual. If class A is a friend of class B, it does not imply that class B is a friend of class A.</text:p>
            </text:list-item>
          </text:list>
        </text:list-item>
      </text:list>
      <text:p text:style-name="Text_20_body"><text:span text:style-name="Strong_20_Emphasis">Functionality of Friend Function with Example:</text:span></text:p>
      <text:list text:style-name="L42">
        <text:list-item>
          <text:p text:style-name="P133"><text:span text:style-name="Strong_20_Emphasis">Example of Friend Function in C++:</text:span> (2)</text:p>
          <text:p text:style-name="P18">cpp</text:p>
        </text:list-item>
      </text:list>
      <text:p text:style-name="Preformatted_20_Text"><text:span text:style-name="Source_20_Text">#include &lt;iostream&gt;</text:span></text:p>
      <text:p text:style-name="Preformatted_20_Text"/>
      <text:p text:style-name="Preformatted_20_Text"><text:span text:style-name="Source_20_Text">class MyClass {</text:span></text:p>
      <text:p text:style-name="Preformatted_20_Text"><text:span text:style-name="Source_20_Text">private:</text:span></text:p>
      <text:p text:style-name="Preformatted_20_Text"><text:span text:style-name="Source_20_Text"><text:s text:c="4"/>int privateData;</text:span></text:p>
      <text:p text:style-name="Preformatted_20_Text"/>
      <text:p text:style-name="Preformatted_20_Text"><text:span text:style-name="Source_20_Text">public:</text:span></text:p>
      <text:p text:style-name="Preformatted_20_Text"><text:span text:style-name="Source_20_Text"><text:s text:c="4"/>MyClass() : privateData(0) {}</text:span></text:p>
      <text:p text:style-name="Preformatted_20_Text"/>
      <text:p text:style-name="Preformatted_20_Text"><text:span text:style-name="Source_20_Text"><text:s text:c="4"/>friend void friendFunction(MyClass &amp;obj);</text:span></text:p>
      <text:p text:style-name="Preformatted_20_Text"/>
      <text:p text:style-name="Preformatted_20_Text"><text:span text:style-name="Source_20_Text"><text:s text:c="4"/>void displayPrivateData() {</text:span></text:p>
      <text:p text:style-name="Preformatted_20_Text"><text:span text:style-name="Source_20_Text"><text:s text:c="8"/>std::cout &lt;&lt; "Private Data: " &lt;&lt; privateData &lt;&lt; std::end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Friend function definition</text:span></text:p>
      <text:p text:style-name="Preformatted_20_Text"><text:span text:style-name="Source_20_Text">void friendFunction(MyClass &amp;obj) {</text:span></text:p>
      <text:p text:style-name="Preformatted_20_Text"><text:span text:style-name="Source_20_Text"><text:s text:c="4"/>obj.privateData = 42;</text:span></text:p>
      <text:p text:style-name="Preformatted_20_Text"><text:span text:style-name="Source_20_Text"><text:s text:c="4"/>std::cout &lt;&lt; "Friend Function Modifying Private Data: " &lt;&lt; obj.privateData &lt;&lt; std::endl;</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MyClass myObject;</text:span></text:p>
      <text:p text:style-name="Preformatted_20_Text"><text:span text:style-name="Source_20_Text"><text:s text:c="4"/>friendFunction(myObject);</text:span></text:p>
      <text:p text:style-name="Preformatted_20_Text"><text:span text:style-name="Source_20_Text"><text:s text:c="4"/>myObject.displayPrivateData();</text:span></text:p>
      <text:p text:style-name="Preformatted_20_Text"><text:span text:style-name="Source_20_Text"><text:s text:c="4"/>return 0;</text:span></text:p>
      <text:p text:style-name="P4"><text:span text:style-name="Source_20_Text">}</text:span></text:p>
      <text:list text:style-name="L43">
        <text:list-item>
          <text:p text:style-name="P134"><text:span text:style-name="Strong_20_Emphasis">Output:</text:span></text:p>
          <text:p text:style-name="P19">vbnet</text:p>
        </text:list-item>
      </text:list>
      <text:list text:style-name="L44">
        <text:list-item>
          <text:list>
            <text:list-item>
              <text:p text:style-name="P20"><text:span text:style-name="Source_20_Text">Friend Function Modifying Private Data: 42</text:span></text:p>
              <text:p text:style-name="P21"><text:span text:style-name="Source_20_Text">Private Data: 42</text:span></text:p>
            </text:list-item>
          </text:list>
        </text:list-item>
      </text:list>
      <text:p text:style-name="Text_20_body"><text:span text:style-name="Strong_20_Emphasis">Why Friend Functions Should be Avoided:</text:span></text:p>
      <text:list text:style-name="L45">
        <text:list-item>
          <text:p text:style-name="P135"><text:span text:style-name="Strong_20_Emphasis">Encapsulation Violation:</text:span> (2)</text:p>
          <text:list>
            <text:list-item>
              <text:p text:style-name="P136"><text:span text:style-name="Strong_20_Emphasis">Explanation:</text:span> Friend functions can access private members, potentially violating encapsulation principles.</text:p>
            </text:list-item>
          </text:list>
        </text:list-item>
        <text:list-item>
          <text:p text:style-name="P135"><text:span text:style-name="Strong_20_Emphasis">Dependency on Class Implementation:</text:span> (2)</text:p>
          <text:list>
            <text:list-item>
              <text:p text:style-name="P136"><text:span text:style-name="Strong_20_Emphasis">Explanation:</text:span> Friend functions are tightly coupled with the class implementation, making changes to the class structure more challenging.</text:p>
            </text:list-item>
          </text:list>
        </text:list-item>
        <text:list-item>
          <text:p text:style-name="P135"><text:span text:style-name="Strong_20_Emphasis">Reduced Code Modularity:</text:span> (1)</text:p>
          <text:list>
            <text:list-item>
              <text:p text:style-name="P135"><text:span text:style-name="Strong_20_Emphasis">Explanation:</text:span> Friend functions break encapsulation, leading to reduced modularity and increased complexity.</text:p>
            </text:list-item>
          </text:list>
        </text:list-item>
      </text:list>
      <text:p text:style-name="Text_20_body"><text:soft-page-break/><text:span text:style-name="Strong_20_Emphasis">Question: How does C++ support data abstraction and encapsulation? Provide an example for each. Additionally, explain why it is necessary to create good abstraction. (4)</text:span></text:p>
      <text:p text:style-name="Text_20_body"><text:span text:style-name="Strong_20_Emphasis">Answer:</text:span></text:p>
      <text:list text:style-name="L46">
        <text:list-item>
          <text:p text:style-name="P137"><text:span text:style-name="Strong_20_Emphasis">Data Abstraction:</text:span></text:p>
          <text:list>
            <text:list-item>
              <text:p text:style-name="P138"><text:span text:style-name="Strong_20_Emphasis">Mechanism:</text:span> C++ supports data abstraction through the use of classes and objects.</text:p>
            </text:list-item>
            <text:list-item>
              <text:p text:style-name="P137"><text:span text:style-name="Strong_20_Emphasis">Example:</text:span> Defining a class with private members and providing public interfaces to interact with those members.</text:p>
            </text:list-item>
          </text:list>
          <text:p text:style-name="P22">cpp</text:p>
        </text:list-item>
      </text:list>
      <text:list text:style-name="L47">
        <text:list-item>
          <text:p text:style-name="P23"><text:span text:style-name="Source_20_Text">class BankAccount {</text:span></text:p>
        </text:list-item>
      </text:list>
      <text:p text:style-name="Preformatted_20_Text"><text:span text:style-name="Source_20_Text">private:</text:span></text:p>
      <text:p text:style-name="Preformatted_20_Text"><text:span text:style-name="Source_20_Text"><text:s text:c="4"/>double balance;</text:span></text:p>
      <text:p text:style-name="Preformatted_20_Text"/>
      <text:p text:style-name="Preformatted_20_Text"><text:span text:style-name="Source_20_Text">public:</text:span></text:p>
      <text:p text:style-name="Preformatted_20_Text"><text:span text:style-name="Source_20_Text"><text:s text:c="4"/>void deposit(double amount) {</text:span></text:p>
      <text:p text:style-name="Preformatted_20_Text"><text:span text:style-name="Source_20_Text"><text:s text:c="8"/>// Implementation details</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void withdraw(double amount) {</text:span></text:p>
      <text:p text:style-name="Preformatted_20_Text"><text:span text:style-name="Source_20_Text"><text:s text:c="8"/>// Implementation details</text:span></text:p>
      <text:p text:style-name="Preformatted_20_Text"><text:span text:style-name="Source_20_Text"><text:s text:c="8"/>balance -= amount;</text:span></text:p>
      <text:p text:style-name="Preformatted_20_Text"><text:span text:style-name="Source_20_Text"><text:s text:c="4"/>}</text:span></text:p>
      <text:p text:style-name="Preformatted_20_Text"/>
      <text:p text:style-name="Preformatted_20_Text"><text:span text:style-name="Source_20_Text"><text:s text:c="4"/>double getBalance() const {</text:span></text:p>
      <text:p text:style-name="Preformatted_20_Text"><text:span text:style-name="Source_20_Text"><text:s text:c="8"/>// Implementation details</text:span></text:p>
      <text:p text:style-name="Preformatted_20_Text"><text:span text:style-name="Source_20_Text"><text:s text:c="8"/>return balance;</text:span></text:p>
      <text:p text:style-name="Preformatted_20_Text"><text:span text:style-name="Source_20_Text"><text:s text:c="4"/>}</text:span></text:p>
      <text:p text:style-name="P4"><text:span text:style-name="Source_20_Text">};</text:span></text:p>
      <text:list text:style-name="L48">
        <text:list-item>
          <text:p text:style-name="P139"><text:span text:style-name="Strong_20_Emphasis">Encapsulation:</text:span></text:p>
        </text:list-item>
      </text:list>
      <text:list text:style-name="L49">
        <text:list-item>
          <text:p text:style-name="P141"><text:span text:style-name="Strong_20_Emphasis">Mechanism:</text:span> Encapsulation is achieved by bundling the data (attributes) and methods (functions) that operate on the data within a single unit (class).</text:p>
        </text:list-item>
        <text:list-item>
          <text:p text:style-name="P140"><text:span text:style-name="Strong_20_Emphasis">Example:</text:span> Private data members in a class with public methods to access and modify them.</text:p>
        </text:list-item>
      </text:list>
      <text:p text:style-name="P4">cpp</text:p>
      <text:list text:style-name="L50">
        <text:list-item text:start-value="2">
          <text:p text:style-name="P24"><text:span text:style-name="Source_20_Text">class Student {</text:span></text:p>
          <text:p text:style-name="P24"><text:span text:style-name="Source_20_Text">private:</text:span></text:p>
          <text:p text:style-name="P24"><text:span text:style-name="Source_20_Text"><text:s text:c="4"/>int studentID;</text:span></text:p>
          <text:p text:style-name="P24"><text:span text:style-name="Source_20_Text"><text:s text:c="4"/>std::string name;</text:span></text:p>
          <text:p text:style-name="P24"/>
          <text:p text:style-name="P24"><text:span text:style-name="Source_20_Text">public:</text:span></text:p>
          <text:p text:style-name="P24"><text:span text:style-name="Source_20_Text"><text:s text:c="4"/>void setStudentID(int id) {</text:span></text:p>
          <text:p text:style-name="P24"><text:span text:style-name="Source_20_Text"><text:s text:c="8"/>// Implementation details</text:span></text:p>
          <text:p text:style-name="P24"><text:span text:style-name="Source_20_Text"><text:s text:c="8"/>studentID = id;</text:span></text:p>
          <text:p text:style-name="P24"><text:span text:style-name="Source_20_Text"><text:s text:c="4"/>}</text:span></text:p>
          <text:p text:style-name="P24"/>
          <text:p text:style-name="P24"><text:span text:style-name="Source_20_Text"><text:s text:c="4"/>int getStudentID() const {</text:span></text:p>
          <text:p text:style-name="P24"><text:span text:style-name="Source_20_Text"><text:s text:c="8"/>// Implementation details</text:span></text:p>
          <text:p text:style-name="P24"><text:span text:style-name="Source_20_Text"><text:s text:c="8"/>return studentID;</text:span></text:p>
          <text:p text:style-name="P24"><text:span text:style-name="Source_20_Text"><text:s text:c="4"/>}</text:span></text:p>
          <text:p text:style-name="P24"/>
          <text:p text:style-name="P24"><text:span text:style-name="Source_20_Text"><text:s text:c="4"/>void setName(const std::string &amp;studentName) {</text:span></text:p>
          <text:p text:style-name="P24"><text:span text:style-name="Source_20_Text"><text:s text:c="8"/>// Implementation details</text:span></text:p>
          <text:p text:style-name="P24"><text:span text:style-name="Source_20_Text"><text:s text:c="8"/>name = studentName;</text:span></text:p>
          <text:p text:style-name="P24"><text:soft-page-break/><text:span text:style-name="Source_20_Text"><text:s text:c="4"/>}</text:span></text:p>
          <text:p text:style-name="P24"/>
          <text:p text:style-name="P24"><text:span text:style-name="Source_20_Text"><text:s text:c="4"/>std::string getName() const {</text:span></text:p>
          <text:p text:style-name="P24"><text:span text:style-name="Source_20_Text"><text:s text:c="8"/>// Implementation details</text:span></text:p>
          <text:p text:style-name="P24"><text:span text:style-name="Source_20_Text"><text:s text:c="8"/>return name;</text:span></text:p>
          <text:p text:style-name="P24"><text:span text:style-name="Source_20_Text"><text:s text:c="4"/>}</text:span></text:p>
          <text:p text:style-name="P25"><text:span text:style-name="Source_20_Text">};</text:span></text:p>
        </text:list-item>
      </text:list>
      <text:p text:style-name="Text_20_body"><text:span text:style-name="Strong_20_Emphasis">Why It's Necessary to Create Good Abstraction:</text:span></text:p>
      <text:list text:style-name="L51">
        <text:list-item>
          <text:p text:style-name="P142"><text:span text:style-name="Strong_20_Emphasis">Simplicity and Ease of Use:</text:span></text:p>
          <text:list>
            <text:list-item>
              <text:p text:style-name="P143"><text:span text:style-name="Strong_20_Emphasis">Explanation:</text:span> Good abstraction simplifies the usage of a class or system by providing clear and intuitive interfaces. Users can interact with the abstraction without needing to understand the complex implementation details.</text:p>
            </text:list-item>
          </text:list>
        </text:list-item>
        <text:list-item>
          <text:p text:style-name="P142"><text:span text:style-name="Strong_20_Emphasis">Reduced Complexity and Modularity:</text:span></text:p>
          <text:list>
            <text:list-item>
              <text:p text:style-name="P143"><text:span text:style-name="Strong_20_Emphasis">Explanation:</text:span> Abstraction hides unnecessary details, reducing the complexity of the system. It promotes modularity by encapsulating functionalities into separate units, making the code easier to understand and maintain.</text:p>
            </text:list-item>
          </text:list>
        </text:list-item>
        <text:list-item>
          <text:p text:style-name="P142"><text:span text:style-name="Strong_20_Emphasis">Code Maintenance and Extensibility:</text:span></text:p>
          <text:list>
            <text:list-item>
              <text:p text:style-name="P143"><text:span text:style-name="Strong_20_Emphasis">Explanation:</text:span> Well-designed abstractions make it easier to modify or extend the code without affecting other parts of the system. Changes to the implementation details do not impact the code using the abstraction.</text:p>
            </text:list-item>
          </text:list>
        </text:list-item>
        <text:list-item>
          <text:p text:style-name="P142"><text:span text:style-name="Strong_20_Emphasis">Security and Access Control:</text:span></text:p>
          <text:list>
            <text:list-item>
              <text:p text:style-name="P142"><text:span text:style-name="Strong_20_Emphasis">Explanation:</text:span> Abstraction provides a level of access control by exposing only the necessary interfaces to the external world. It helps in preventing unintended access to private data and functions.</text:p>
            </text:list-item>
          </text:list>
        </text:list-item>
      </text:list>
      <text:p text:style-name="Text_20_body"><text:span text:style-name="Strong_20_Emphasis">Question: Explain default parameter values in C++ with an example. (4)</text:span></text:p>
      <text:p text:style-name="Text_20_body"><text:span text:style-name="Strong_20_Emphasis">Answer:</text:span></text:p>
      <text:p text:style-name="Text_20_body"><text:span text:style-name="Strong_20_Emphasis">Default Parameter Values in C++:</text:span></text:p>
      <text:p text:style-name="Text_20_body">In C++, default parameter values allow you to specify a default value for a function parameter. When a function is called, if an argument is not provided for a parameter with a default value, the default value is used.</text:p>
      <text:p text:style-name="Text_20_body"><text:span text:style-name="Strong_20_Emphasis">Example:</text:span></text:p>
      <text:p text:style-name="P4">cpp</text:p>
      <text:p text:style-name="Preformatted_20_Text"><text:span text:style-name="Source_20_Text">#include &lt;iostream&gt;</text:span></text:p>
      <text:p text:style-name="Preformatted_20_Text"/>
      <text:p text:style-name="Preformatted_20_Text"><text:span text:style-name="Source_20_Text">// Function with default parameter value</text:span></text:p>
      <text:p text:style-name="Preformatted_20_Text"><text:span text:style-name="Source_20_Text">void printMessage(const std::string&amp; message = "Hello, World!") {</text:span></text:p>
      <text:p text:style-name="Preformatted_20_Text"><text:span text:style-name="Source_20_Text"><text:s text:c="4"/>std::cout &lt;&lt; message &lt;&lt; std::endl;</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Calling the function without providing the argument</text:span></text:p>
      <text:p text:style-name="Preformatted_20_Text"><text:span text:style-name="Source_20_Text"><text:s text:c="4"/>printMessage(); <text:s/>// Uses the default value</text:span></text:p>
      <text:p text:style-name="Preformatted_20_Text"/>
      <text:p text:style-name="Preformatted_20_Text"><text:span text:style-name="Source_20_Text"><text:s text:c="4"/>// Calling the function with a custom argument</text:span></text:p>
      <text:p text:style-name="Preformatted_20_Text"><text:span text:style-name="Source_20_Text"><text:s text:c="4"/>printMessage("Greetings!"); <text:s/>// Overrides the default value</text:span></text:p>
      <text:p text:style-name="Preformatted_20_Text"><text:soft-page-break/></text:p>
      <text:p text:style-name="Preformatted_20_Text"><text:span text:style-name="Source_20_Text"><text:s text:c="4"/>return 0;</text:span></text:p>
      <text:p text:style-name="P4"><text:span text:style-name="Source_20_Text">}</text:span></text:p>
      <text:p text:style-name="Text_20_body"><text:span text:style-name="Strong_20_Emphasis">Explanation:</text:span></text:p>
      <text:list text:style-name="L52">
        <text:list-item>
          <text:p text:style-name="P144">In the example, the function <text:span text:style-name="Source_20_Text">printMessage</text:span> is declared with a default parameter value of <text:span text:style-name="Source_20_Text">"Hello, World!"</text:span>. This means that if no argument is provided when calling the function, the default value will be used.</text:p>
        </text:list-item>
        <text:list-item>
          <text:p text:style-name="P144">When <text:span text:style-name="Source_20_Text">printMessage()</text:span> is called without an argument, it uses the default value, and the output will be "Hello, World!".</text:p>
        </text:list-item>
        <text:list-item>
          <text:p text:style-name="P144">When <text:span text:style-name="Source_20_Text">printMessage("Greetings!")</text:span> is called with a custom argument, it overrides the default value, and the output will be "Greetings!".</text:p>
        </text:list-item>
      </text:list>
      <text:p text:style-name="Text_20_body"><text:span text:style-name="Strong_20_Emphasis">Advantages of Default Parameter Values:</text:span></text:p>
      <text:list text:style-name="L53">
        <text:list-item>
          <text:p text:style-name="P145"><text:span text:style-name="Strong_20_Emphasis">Conciseness:</text:span> Default parameter values reduce the need for multiple overloaded functions with varying parameters, leading to more concise and readable code.</text:p>
        </text:list-item>
        <text:list-item>
          <text:p text:style-name="P145"><text:span text:style-name="Strong_20_Emphasis">Backward Compatibility:</text:span> Existing code calling the function without the added parameter will still work, as the default value will be used.</text:p>
        </text:list-item>
        <text:list-item>
          <text:p text:style-name="P145"><text:span text:style-name="Strong_20_Emphasis">Flexibility:</text:span> Developers can choose to provide specific values for parameters they care about and rely on default values for the rest.</text:p>
        </text:list-item>
      </text:list>
      <text:p text:style-name="Text_20_body"><text:span text:style-name="Strong_20_Emphasis">Question: What do you mean by an array of objects? Explain how members of objects can be accessed in an array of objects with the help of a C++ program. (7)</text:span></text:p>
      <text:p text:style-name="Text_20_body"><text:span text:style-name="Strong_20_Emphasis">Answer:</text:span></text:p>
      <text:p text:style-name="Text_20_body"><text:span text:style-name="Strong_20_Emphasis">Array of Objects:</text:span></text:p>
      <text:p text:style-name="Text_20_body">In C++, an array of objects refers to a collection or sequence of objects of the same class stored in contiguous memory locations. Each element in the array is an instance of the class.</text:p>
      <text:p text:style-name="Text_20_body"><text:span text:style-name="Strong_20_Emphasis">Accessing Members of Objects in an Array of Objects (C++ Program):</text:span></text:p>
      <text:p text:style-name="P4">cpp</text:p>
      <text:p text:style-name="Preformatted_20_Text"><text:span text:style-name="Source_20_Text">#include &lt;iostream&gt;</text:span></text:p>
      <text:p text:style-name="Preformatted_20_Text"/>
      <text:p text:style-name="Preformatted_20_Text"><text:span text:style-name="Source_20_Text">// Define a simple class</text:span></text:p>
      <text:p text:style-name="Preformatted_20_Text"><text:span text:style-name="Source_20_Text">class Student {</text:span></text:p>
      <text:p text:style-name="Preformatted_20_Text"><text:span text:style-name="Source_20_Text">public:</text:span></text:p>
      <text:p text:style-name="Preformatted_20_Text"><text:span text:style-name="Source_20_Text"><text:s text:c="4"/>std::string name;</text:span></text:p>
      <text:p text:style-name="Preformatted_20_Text"><text:span text:style-name="Source_20_Text"><text:s text:c="4"/>int age;</text:span></text:p>
      <text:p text:style-name="Preformatted_20_Text"/>
      <text:p text:style-name="Preformatted_20_Text"><text:span text:style-name="Source_20_Text"><text:s text:c="4"/>// Constructor to initialize members</text:span></text:p>
      <text:p text:style-name="Preformatted_20_Text"><text:span text:style-name="Source_20_Text"><text:s text:c="4"/>Student(const std::string&amp; n, int a) : name(n), age(a) {}</text:span></text:p>
      <text:p text:style-name="Preformatted_20_Text"/>
      <text:p text:style-name="Preformatted_20_Text"><text:span text:style-name="Source_20_Text"><text:s text:c="4"/>// Member function to display details</text:span></text:p>
      <text:p text:style-name="Preformatted_20_Text"><text:span text:style-name="Source_20_Text"><text:s text:c="4"/>void displayDetails() {</text:span></text:p>
      <text:p text:style-name="Preformatted_20_Text"><text:span text:style-name="Source_20_Text"><text:s text:c="8"/>std::cout &lt;&lt; "Name: " &lt;&lt; name &lt;&lt; ", Age: " &lt;&lt; age &lt;&lt; std::end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oft-page-break/><text:span text:style-name="Source_20_Text"><text:s text:c="4"/>// Create an array of objects</text:span></text:p>
      <text:p text:style-name="Preformatted_20_Text"><text:span text:style-name="Source_20_Text"><text:s text:c="4"/>const int arraySize = 3;</text:span></text:p>
      <text:p text:style-name="Preformatted_20_Text"><text:span text:style-name="Source_20_Text"><text:s text:c="4"/>Student studentArray[arraySize] = {</text:span></text:p>
      <text:p text:style-name="Preformatted_20_Text"><text:span text:style-name="Source_20_Text"><text:s text:c="8"/>Student("Alice", 20),</text:span></text:p>
      <text:p text:style-name="Preformatted_20_Text"><text:span text:style-name="Source_20_Text"><text:s text:c="8"/>Student("Bob", 22),</text:span></text:p>
      <text:p text:style-name="Preformatted_20_Text"><text:span text:style-name="Source_20_Text"><text:s text:c="8"/>Student("Charlie", 21)</text:span></text:p>
      <text:p text:style-name="Preformatted_20_Text"><text:span text:style-name="Source_20_Text"><text:s text:c="4"/>};</text:span></text:p>
      <text:p text:style-name="Preformatted_20_Text"/>
      <text:p text:style-name="Preformatted_20_Text"><text:span text:style-name="Source_20_Text"><text:s text:c="4"/>// Access and display members of objects in the array</text:span></text:p>
      <text:p text:style-name="Preformatted_20_Text"><text:span text:style-name="Source_20_Text"><text:s text:c="4"/>for (int i = 0; i &lt; arraySize; ++i) {</text:span></text:p>
      <text:p text:style-name="Preformatted_20_Text"><text:span text:style-name="Source_20_Text"><text:s text:c="8"/>std::cout &lt;&lt; "Student " &lt;&lt; i + 1 &lt;&lt; " Details: ";</text:span></text:p>
      <text:p text:style-name="Preformatted_20_Text"><text:span text:style-name="Source_20_Text"><text:s text:c="8"/>studentArray[i].displayDetails();</text:span></text:p>
      <text:p text:style-name="Preformatted_20_Text"><text:span text:style-name="Source_20_Text"><text:s text:c="4"/>}</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Explanation:</text:span></text:p>
      <text:list text:style-name="L54">
        <text:list-item>
          <text:p text:style-name="P146">We define a class <text:span text:style-name="Source_20_Text">Student</text:span> with public members <text:span text:style-name="Source_20_Text">name</text:span> and <text:span text:style-name="Source_20_Text">age</text:span>. The class has a constructor to initialize these members and a member function <text:span text:style-name="Source_20_Text">displayDetails</text:span> to display the details of a student.</text:p>
        </text:list-item>
        <text:list-item>
          <text:p text:style-name="P146">In the <text:span text:style-name="Source_20_Text">main</text:span> function, an array of <text:span text:style-name="Source_20_Text">Student</text:span> objects named <text:span text:style-name="Source_20_Text">studentArray</text:span> is created, with each object initialized using the constructor.</text:p>
        </text:list-item>
        <text:list-item>
          <text:p text:style-name="P146">The <text:span text:style-name="Source_20_Text">for</text:span> loop iterates through the array, and the <text:span text:style-name="Source_20_Text">displayDetails</text:span> member function is called for each object, displaying the details of each student.</text:p>
        </text:list-item>
      </text:list>
      <text:p text:style-name="Text_20_body"><text:span text:style-name="Strong_20_Emphasis">Key Concepts:</text:span></text:p>
      <text:list text:style-name="L55">
        <text:list-item>
          <text:p text:style-name="P147"><text:span text:style-name="Strong_20_Emphasis">Array of Objects:</text:span> The <text:span text:style-name="Source_20_Text">studentArray</text:span> is an array where each element is an object of the <text:span text:style-name="Source_20_Text">Student</text:span> class.</text:p>
        </text:list-item>
        <text:list-item>
          <text:p text:style-name="P147"><text:span text:style-name="Strong_20_Emphasis">Accessing Members:</text:span> Members of objects in the array are accessed using the dot (<text:span text:style-name="Source_20_Text">.</text:span>) operator. For example, <text:span text:style-name="Source_20_Text">studentArray[i].displayDetails()</text:span> calls the <text:span text:style-name="Source_20_Text">displayDetails</text:span> member function for the <text:span text:style-name="Source_20_Text">i</text:span>-th object in the array.</text:p>
        </text:list-item>
      </text:list>
      <text:p text:style-name="Text_20_body"><text:span text:style-name="Strong_20_Emphasis">Question: Explain parameterized and copy constructors with an example. Follow the same format. (4)</text:span></text:p>
      <text:p text:style-name="Text_20_body"><text:span text:style-name="Strong_20_Emphasis">Answer:</text:span></text:p>
      <text:p text:style-name="Text_20_body"><text:span text:style-name="Strong_20_Emphasis">Parameterized Constructor:</text:span></text:p>
      <text:p text:style-name="Text_20_body">In C++, a parameterized constructor is a constructor that takes parameters during the object's creation. It allows the initialization of object members with specific values passed as arguments.</text:p>
      <text:p text:style-name="Text_20_body"><text:span text:style-name="Strong_20_Emphasis">Example of Parameterized Constructor:</text:span></text:p>
      <text:p text:style-name="P4">cpp</text:p>
      <text:p text:style-name="Preformatted_20_Text"><text:span text:style-name="Source_20_Text">#include &lt;iostream&gt;</text:span></text:p>
      <text:p text:style-name="Preformatted_20_Text"/>
      <text:p text:style-name="Preformatted_20_Text"><text:span text:style-name="Source_20_Text">class Rectangle {</text:span></text:p>
      <text:p text:style-name="Preformatted_20_Text"><text:span text:style-name="Source_20_Text">private:</text:span></text:p>
      <text:p text:style-name="Preformatted_20_Text"><text:span text:style-name="Source_20_Text"><text:s text:c="4"/>double length;</text:span></text:p>
      <text:p text:style-name="Preformatted_20_Text"><text:span text:style-name="Source_20_Text"><text:s text:c="4"/>double width;</text:span></text:p>
      <text:p text:style-name="Preformatted_20_Text"/>
      <text:p text:style-name="Preformatted_20_Text"><text:soft-page-break/><text:span text:style-name="Source_20_Text">public:</text:span></text:p>
      <text:p text:style-name="Preformatted_20_Text"><text:span text:style-name="Source_20_Text"><text:s text:c="4"/>// Parameterized constructor</text:span></text:p>
      <text:p text:style-name="Preformatted_20_Text"><text:span text:style-name="Source_20_Text"><text:s text:c="4"/>Rectangle(double l, double w) : length(l), width(w) {}</text:span></text:p>
      <text:p text:style-name="Preformatted_20_Text"/>
      <text:p text:style-name="Preformatted_20_Text"><text:span text:style-name="Source_20_Text"><text:s text:c="4"/>double calculateArea() {</text:span></text:p>
      <text:p text:style-name="Preformatted_20_Text"><text:span text:style-name="Source_20_Text"><text:s text:c="8"/>return length * width;</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Creating an object using the parameterized constructor</text:span></text:p>
      <text:p text:style-name="Preformatted_20_Text"><text:span text:style-name="Source_20_Text"><text:s text:c="4"/>Rectangle rect1(5.0, 3.0);</text:span></text:p>
      <text:p text:style-name="Preformatted_20_Text"/>
      <text:p text:style-name="Preformatted_20_Text"><text:span text:style-name="Source_20_Text"><text:s text:c="4"/>// Calculating and displaying the area</text:span></text:p>
      <text:p text:style-name="Preformatted_20_Text"><text:span text:style-name="Source_20_Text"><text:s text:c="4"/>std::cout &lt;&lt; "Area of Rectangle 1: " &lt;&lt; rect1.calculateArea() &lt;&lt; std::endl;</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Explanation:</text:span></text:p>
      <text:list text:style-name="L56">
        <text:list-item>
          <text:p text:style-name="P148">The <text:span text:style-name="Source_20_Text">Rectangle</text:span> class has private members <text:span text:style-name="Source_20_Text">length</text:span> and <text:span text:style-name="Source_20_Text">width</text:span>.</text:p>
        </text:list-item>
        <text:list-item>
          <text:p text:style-name="P148">The parameterized constructor <text:span text:style-name="Source_20_Text">Rectangle(double l, double w)</text:span> takes two parameters, <text:span text:style-name="Source_20_Text">l</text:span> and <text:span text:style-name="Source_20_Text">w</text:span>, and initializes the object's <text:span text:style-name="Source_20_Text">length</text:span> and <text:span text:style-name="Source_20_Text">width</text:span> members with these values.</text:p>
        </text:list-item>
        <text:list-item>
          <text:p text:style-name="P148">In the <text:span text:style-name="Source_20_Text">main</text:span> function, an object <text:span text:style-name="Source_20_Text">rect1</text:span> is created using the parameterized constructor with the dimensions 5.0 and 3.0.</text:p>
        </text:list-item>
        <text:list-item>
          <text:p text:style-name="P148">The <text:span text:style-name="Source_20_Text">calculateArea</text:span> member function calculates and displays the area of the rectangle.</text:p>
        </text:list-item>
      </text:list>
      <text:p text:style-name="Text_20_body"><text:span text:style-name="Strong_20_Emphasis">Copy Constructor:</text:span></text:p>
      <text:p text:style-name="Text_20_body">A copy constructor is a constructor that creates a new object as a copy of an existing object. It helps in creating a duplicate object with the same values.</text:p>
      <text:p text:style-name="Text_20_body"><text:span text:style-name="Strong_20_Emphasis">Example of Copy Constructor:</text:span></text:p>
      <text:p text:style-name="P4">cpp</text:p>
      <text:p text:style-name="Preformatted_20_Text"><text:span text:style-name="Source_20_Text">#include &lt;iostream&gt;</text:span></text:p>
      <text:p text:style-name="Preformatted_20_Text"/>
      <text:p text:style-name="Preformatted_20_Text"><text:span text:style-name="Source_20_Text">class Rectangle {</text:span></text:p>
      <text:p text:style-name="Preformatted_20_Text"><text:span text:style-name="Source_20_Text">private:</text:span></text:p>
      <text:p text:style-name="Preformatted_20_Text"><text:span text:style-name="Source_20_Text"><text:s text:c="4"/>double length;</text:span></text:p>
      <text:p text:style-name="Preformatted_20_Text"><text:span text:style-name="Source_20_Text"><text:s text:c="4"/>double width;</text:span></text:p>
      <text:p text:style-name="Preformatted_20_Text"/>
      <text:p text:style-name="Preformatted_20_Text"><text:span text:style-name="Source_20_Text">public:</text:span></text:p>
      <text:p text:style-name="Preformatted_20_Text"><text:span text:style-name="Source_20_Text"><text:s text:c="4"/>// Parameterized constructor</text:span></text:p>
      <text:p text:style-name="Preformatted_20_Text"><text:span text:style-name="Source_20_Text"><text:s text:c="4"/>Rectangle(double l, double w) : length(l), width(w) {}</text:span></text:p>
      <text:p text:style-name="Preformatted_20_Text"/>
      <text:p text:style-name="Preformatted_20_Text"><text:span text:style-name="Source_20_Text"><text:s text:c="4"/>// Copy constructor</text:span></text:p>
      <text:p text:style-name="Preformatted_20_Text"><text:span text:style-name="Source_20_Text"><text:s text:c="4"/>Rectangle(const Rectangle&amp; other) : length(other.length), width(other.width) {}</text:span></text:p>
      <text:p text:style-name="Preformatted_20_Text"/>
      <text:p text:style-name="Preformatted_20_Text"><text:span text:style-name="Source_20_Text"><text:s text:c="4"/>double calculateArea() {</text:span></text:p>
      <text:p text:style-name="Preformatted_20_Text"><text:span text:style-name="Source_20_Text"><text:s text:c="8"/>return length * width;</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oft-page-break/><text:span text:style-name="Source_20_Text">int main() {</text:span></text:p>
      <text:p text:style-name="Preformatted_20_Text"><text:span text:style-name="Source_20_Text"><text:s text:c="4"/>// Creating an object using the parameterized constructor</text:span></text:p>
      <text:p text:style-name="Preformatted_20_Text"><text:span text:style-name="Source_20_Text"><text:s text:c="4"/>Rectangle rect1(5.0, 3.0);</text:span></text:p>
      <text:p text:style-name="Preformatted_20_Text"/>
      <text:p text:style-name="Preformatted_20_Text"><text:span text:style-name="Source_20_Text"><text:s text:c="4"/>// Creating another object using the copy constructor</text:span></text:p>
      <text:p text:style-name="Preformatted_20_Text"><text:span text:style-name="Source_20_Text"><text:s text:c="4"/>Rectangle rect2 = rect1; // or Rectangle rect2(rect1);</text:span></text:p>
      <text:p text:style-name="Preformatted_20_Text"/>
      <text:p text:style-name="Preformatted_20_Text"><text:span text:style-name="Source_20_Text"><text:s text:c="4"/>// Calculating and displaying the area of both rectangles</text:span></text:p>
      <text:p text:style-name="Preformatted_20_Text"><text:span text:style-name="Source_20_Text"><text:s text:c="4"/>std::cout &lt;&lt; "Area of Rectangle 1: " &lt;&lt; rect1.calculateArea() &lt;&lt; std::endl;</text:span></text:p>
      <text:p text:style-name="Preformatted_20_Text"><text:span text:style-name="Source_20_Text"><text:s text:c="4"/>std::cout &lt;&lt; "Area of Rectangle 2: " &lt;&lt; rect2.calculateArea() &lt;&lt; std::endl;</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Explanation:</text:span></text:p>
      <text:list text:style-name="L57">
        <text:list-item>
          <text:p text:style-name="P149">The <text:span text:style-name="Source_20_Text">Rectangle</text:span> class has a parameterized constructor and a copy constructor.</text:p>
        </text:list-item>
        <text:list-item>
          <text:p text:style-name="P149">The copy constructor <text:span text:style-name="Source_20_Text">Rectangle(const Rectangle&amp; other)</text:span> creates a new object by copying the values of another object (<text:span text:style-name="Source_20_Text">other</text:span>).</text:p>
        </text:list-item>
        <text:list-item>
          <text:p text:style-name="P149">In the <text:span text:style-name="Source_20_Text">main</text:span> function, an object <text:span text:style-name="Source_20_Text">rect1</text:span> is created using the parameterized constructor. Another object <text:span text:style-name="Source_20_Text">rect2</text:span> is created using the copy constructor by copying the values of <text:span text:style-name="Source_20_Text">rect1</text:span>.</text:p>
        </text:list-item>
        <text:list-item>
          <text:p text:style-name="P149">The <text:span text:style-name="Source_20_Text">calculateArea</text:span> member function is used to calculate and display the area of both rectangles.</text:p>
        </text:list-item>
      </text:list>
      <text:p text:style-name="Text_20_body"><text:span text:style-name="Strong_20_Emphasis">Key Concepts:</text:span></text:p>
      <text:list text:style-name="L58">
        <text:list-item>
          <text:p text:style-name="P150"><text:span text:style-name="Strong_20_Emphasis">Parameterized Constructor:</text:span> Takes parameters during object creation and initializes object members with specific values.</text:p>
        </text:list-item>
        <text:list-item>
          <text:p text:style-name="P150"><text:span text:style-name="Strong_20_Emphasis">Copy Constructor:</text:span> Creates a new object as a copy of an existing object, preserving the values of the original object.</text:p>
        </text:list-item>
      </text:list>
      <text:p text:style-name="Text_20_body"><text:span text:style-name="Strong_20_Emphasis">Question: Explain the state, identity, and behavior of a C++ object. (4)</text:span></text:p>
      <text:p text:style-name="Text_20_body"><text:span text:style-name="Strong_20_Emphasis">Answer:</text:span></text:p>
      <text:p text:style-name="Text_20_body"><text:span text:style-name="Strong_20_Emphasis">State:</text:span></text:p>
      <text:list text:style-name="L59">
        <text:list-item>
          <text:p text:style-name="P152"><text:span text:style-name="Strong_20_Emphasis">Definition:</text:span> The state of an object refers to the current values of its attributes (data members).</text:p>
        </text:list-item>
        <text:list-item>
          <text:p text:style-name="P151"><text:span text:style-name="Strong_20_Emphasis">Explanation:</text:span> In C++, an object's state is determined by the values assigned to its member variables at any given point in time. These variables represent the object's characteristics or properties.</text:p>
        </text:list-item>
      </text:list>
      <text:p text:style-name="Text_20_body"><text:span text:style-name="Strong_20_Emphasis">Identity:</text:span></text:p>
      <text:list text:style-name="L60">
        <text:list-item>
          <text:p text:style-name="P154"><text:span text:style-name="Strong_20_Emphasis">Definition:</text:span> The identity of an object is a unique identifier that distinguishes it from other objects.</text:p>
        </text:list-item>
        <text:list-item>
          <text:p text:style-name="P153"><text:span text:style-name="Strong_20_Emphasis">Explanation:</text:span> In C++, each object has a unique identity, often represented by its memory address. This identity allows the program to differentiate between different instances of the same class.</text:p>
        </text:list-item>
      </text:list>
      <text:p text:style-name="Text_20_body"><text:span text:style-name="Strong_20_Emphasis">Behavior:</text:span></text:p>
      <text:list text:style-name="L61">
        <text:list-item>
          <text:p text:style-name="P156"><text:soft-page-break/><text:span text:style-name="Strong_20_Emphasis">Definition:</text:span> The behavior of an object is determined by the actions it can perform, often defined by its member functions (methods).</text:p>
        </text:list-item>
        <text:list-item>
          <text:p text:style-name="P155"><text:span text:style-name="Strong_20_Emphasis">Explanation:</text:span> In C++, the behavior of an object is represented by the functions it can execute. These functions define the operations or actions the object can perform, manipulating its state or interacting with other objects.</text:p>
        </text:list-item>
      </text:list>
      <text:p text:style-name="Text_20_body"><text:span text:style-name="Strong_20_Emphasis">Example:</text:span></text:p>
      <text:p text:style-name="P4">cpp</text:p>
      <text:p text:style-name="Preformatted_20_Text"><text:span text:style-name="Source_20_Text">#include &lt;iostream&gt;</text:span></text:p>
      <text:p text:style-name="Preformatted_20_Text"/>
      <text:p text:style-name="Preformatted_20_Text"><text:span text:style-name="Source_20_Text">class Car {</text:span></text:p>
      <text:p text:style-name="Preformatted_20_Text"><text:span text:style-name="Source_20_Text">private:</text:span></text:p>
      <text:p text:style-name="Preformatted_20_Text"><text:span text:style-name="Source_20_Text"><text:s text:c="4"/>std::string brand;</text:span></text:p>
      <text:p text:style-name="Preformatted_20_Text"><text:span text:style-name="Source_20_Text"><text:s text:c="4"/>int year;</text:span></text:p>
      <text:p text:style-name="Preformatted_20_Text"><text:span text:style-name="Source_20_Text"><text:s text:c="4"/>double speed;</text:span></text:p>
      <text:p text:style-name="Preformatted_20_Text"/>
      <text:p text:style-name="Preformatted_20_Text"><text:span text:style-name="Source_20_Text">public:</text:span></text:p>
      <text:p text:style-name="Preformatted_20_Text"><text:span text:style-name="Source_20_Text"><text:s text:c="4"/>// Parameterized constructor for initializing state</text:span></text:p>
      <text:p text:style-name="Preformatted_20_Text"><text:span text:style-name="Source_20_Text"><text:s text:c="4"/>Car(const std::string&amp; b, int y) : brand(b), year(y), speed(0.0) {}</text:span></text:p>
      <text:p text:style-name="Preformatted_20_Text"/>
      <text:p text:style-name="Preformatted_20_Text"><text:span text:style-name="Source_20_Text"><text:s text:c="4"/>// Member function to change behavior (accelerate)</text:span></text:p>
      <text:p text:style-name="Preformatted_20_Text"><text:span text:style-name="Source_20_Text"><text:s text:c="4"/>void accelerate(double acceleration) {</text:span></text:p>
      <text:p text:style-name="Preformatted_20_Text"><text:span text:style-name="Source_20_Text"><text:s text:c="8"/>speed += acceleration;</text:span></text:p>
      <text:p text:style-name="Preformatted_20_Text"><text:span text:style-name="Source_20_Text"><text:s text:c="4"/>}</text:span></text:p>
      <text:p text:style-name="Preformatted_20_Text"/>
      <text:p text:style-name="Preformatted_20_Text"><text:span text:style-name="Source_20_Text"><text:s text:c="4"/>// Member function to display state and behavior</text:span></text:p>
      <text:p text:style-name="Preformatted_20_Text"><text:span text:style-name="Source_20_Text"><text:s text:c="4"/>void displayInfo() const {</text:span></text:p>
      <text:p text:style-name="Preformatted_20_Text"><text:span text:style-name="Source_20_Text"><text:s text:c="8"/>std::cout &lt;&lt; "Brand: " &lt;&lt; brand &lt;&lt; ", Year: " &lt;&lt; year &lt;&lt; ", Speed: " &lt;&lt; speed &lt;&lt; " km/h" &lt;&lt; std::end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Creating an object of the Car class</text:span></text:p>
      <text:p text:style-name="Preformatted_20_Text"><text:span text:style-name="Source_20_Text"><text:s text:c="4"/>Car myCar("Toyota", 2022);</text:span></text:p>
      <text:p text:style-name="Preformatted_20_Text"/>
      <text:p text:style-name="Preformatted_20_Text"><text:span text:style-name="Source_20_Text"><text:s text:c="4"/>// Displaying initial state and behavior</text:span></text:p>
      <text:p text:style-name="Preformatted_20_Text"><text:span text:style-name="Source_20_Text"><text:s text:c="4"/>myCar.displayInfo();</text:span></text:p>
      <text:p text:style-name="Preformatted_20_Text"/>
      <text:p text:style-name="Preformatted_20_Text"><text:span text:style-name="Source_20_Text"><text:s text:c="4"/>// Changing state and behavior (accelerating)</text:span></text:p>
      <text:p text:style-name="Preformatted_20_Text"><text:span text:style-name="Source_20_Text"><text:s text:c="4"/>myCar.accelerate(20.5);</text:span></text:p>
      <text:p text:style-name="Preformatted_20_Text"/>
      <text:p text:style-name="Preformatted_20_Text"><text:span text:style-name="Source_20_Text"><text:s text:c="4"/>// Displaying updated state and behavior</text:span></text:p>
      <text:p text:style-name="Preformatted_20_Text"><text:span text:style-name="Source_20_Text"><text:s text:c="4"/>myCar.displayInfo();</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Question: Explain the concept of operator overloading. Write code in C++ to add two complex numbers. (7)</text:span></text:p>
      <text:p text:style-name="Text_20_body"><text:span text:style-name="Strong_20_Emphasis">Answer:</text:span></text:p>
      <text:p text:style-name="Text_20_body"><text:span text:style-name="Strong_20_Emphasis">Operator Overloading:</text:span></text:p>
      <text:p text:style-name="Text_20_body">Operator overloading in C++ allows you to define the behavior of operators for user-defined data types. It enables you to use operators like <text:span text:style-name="Source_20_Text">+</text:span>, <text:span text:style-name="Source_20_Text">-</text:span>, <text:span text:style-name="Source_20_Text">*</text:span>, etc., with custom objects or data types. This enhances the readability and expressiveness of the code.</text:p>
      <text:p text:style-name="Text_20_body"><text:soft-page-break/><text:span text:style-name="Strong_20_Emphasis">Example: Adding Two Complex Numbers</text:span></text:p>
      <text:p text:style-name="P4">cpp</text:p>
      <text:p text:style-name="Preformatted_20_Text"><text:span text:style-name="Source_20_Text">#include &lt;iostream&gt;</text:span></text:p>
      <text:p text:style-name="Preformatted_20_Text"/>
      <text:p text:style-name="Preformatted_20_Text"><text:span text:style-name="Source_20_Text">class Complex {</text:span></text:p>
      <text:p text:style-name="Preformatted_20_Text"><text:span text:style-name="Source_20_Text">private:</text:span></text:p>
      <text:p text:style-name="Preformatted_20_Text"><text:span text:style-name="Source_20_Text"><text:s text:c="4"/>double real;</text:span></text:p>
      <text:p text:style-name="Preformatted_20_Text"><text:span text:style-name="Source_20_Text"><text:s text:c="4"/>double imaginary;</text:span></text:p>
      <text:p text:style-name="Preformatted_20_Text"/>
      <text:p text:style-name="Preformatted_20_Text"><text:span text:style-name="Source_20_Text">public:</text:span></text:p>
      <text:p text:style-name="Preformatted_20_Text"><text:span text:style-name="Source_20_Text"><text:s text:c="4"/>// Constructor to initialize complex numbers</text:span></text:p>
      <text:p text:style-name="Preformatted_20_Text"><text:span text:style-name="Source_20_Text"><text:s text:c="4"/>Complex(double r, double i) : real(r), imaginary(i) {}</text:span></text:p>
      <text:p text:style-name="Preformatted_20_Text"/>
      <text:p text:style-name="Preformatted_20_Text"><text:span text:style-name="Source_20_Text"><text:s text:c="4"/>// Operator overloading for addition</text:span></text:p>
      <text:p text:style-name="Preformatted_20_Text"><text:span text:style-name="Source_20_Text"><text:s text:c="4"/>Complex operator+(const Complex&amp; other) const {</text:span></text:p>
      <text:p text:style-name="Preformatted_20_Text"><text:span text:style-name="Source_20_Text"><text:s text:c="8"/>return Complex(real + other.real, imaginary + other.imaginary);</text:span></text:p>
      <text:p text:style-name="Preformatted_20_Text"><text:span text:style-name="Source_20_Text"><text:s text:c="4"/>}</text:span></text:p>
      <text:p text:style-name="Preformatted_20_Text"/>
      <text:p text:style-name="Preformatted_20_Text"><text:span text:style-name="Source_20_Text"><text:s text:c="4"/>// Display the complex number</text:span></text:p>
      <text:p text:style-name="Preformatted_20_Text"><text:span text:style-name="Source_20_Text"><text:s text:c="4"/>void display() const {</text:span></text:p>
      <text:p text:style-name="Preformatted_20_Text"><text:span text:style-name="Source_20_Text"><text:s text:c="8"/>std::cout &lt;&lt; real &lt;&lt; " + " &lt;&lt; imaginary &lt;&lt; "i" &lt;&lt; std::end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Creating two complex numbers</text:span></text:p>
      <text:p text:style-name="Preformatted_20_Text"><text:span text:style-name="Source_20_Text"><text:s text:c="4"/>Complex complex1(2.5, 3.0);</text:span></text:p>
      <text:p text:style-name="Preformatted_20_Text"><text:span text:style-name="Source_20_Text"><text:s text:c="4"/>Complex complex2(1.5, 2.0);</text:span></text:p>
      <text:p text:style-name="Preformatted_20_Text"/>
      <text:p text:style-name="Preformatted_20_Text"><text:span text:style-name="Source_20_Text"><text:s text:c="4"/>// Adding two complex numbers using operator overloading</text:span></text:p>
      <text:p text:style-name="Preformatted_20_Text"><text:span text:style-name="Source_20_Text"><text:s text:c="4"/>Complex result = complex1 + complex2;</text:span></text:p>
      <text:p text:style-name="Preformatted_20_Text"/>
      <text:p text:style-name="Preformatted_20_Text"><text:span text:style-name="Source_20_Text"><text:s text:c="4"/>// Displaying the result</text:span></text:p>
      <text:p text:style-name="Preformatted_20_Text"><text:span text:style-name="Source_20_Text"><text:s text:c="4"/>std::cout &lt;&lt; "Result of addition: ";</text:span></text:p>
      <text:p text:style-name="Preformatted_20_Text"><text:span text:style-name="Source_20_Text"><text:s text:c="4"/>result.display();</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Question: What is data hiding? What are different mechanisms for protecting data from external users of a class's object? (4)</text:span></text:p>
      <text:p text:style-name="Text_20_body"><text:span text:style-name="Strong_20_Emphasis">Answer:</text:span></text:p>
      <text:p text:style-name="Text_20_body"><text:span text:style-name="Strong_20_Emphasis">Data Hiding:</text:span></text:p>
      <text:p text:style-name="Text_20_body">Data hiding is a fundamental concept in object-oriented programming (OOP) that involves restricting access to certain details or implementation aspects of a class from external users. The goal is to encapsulate the internal representation of an object and provide controlled access through well-defined interfaces. This enhances security, maintains a clear separation of concerns, and allows for future changes to the implementation without affecting the external code.</text:p>
      <text:p text:style-name="Text_20_body"><text:span text:style-name="Strong_20_Emphasis">Mechanisms for Protecting Data:</text:span></text:p>
      <text:list text:style-name="L62">
        <text:list-item>
          <text:p text:style-name="P157"><text:span text:style-name="Strong_20_Emphasis">Private Access Specifier:</text:span></text:p>
          <text:list>
            <text:list-item>
              <text:p text:style-name="P158"><text:soft-page-break/><text:span text:style-name="Strong_20_Emphasis">Description:</text:span> The <text:span text:style-name="Source_20_Text">private</text:span> access specifier in C++ restricts access to class members to only within the class. Private members are not directly accessible outside the class.</text:p>
            </text:list-item>
            <text:list-item>
              <text:p text:style-name="P157"><text:span text:style-name="Strong_20_Emphasis">Example:</text:span></text:p>
              <text:p text:style-name="P26">cpp</text:p>
            </text:list-item>
          </text:list>
        </text:list-item>
      </text:list>
      <text:list text:style-name="L64">
        <text:list-item>
          <text:p text:style-name="P27"><text:span text:style-name="Source_20_Text">class ExampleClass {</text:span></text:p>
          <text:p text:style-name="P27"><text:span text:style-name="Source_20_Text">private:</text:span></text:p>
          <text:p text:style-name="P27"><text:span text:style-name="Source_20_Text"><text:s text:c="4"/>int privateData;</text:span></text:p>
          <text:p text:style-name="P27"/>
          <text:p text:style-name="P27"><text:span text:style-name="Source_20_Text">public:</text:span></text:p>
          <text:p text:style-name="P27"><text:span text:style-name="Source_20_Text"><text:s text:c="4"/>// Public member functions to access private data</text:span></text:p>
          <text:p text:style-name="P27"><text:span text:style-name="Source_20_Text"><text:s text:c="4"/>void setPrivateData(int value) {</text:span></text:p>
          <text:p text:style-name="P27"><text:span text:style-name="Source_20_Text"><text:s text:c="8"/>privateData = value;</text:span></text:p>
          <text:p text:style-name="P27"><text:span text:style-name="Source_20_Text"><text:s text:c="4"/>}</text:span></text:p>
          <text:p text:style-name="P27"/>
          <text:p text:style-name="P27"><text:span text:style-name="Source_20_Text"><text:s text:c="4"/>int getPrivateData() const {</text:span></text:p>
          <text:p text:style-name="P27"><text:span text:style-name="Source_20_Text"><text:s text:c="8"/>return privateData;</text:span></text:p>
          <text:p text:style-name="P27"><text:span text:style-name="Source_20_Text"><text:s text:c="4"/>}</text:span></text:p>
          <text:p text:style-name="P28"><text:span text:style-name="Source_20_Text">};</text:span></text:p>
        </text:list-item>
      </text:list>
      <text:list text:style-name="L65">
        <text:list-item>
          <text:p text:style-name="P159"><text:span text:style-name="Strong_20_Emphasis">Getters and Setters:</text:span></text:p>
        </text:list-item>
      </text:list>
      <text:list text:style-name="L66">
        <text:list-item>
          <text:p text:style-name="P161"><text:span text:style-name="Strong_20_Emphasis">Description:</text:span> Getter and setter functions are public member functions that provide controlled access to private data members. Getters retrieve the values, and setters modify the values.</text:p>
        </text:list-item>
        <text:list-item>
          <text:p text:style-name="P160"><text:span text:style-name="Strong_20_Emphasis">Example:</text:span></text:p>
          <text:p text:style-name="P29">cpp</text:p>
        </text:list-item>
      </text:list>
      <text:list text:style-name="L68">
        <text:list-item>
          <text:p text:style-name="P30"><text:span text:style-name="Source_20_Text">class ExampleClass {</text:span></text:p>
          <text:p text:style-name="P30"><text:span text:style-name="Source_20_Text">private:</text:span></text:p>
          <text:p text:style-name="P30"><text:span text:style-name="Source_20_Text"><text:s text:c="4"/>int privateData;</text:span></text:p>
          <text:p text:style-name="P30"/>
          <text:p text:style-name="P30"><text:span text:style-name="Source_20_Text">public:</text:span></text:p>
          <text:p text:style-name="P30"><text:span text:style-name="Source_20_Text"><text:s text:c="4"/>// Getter and setter for private data</text:span></text:p>
          <text:p text:style-name="P30"><text:span text:style-name="Source_20_Text"><text:s text:c="4"/>int getPrivateData() const {</text:span></text:p>
          <text:p text:style-name="P30"><text:span text:style-name="Source_20_Text"><text:s text:c="8"/>return privateData;</text:span></text:p>
          <text:p text:style-name="P30"><text:span text:style-name="Source_20_Text"><text:s text:c="4"/>}</text:span></text:p>
          <text:p text:style-name="P30"/>
          <text:p text:style-name="P30"><text:span text:style-name="Source_20_Text"><text:s text:c="4"/>void setPrivateData(int value) {</text:span></text:p>
          <text:p text:style-name="P30"><text:span text:style-name="Source_20_Text"><text:s text:c="8"/>privateData = value;</text:span></text:p>
          <text:p text:style-name="P30"><text:span text:style-name="Source_20_Text"><text:s text:c="4"/>}</text:span></text:p>
          <text:p text:style-name="P31"><text:span text:style-name="Source_20_Text">};</text:span></text:p>
        </text:list-item>
      </text:list>
      <text:list text:style-name="L69">
        <text:list-item>
          <text:p text:style-name="P162"><text:span text:style-name="Strong_20_Emphasis">Friend Functions:</text:span></text:p>
        </text:list-item>
      </text:list>
      <text:list text:style-name="L70">
        <text:list-item>
          <text:p text:style-name="P164"><text:span text:style-name="Strong_20_Emphasis">Description:</text:span> Friend functions in C++ are functions that are not members of a class but are granted access to its private and protected members. They can be used to provide specific external functions with access to private data.</text:p>
        </text:list-item>
        <text:list-item>
          <text:p text:style-name="P163"><text:span text:style-name="Strong_20_Emphasis">Example:</text:span></text:p>
          <text:p text:style-name="P32">cpp</text:p>
        </text:list-item>
      </text:list>
      <text:list text:style-name="L72">
        <text:list-item>
          <text:p text:style-name="P33"><text:span text:style-name="Source_20_Text">class ExampleClass {</text:span></text:p>
          <text:p text:style-name="P33"><text:span text:style-name="Source_20_Text">private:</text:span></text:p>
          <text:p text:style-name="P33"><text:span text:style-name="Source_20_Text"><text:s text:c="4"/>int privateData;</text:span></text:p>
          <text:p text:style-name="P33"/>
          <text:p text:style-name="P33"><text:span text:style-name="Source_20_Text">public:</text:span></text:p>
          <text:p text:style-name="P33"><text:soft-page-break/><text:span text:style-name="Source_20_Text"><text:s text:c="4"/>// Declare the friend function</text:span></text:p>
          <text:p text:style-name="P33"><text:span text:style-name="Source_20_Text"><text:s text:c="4"/>friend void externalFunction(ExampleClass&amp; obj);</text:span></text:p>
          <text:p text:style-name="P33"/>
          <text:p text:style-name="P33"><text:span text:style-name="Source_20_Text"><text:s text:c="4"/>// Other public members...</text:span></text:p>
          <text:p text:style-name="P33"><text:span text:style-name="Source_20_Text">};</text:span></text:p>
          <text:p text:style-name="P33"/>
          <text:p text:style-name="P33"><text:span text:style-name="Source_20_Text">// Define the friend function</text:span></text:p>
          <text:p text:style-name="P33"><text:span text:style-name="Source_20_Text">void externalFunction(ExampleClass&amp; obj) {</text:span></text:p>
          <text:p text:style-name="P33"><text:span text:style-name="Source_20_Text"><text:s text:c="4"/>obj.privateData = 42; <text:s/>// Access private data</text:span></text:p>
          <text:p text:style-name="P34"><text:span text:style-name="Source_20_Text">}</text:span></text:p>
        </text:list-item>
      </text:list>
      <text:list text:style-name="L73">
        <text:list-item>
          <text:p text:style-name="P165"><text:span text:style-name="Strong_20_Emphasis">Encapsulation:</text:span></text:p>
        </text:list-item>
      </text:list>
      <text:list text:style-name="L74">
        <text:list-item>
          <text:p text:style-name="P167"><text:span text:style-name="Strong_20_Emphasis">Description:</text:span> Encapsulation is a broader concept that involves bundling data and methods that operate on the data within a single unit (class). It hides the implementation details and exposes only the necessary interfaces.</text:p>
        </text:list-item>
        <text:list-item>
          <text:p text:style-name="P166"><text:span text:style-name="Strong_20_Emphasis">Example:</text:span></text:p>
          <text:p text:style-name="P35">cpp</text:p>
        </text:list-item>
      </text:list>
      <text:p text:style-name="Preformatted_20_Text"><text:span text:style-name="Source_20_Text">class ExampleClass {</text:span></text:p>
      <text:p text:style-name="Preformatted_20_Text"><text:span text:style-name="Source_20_Text">private:</text:span></text:p>
      <text:p text:style-name="Preformatted_20_Text"><text:span text:style-name="Source_20_Text"><text:s text:c="4"/>int privateData;</text:span></text:p>
      <text:p text:style-name="Preformatted_20_Text"/>
      <text:p text:style-name="Preformatted_20_Text"><text:span text:style-name="Source_20_Text">public:</text:span></text:p>
      <text:p text:style-name="Preformatted_20_Text"><text:span text:style-name="Source_20_Text"><text:s text:c="4"/>// Public member functions for external use</text:span></text:p>
      <text:p text:style-name="Preformatted_20_Text"><text:span text:style-name="Source_20_Text"><text:s text:c="4"/>void processData() {</text:span></text:p>
      <text:p text:style-name="Preformatted_20_Text"><text:span text:style-name="Source_20_Text"><text:s text:c="8"/>// Implementation details...</text:span></text:p>
      <text:p text:style-name="Preformatted_20_Text"><text:span text:style-name="Source_20_Text"><text:s text:c="4"/>}</text:span></text:p>
      <text:p text:style-name="P4"><text:span text:style-name="Source_20_Text">};</text:span></text:p>
      <text:p text:style-name="Text_20_body"><text:span text:style-name="Strong_20_Emphasis">Question: Explain dynamic memory allocation in C++. (4)</text:span></text:p>
      <text:p text:style-name="Text_20_body"><text:span text:style-name="Strong_20_Emphasis">Answer:</text:span></text:p>
      <text:p text:style-name="Text_20_body"><text:span text:style-name="Strong_20_Emphasis">Dynamic Memory Allocation in C++:</text:span></text:p>
      <text:p text:style-name="Text_20_body">Dynamic memory allocation in C++ refers to the process of allocating memory during the runtime of a program. Unlike static memory allocation, where memory is allocated at compile-time, dynamic memory allocation allows for the creation of variables and data structures whose size is not known until the program runs.</text:p>
      <text:p text:style-name="Text_20_body"><text:span text:style-name="Strong_20_Emphasis">Mechanisms for Dynamic Memory Allocation:</text:span></text:p>
      <text:list text:style-name="L75">
        <text:list-item>
          <text:p text:style-name="P168"><text:span text:style-name="Strong_20_Emphasis"><text:span text:style-name="Source_20_Text">new</text:span></text:span><text:span text:style-name="Strong_20_Emphasis"> and </text:span><text:span text:style-name="Strong_20_Emphasis"><text:span text:style-name="Source_20_Text">delete</text:span></text:span><text:span text:style-name="Strong_20_Emphasis"> Operators:</text:span></text:p>
          <text:list>
            <text:list-item>
              <text:p text:style-name="P169"><text:span text:style-name="Strong_20_Emphasis">Allocation:</text:span> The <text:span text:style-name="Source_20_Text">new</text:span> operator is used to allocate memory for a variable or an array during runtime. It returns a pointer to the allocated memory.</text:p>
            </text:list-item>
            <text:list-item>
              <text:p text:style-name="P169"><text:span text:style-name="Strong_20_Emphasis">Deallocation:</text:span> The <text:span text:style-name="Source_20_Text">delete</text:span> operator is used to deallocate the memory previously allocated with <text:span text:style-name="Source_20_Text">new</text:span>.</text:p>
            </text:list-item>
            <text:list-item>
              <text:p text:style-name="P168"><text:span text:style-name="Strong_20_Emphasis">Example:</text:span></text:p>
              <text:p text:style-name="P36">cpp</text:p>
            </text:list-item>
          </text:list>
        </text:list-item>
      </text:list>
      <text:p text:style-name="Preformatted_20_Text"><text:span text:style-name="Source_20_Text">int* dynamicInt = new int; <text:s/>// Allocate memory for an integer</text:span></text:p>
      <text:p text:style-name="Preformatted_20_Text"><text:span text:style-name="Source_20_Text">*dynamicInt = 42; <text:s text:c="10"/>// Assign a value to the allocated memory</text:span></text:p>
      <text:p text:style-name="P4"><text:span text:style-name="Source_20_Text">delete dynamicInt; <text:s text:c="9"/>// Deallocate the memory</text:span></text:p>
      <text:p text:style-name="Text_20_body"><text:soft-page-break/><text:span text:style-name="Strong_20_Emphasis">Question: Difference between overloaded functions and overridden functions. What is ambiguity resolution in class inheritance? When do you encounter such a situation and how is it handled? Explain with an example. (8)</text:span></text:p>
      <text:p text:style-name="Text_20_body"><text:span text:style-name="Strong_20_Emphasis">Answer:</text:span></text:p>
      <text:p text:style-name="Text_20_body"><text:span text:style-name="Strong_20_Emphasis">Difference between Overloaded and Overridden Functions:</text:span></text:p>
      <text:list text:style-name="L76">
        <text:list-item>
          <text:p text:style-name="P170"><text:span text:style-name="Strong_20_Emphasis">Overloaded Functions:</text:span></text:p>
          <text:list>
            <text:list-item>
              <text:p text:style-name="P171"><text:span text:style-name="Strong_20_Emphasis">Definition:</text:span> Overloaded functions in C++ have the same name but different parameter lists (different types or different numbers of parameters).</text:p>
            </text:list-item>
            <text:list-item>
              <text:p text:style-name="P171"><text:span text:style-name="Strong_20_Emphasis">Purpose:</text:span> Overloaded functions provide multiple versions of a function to handle different argument types or numbers.</text:p>
            </text:list-item>
          </text:list>
        </text:list-item>
        <text:list-item>
          <text:p text:style-name="P170"><text:span text:style-name="Strong_20_Emphasis">Overridden Functions:</text:span></text:p>
          <text:list>
            <text:list-item>
              <text:p text:style-name="P171"><text:span text:style-name="Strong_20_Emphasis">Definition:</text:span> Overridden functions occur in the context of inheritance. It involves providing a new implementation for a base class function in a derived class.</text:p>
            </text:list-item>
            <text:list-item>
              <text:p text:style-name="P170"><text:span text:style-name="Strong_20_Emphasis">Purpose:</text:span> Overridden functions allow derived classes to provide specialized behavior while using the same function signature as the base class.</text:p>
            </text:list-item>
          </text:list>
        </text:list-item>
      </text:list>
      <text:p text:style-name="Text_20_body"><text:span text:style-name="Strong_20_Emphasis">Ambiguity Resolution in Class Inheritance:</text:span></text:p>
      <text:p text:style-name="Text_20_body">Ambiguity in class inheritance occurs when there are multiple paths to reach a particular member in a derived class, and the compiler is uncertain which version of the member to use. This typically happens in scenarios like:</text:p>
      <text:list text:style-name="L77">
        <text:list-item>
          <text:p text:style-name="P173"><text:span text:style-name="Strong_20_Emphasis">Diamond Inheritance (Multiple Inheritance):</text:span></text:p>
          <text:list>
            <text:list-item>
              <text:p text:style-name="P173">When a class inherits from two classes that share a common base class.</text:p>
            </text:list-item>
            <text:list-item>
              <text:p text:style-name="P172">Ambiguity arises when the derived class tries to access a member that is present in both base classes.</text:p>
            </text:list-item>
          </text:list>
        </text:list-item>
      </text:list>
      <text:p text:style-name="Text_20_body"><text:span text:style-name="Strong_20_Emphasis">Handling Ambiguity:</text:span></text:p>
      <text:list text:style-name="L78">
        <text:list-item>
          <text:p text:style-name="P174"><text:span text:style-name="Strong_20_Emphasis">Using Scope Resolution Operator (</text:span><text:span text:style-name="Strong_20_Emphasis"><text:span text:style-name="Source_20_Text">::</text:span></text:span><text:span text:style-name="Strong_20_Emphasis">):</text:span></text:p>
          <text:list>
            <text:list-item>
              <text:p text:style-name="P175">If there's ambiguity, you can resolve it by explicitly specifying the scope using the scope resolution operator.</text:p>
            </text:list-item>
          </text:list>
        </text:list-item>
        <text:list-item>
          <text:p text:style-name="P174"><text:span text:style-name="Strong_20_Emphasis">Virtual Inheritance:</text:span></text:p>
          <text:list>
            <text:list-item>
              <text:p text:style-name="P174">In situations involving diamond inheritance, using virtual inheritance can help avoid the creation of multiple instances of the common base class.</text:p>
            </text:list-item>
          </text:list>
        </text:list-item>
      </text:list>
      <text:p text:style-name="Text_20_body"><text:span text:style-name="Strong_20_Emphasis">Example:</text:span></text:p>
      <text:p text:style-name="P4">cpp</text:p>
      <text:p text:style-name="Preformatted_20_Text"><text:span text:style-name="Source_20_Text">#include &lt;iostream&gt;</text:span></text:p>
      <text:p text:style-name="Preformatted_20_Text"/>
      <text:p text:style-name="Preformatted_20_Text"><text:span text:style-name="Source_20_Text">// Base class</text:span></text:p>
      <text:p text:style-name="Preformatted_20_Text"><text:span text:style-name="Source_20_Text">class Base {</text:span></text:p>
      <text:p text:style-name="Preformatted_20_Text"><text:span text:style-name="Source_20_Text">public:</text:span></text:p>
      <text:p text:style-name="Preformatted_20_Text"><text:span text:style-name="Source_20_Text"><text:s text:c="4"/>void display() const {</text:span></text:p>
      <text:p text:style-name="Preformatted_20_Text"><text:span text:style-name="Source_20_Text"><text:s text:c="8"/>std::cout &lt;&lt; "Base Display" &lt;&lt; std::endl;</text:span></text:p>
      <text:p text:style-name="Preformatted_20_Text"><text:span text:style-name="Source_20_Text"><text:s text:c="4"/>}</text:span></text:p>
      <text:p text:style-name="Preformatted_20_Text"><text:span text:style-name="Source_20_Text">};</text:span></text:p>
      <text:p text:style-name="Preformatted_20_Text"><text:soft-page-break/></text:p>
      <text:p text:style-name="Preformatted_20_Text"><text:span text:style-name="Source_20_Text">// Intermediate classes with diamond inheritance</text:span></text:p>
      <text:p text:style-name="Preformatted_20_Text"><text:span text:style-name="Source_20_Text">class Intermediate1 : virtual public Base {};</text:span></text:p>
      <text:p text:style-name="Preformatted_20_Text"><text:span text:style-name="Source_20_Text">class Intermediate2 : virtual public Base {};</text:span></text:p>
      <text:p text:style-name="Preformatted_20_Text"/>
      <text:p text:style-name="Preformatted_20_Text"><text:span text:style-name="Source_20_Text">// Derived class inheriting from both intermediates</text:span></text:p>
      <text:p text:style-name="Preformatted_20_Text"><text:span text:style-name="Source_20_Text">class Derived : public Intermediate1, public Intermediate2 {};</text:span></text:p>
      <text:p text:style-name="Preformatted_20_Text"/>
      <text:p text:style-name="Preformatted_20_Text"><text:span text:style-name="Source_20_Text">int main() {</text:span></text:p>
      <text:p text:style-name="Preformatted_20_Text"><text:span text:style-name="Source_20_Text"><text:s text:c="4"/>Derived derivedObject;</text:span></text:p>
      <text:p text:style-name="Preformatted_20_Text"><text:span text:style-name="Source_20_Text"><text:s text:c="4"/>derivedObject.display(); <text:s/>// Ambiguity: Which 'display' to use?</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Ambiguity Resolution Example:</text:span></text:p>
      <text:p text:style-name="P4">cpp</text:p>
      <text:p text:style-name="Preformatted_20_Text"><text:span text:style-name="Source_20_Text">class Derived : public Intermediate1, public Intermediate2 {</text:span></text:p>
      <text:p text:style-name="Preformatted_20_Text"><text:span text:style-name="Source_20_Text">public:</text:span></text:p>
      <text:p text:style-name="Preformatted_20_Text"><text:span text:style-name="Source_20_Text"><text:s text:c="4"/>void display() const {</text:span></text:p>
      <text:p text:style-name="Preformatted_20_Text"><text:span text:style-name="Source_20_Text"><text:s text:c="8"/>Intermediate1::display(); <text:s/>// Resolve ambiguity by specifying the scope</text:span></text:p>
      <text:p text:style-name="Preformatted_20_Text"><text:span text:style-name="Source_20_Text"><text:s text:c="8"/>// Other specialized behavior...</text:span></text:p>
      <text:p text:style-name="Preformatted_20_Text"><text:span text:style-name="Source_20_Text"><text:s text:c="4"/>}</text:span></text:p>
      <text:p text:style-name="P4"><text:span text:style-name="Source_20_Text">};</text:span></text:p>
      <text:p text:style-name="Text_20_body">In this example, the ambiguity is resolved by using the scope resolution operator to explicitly specify which version of the <text:span text:style-name="Source_20_Text">display</text:span> function to call.</text:p>
      <text:p text:style-name="Text_20_body"><text:span text:style-name="Strong_20_Emphasis">Question: What do you mean by a template member function? Write a program to define a function template for calculating the square of a given number with different data types. (7)</text:span></text:p>
      <text:p text:style-name="Text_20_body"><text:span text:style-name="Strong_20_Emphasis">Answer:</text:span></text:p>
      <text:p text:style-name="Text_20_body"><text:span text:style-name="Strong_20_Emphasis">Template Member Function:</text:span></text:p>
      <text:p text:style-name="Text_20_body">A template member function is a member function of a class that is defined as a template. Templates in C++ provide a way to write generic code that can work with different data types. A template member function allows a class to have member functions that adapt to different types.</text:p>
      <text:p text:style-name="Text_20_body"><text:span text:style-name="Strong_20_Emphasis">Program: Function Template for Calculating Square:</text:span></text:p>
      <text:p text:style-name="P4">cpp</text:p>
      <text:p text:style-name="Preformatted_20_Text"><text:span text:style-name="Source_20_Text">#include &lt;iostream&gt;</text:span></text:p>
      <text:p text:style-name="Preformatted_20_Text"/>
      <text:p text:style-name="Preformatted_20_Text"><text:span text:style-name="Source_20_Text">// Class with a template member function</text:span></text:p>
      <text:p text:style-name="Preformatted_20_Text"><text:span text:style-name="Source_20_Text">template &lt;typename T&gt;</text:span></text:p>
      <text:p text:style-name="Preformatted_20_Text"><text:span text:style-name="Source_20_Text">class Calculator {</text:span></text:p>
      <text:p text:style-name="Preformatted_20_Text"><text:span text:style-name="Source_20_Text">public:</text:span></text:p>
      <text:p text:style-name="Preformatted_20_Text"><text:span text:style-name="Source_20_Text"><text:s text:c="4"/>// Template member function to calculate square</text:span></text:p>
      <text:p text:style-name="Preformatted_20_Text"><text:span text:style-name="Source_20_Text"><text:s text:c="4"/>T square(const T&amp; number) {</text:span></text:p>
      <text:p text:style-name="Preformatted_20_Text"><text:span text:style-name="Source_20_Text"><text:s text:c="8"/>return number * numbe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Using the Calculator class with different data types</text:span></text:p>
      <text:p text:style-name="Preformatted_20_Text"/>
      <text:p text:style-name="Preformatted_20_Text"><text:span text:style-name="Source_20_Text"><text:s text:c="4"/>// Integer example</text:span></text:p>
      <text:p text:style-name="Preformatted_20_Text"><text:soft-page-break/><text:span text:style-name="Source_20_Text"><text:s text:c="4"/>Calculator&lt;int&gt; intCalculator;</text:span></text:p>
      <text:p text:style-name="Preformatted_20_Text"><text:span text:style-name="Source_20_Text"><text:s text:c="4"/>int intResult = intCalculator.square(5);</text:span></text:p>
      <text:p text:style-name="Preformatted_20_Text"><text:span text:style-name="Source_20_Text"><text:s text:c="4"/>std::cout &lt;&lt; "Square of 5 (int): " &lt;&lt; intResult &lt;&lt; std::endl;</text:span></text:p>
      <text:p text:style-name="Preformatted_20_Text"/>
      <text:p text:style-name="Preformatted_20_Text"><text:span text:style-name="Source_20_Text"><text:s text:c="4"/>// Double example</text:span></text:p>
      <text:p text:style-name="Preformatted_20_Text"><text:span text:style-name="Source_20_Text"><text:s text:c="4"/>Calculator&lt;double&gt; doubleCalculator;</text:span></text:p>
      <text:p text:style-name="Preformatted_20_Text"><text:span text:style-name="Source_20_Text"><text:s text:c="4"/>double doubleResult = doubleCalculator.square(3.5);</text:span></text:p>
      <text:p text:style-name="Preformatted_20_Text"><text:span text:style-name="Source_20_Text"><text:s text:c="4"/>std::cout &lt;&lt; "Square of 3.5 (double): " &lt;&lt; doubleResult &lt;&lt; std::endl;</text:span></text:p>
      <text:p text:style-name="Preformatted_20_Text"/>
      <text:p text:style-name="Preformatted_20_Text"><text:span text:style-name="Source_20_Text"><text:s text:c="4"/>// Float example</text:span></text:p>
      <text:p text:style-name="Preformatted_20_Text"><text:span text:style-name="Source_20_Text"><text:s text:c="4"/>Calculator&lt;float&gt; floatCalculator;</text:span></text:p>
      <text:p text:style-name="Preformatted_20_Text"><text:span text:style-name="Source_20_Text"><text:s text:c="4"/>float floatResult = floatCalculator.square(2.5f);</text:span></text:p>
      <text:p text:style-name="Preformatted_20_Text"><text:span text:style-name="Source_20_Text"><text:s text:c="4"/>std::cout &lt;&lt; "Square of 2.5 (float): " &lt;&lt; floatResult &lt;&lt; std::endl;</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Key Concepts:</text:span></text:p>
      <text:list text:style-name="L81">
        <text:list-item>
          <text:p text:style-name="P177"><text:span text:style-name="Strong_20_Emphasis">Template Member Function:</text:span> A member function of a class that is defined as a template, allowing it to work with different data types.</text:p>
        </text:list-item>
        <text:list-item>
          <text:p text:style-name="P177"><text:span text:style-name="Strong_20_Emphasis">Template Syntax:</text:span> The template syntax is specified using the <text:span text:style-name="Source_20_Text">template &lt;typename T&gt;</text:span> declaration.</text:p>
        </text:list-item>
        <text:list-item>
          <text:p text:style-name="P177"><text:span text:style-name="Strong_20_Emphasis">Function Template:</text:span> A function template allows writing a generic function that can work with different data types.</text:p>
        </text:list-item>
        <text:list-item>
          <text:p text:style-name="P176"><text:span text:style-name="Strong_20_Emphasis">Instantiation:</text:span> Instances of the <text:span text:style-name="Source_20_Text">Calculator</text:span> class are created with specific data types (<text:span text:style-name="Source_20_Text">int</text:span>, <text:span text:style-name="Source_20_Text">double</text:span>, <text:span text:style-name="Source_20_Text">float</text:span>), and the template member function adapts accordingly.</text:p>
        </text:list-item>
      </text:list>
      <text:p text:style-name="Text_20_body"><text:span text:style-name="Strong_20_Emphasis">Question: What are pure virtual functions? How do they differ from normal virtual functions? (8)</text:span></text:p>
      <text:p text:style-name="Text_20_body"><text:span text:style-name="Strong_20_Emphasis">Answer:</text:span></text:p>
      <text:p text:style-name="Text_20_body"><text:span text:style-name="Strong_20_Emphasis">Pure Virtual Functions:</text:span></text:p>
      <text:list text:style-name="L82">
        <text:list-item>
          <text:p text:style-name="P178"><text:span text:style-name="Strong_20_Emphasis">Definition:</text:span></text:p>
          <text:list>
            <text:list-item>
              <text:p text:style-name="P179">A pure virtual function is a virtual function in a base class that is declared with the <text:span text:style-name="Source_20_Text">virtual</text:span> keyword and has no implementation (no body).</text:p>
            </text:list-item>
            <text:list-item>
              <text:p text:style-name="P179">It is denoted by assigning <text:span text:style-name="Source_20_Text">0</text:span> as its implementation in the base class.</text:p>
            </text:list-item>
          </text:list>
        </text:list-item>
        <text:list-item>
          <text:p text:style-name="P178"><text:span text:style-name="Strong_20_Emphasis">Purpose:</text:span></text:p>
          <text:list>
            <text:list-item>
              <text:p text:style-name="P179">The primary purpose of pure virtual functions is to define an interface in the base class and make it mandatory for the derived classes to provide an implementation.</text:p>
            </text:list-item>
          </text:list>
        </text:list-item>
        <text:list-item>
          <text:p text:style-name="P178"><text:span text:style-name="Strong_20_Emphasis">Syntax:</text:span></text:p>
          <text:p text:style-name="P37">cpp</text:p>
        </text:list-item>
      </text:list>
      <text:list text:style-name="L83">
        <text:list-item text:start-value="3">
          <text:p text:style-name="P38"><text:span text:style-name="Source_20_Text">class Base {</text:span></text:p>
          <text:p text:style-name="P38"><text:span text:style-name="Source_20_Text">public:</text:span></text:p>
          <text:p text:style-name="P38"><text:span text:style-name="Source_20_Text"><text:s text:c="4"/>virtual void pureVirtualFunction() = 0; <text:s/>// Pure virtual function</text:span></text:p>
          <text:p text:style-name="P39"><text:span text:style-name="Source_20_Text">};</text:span></text:p>
        </text:list-item>
        <text:list-item>
          <text:p text:style-name="P180"><text:span text:style-name="Strong_20_Emphasis">Derived Class Implementation:</text:span></text:p>
          <text:list>
            <text:list-item>
              <text:p text:style-name="P180"><text:soft-page-break/>Any class inheriting from a class with a pure virtual function must provide an implementation for that function, or it will also become an abstract class.</text:p>
            </text:list-item>
          </text:list>
        </text:list-item>
      </text:list>
      <text:p text:style-name="Text_20_body"><text:span text:style-name="Strong_20_Emphasis">Differences from Normal Virtual Functions:</text:span></text:p>
      <text:list text:style-name="L84">
        <text:list-item>
          <text:p text:style-name="P181"><text:span text:style-name="Strong_20_Emphasis">No Implementation:</text:span></text:p>
          <text:list>
            <text:list-item>
              <text:p text:style-name="P182">Pure virtual functions have no implementation in the base class, while normal virtual functions have a default implementation that can be overridden in derived classes.</text:p>
            </text:list-item>
          </text:list>
        </text:list-item>
        <text:list-item>
          <text:p text:style-name="P181"><text:span text:style-name="Strong_20_Emphasis">Abstract Class:</text:span></text:p>
          <text:list>
            <text:list-item>
              <text:p text:style-name="P182">A class containing at least one pure virtual function becomes an abstract class, and objects of abstract classes cannot be instantiated. Normal virtual functions do not make a class abstract.</text:p>
            </text:list-item>
          </text:list>
        </text:list-item>
        <text:list-item>
          <text:p text:style-name="P181"><text:span text:style-name="Strong_20_Emphasis">Obligation to Override:</text:span></text:p>
          <text:list>
            <text:list-item>
              <text:p text:style-name="P181">Derived classes must provide an implementation for pure virtual functions; otherwise, they also become abstract classes. Normal virtual functions can be overridden but are not mandatory to do so.</text:p>
            </text:list-item>
          </text:list>
        </text:list-item>
      </text:list>
      <text:p text:style-name="Text_20_body"><text:span text:style-name="Strong_20_Emphasis">Example:</text:span></text:p>
      <text:p text:style-name="P4">cpp</text:p>
      <text:p text:style-name="Preformatted_20_Text"><text:span text:style-name="Source_20_Text">#include &lt;iostream&gt;</text:span></text:p>
      <text:p text:style-name="Preformatted_20_Text"/>
      <text:p text:style-name="Preformatted_20_Text"><text:span text:style-name="Source_20_Text">// Abstract base class with a pure virtual function</text:span></text:p>
      <text:p text:style-name="Preformatted_20_Text"><text:span text:style-name="Source_20_Text">class Shape {</text:span></text:p>
      <text:p text:style-name="Preformatted_20_Text"><text:span text:style-name="Source_20_Text">public:</text:span></text:p>
      <text:p text:style-name="Preformatted_20_Text"><text:span text:style-name="Source_20_Text"><text:s text:c="4"/>virtual void draw() const = 0; <text:s/>// Pure virtual function</text:span></text:p>
      <text:p text:style-name="Preformatted_20_Text"><text:span text:style-name="Source_20_Text">};</text:span></text:p>
      <text:p text:style-name="Preformatted_20_Text"/>
      <text:p text:style-name="Preformatted_20_Text"><text:span text:style-name="Source_20_Text">// Concrete derived class with an implementation of the pure virtual function</text:span></text:p>
      <text:p text:style-name="Preformatted_20_Text"><text:span text:style-name="Source_20_Text">class Circle : public Shape {</text:span></text:p>
      <text:p text:style-name="Preformatted_20_Text"><text:span text:style-name="Source_20_Text">public:</text:span></text:p>
      <text:p text:style-name="Preformatted_20_Text"><text:span text:style-name="Source_20_Text"><text:s text:c="4"/>void draw() const override {</text:span></text:p>
      <text:p text:style-name="Preformatted_20_Text"><text:span text:style-name="Source_20_Text"><text:s text:c="8"/>std::cout &lt;&lt; "Drawing a Circle" &lt;&lt; std::end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Concrete derived class with an implementation of the pure virtual function</text:span></text:p>
      <text:p text:style-name="Preformatted_20_Text"><text:span text:style-name="Source_20_Text">class Square : public Shape {</text:span></text:p>
      <text:p text:style-name="Preformatted_20_Text"><text:span text:style-name="Source_20_Text">public:</text:span></text:p>
      <text:p text:style-name="Preformatted_20_Text"><text:span text:style-name="Source_20_Text"><text:s text:c="4"/>void draw() const override {</text:span></text:p>
      <text:p text:style-name="Preformatted_20_Text"><text:span text:style-name="Source_20_Text"><text:s text:c="8"/>std::cout &lt;&lt; "Drawing a Square" &lt;&lt; std::end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Creating objects of derived classes and calling the draw function</text:span></text:p>
      <text:p text:style-name="Preformatted_20_Text"><text:span text:style-name="Source_20_Text"><text:s text:c="4"/>Circle circle;</text:span></text:p>
      <text:p text:style-name="Preformatted_20_Text"><text:span text:style-name="Source_20_Text"><text:s text:c="4"/>Square square;</text:span></text:p>
      <text:p text:style-name="Preformatted_20_Text"/>
      <text:p text:style-name="Preformatted_20_Text"><text:span text:style-name="Source_20_Text"><text:s text:c="4"/>circle.draw(); <text:s/>// Outputs: Drawing a Circle</text:span></text:p>
      <text:p text:style-name="Preformatted_20_Text"><text:span text:style-name="Source_20_Text"><text:s text:c="4"/>square.draw(); <text:s/>// Outputs: Drawing a Square</text:span></text:p>
      <text:p text:style-name="Preformatted_20_Text"/>
      <text:p text:style-name="Preformatted_20_Text"><text:span text:style-name="Source_20_Text"><text:s text:c="4"/>return 0;</text:span></text:p>
      <text:p text:style-name="P4"><text:span text:style-name="Source_20_Text">}</text:span></text:p>
      <text:p text:style-name="Text_20_body"><text:span text:style-name="Strong_20_Emphasis">Key Concepts:</text:span></text:p>
      <text:list text:style-name="L85">
        <text:list-item>
          <text:p text:style-name="P184"><text:soft-page-break/><text:span text:style-name="Strong_20_Emphasis">Pure Virtual Function:</text:span> A virtual function with no implementation in the base class, making the class abstract.</text:p>
        </text:list-item>
        <text:list-item>
          <text:p text:style-name="P184"><text:span text:style-name="Strong_20_Emphasis">Abstract Class:</text:span> A class containing at least one pure virtual function, making it impossible to instantiate objects of that class.</text:p>
        </text:list-item>
        <text:list-item>
          <text:p text:style-name="P184"><text:span text:style-name="Strong_20_Emphasis">Mandatory Override:</text:span> Derived classes must provide an implementation for pure virtual functions.</text:p>
        </text:list-item>
        <text:list-item>
          <text:p text:style-name="P183"><text:span text:style-name="Strong_20_Emphasis">Normal Virtual Function:</text:span> A virtual function with a default implementation in the base class, which can be overridden in derived classes.</text:p>
        </text:list-item>
      </text:list>
      <text:p text:style-name="Text_20_body"><text:span text:style-name="Strong_20_Emphasis">Components of the Standard Template Library (STL):</text:span></text:p>
      <text:p text:style-name="Text_20_body">The Standard Template Library (STL) is a powerful set of C++ template classes to provide general-purpose classes and functions with templates that implement many popular and commonly used algorithms and data structures. It is a part of the C++ Standard Library and consists of several components:</text:p>
      <text:list text:style-name="L86">
        <text:list-item>
          <text:p text:style-name="P185"><text:span text:style-name="Strong_20_Emphasis">Algorithms:</text:span></text:p>
          <text:list>
            <text:list-item>
              <text:p text:style-name="P186"><text:span text:style-name="Strong_20_Emphasis">Description:</text:span> STL provides a collection of algorithms that operate on containers. Algorithms include operations like sorting, searching, transforming, and more.</text:p>
            </text:list-item>
            <text:list-item>
              <text:p text:style-name="P185"><text:span text:style-name="Strong_20_Emphasis">Example:</text:span></text:p>
              <text:p text:style-name="P40">cpp</text:p>
            </text:list-item>
          </text:list>
        </text:list-item>
      </text:list>
      <text:list text:style-name="L88">
        <text:list-item>
          <text:p text:style-name="P41"><text:span text:style-name="Source_20_Text">#include &lt;algorithm&gt;</text:span></text:p>
          <text:p text:style-name="P41"><text:span text:style-name="Source_20_Text">#include &lt;vector&gt;</text:span></text:p>
          <text:p text:style-name="P41"/>
          <text:p text:style-name="P41"><text:span text:style-name="Source_20_Text">int main() {</text:span></text:p>
          <text:p text:style-name="P41"><text:span text:style-name="Source_20_Text"><text:s text:c="4"/>std::vector&lt;int&gt; numbers = {3, 1, 4, 1, 5, 9, 2, 6, 5};</text:span></text:p>
          <text:p text:style-name="P41"/>
          <text:p text:style-name="P41"><text:span text:style-name="Source_20_Text"><text:s text:c="4"/>// Sorting the vector</text:span></text:p>
          <text:p text:style-name="P41"><text:span text:style-name="Source_20_Text"><text:s text:c="4"/>std::sort(numbers.begin(), numbers.end());</text:span></text:p>
          <text:p text:style-name="P41"/>
          <text:p text:style-name="P41"><text:span text:style-name="Source_20_Text"><text:s text:c="4"/>// Finding the sum of elements</text:span></text:p>
          <text:p text:style-name="P41"><text:span text:style-name="Source_20_Text"><text:s text:c="4"/>int sum = std::accumulate(numbers.begin(), numbers.end(), 0);</text:span></text:p>
          <text:p text:style-name="P41"/>
          <text:p text:style-name="P41"><text:span text:style-name="Source_20_Text"><text:s text:c="4"/>// ... and many more algorithms</text:span></text:p>
          <text:p text:style-name="P42"><text:span text:style-name="Source_20_Text">}</text:span></text:p>
        </text:list-item>
      </text:list>
      <text:list text:style-name="L89">
        <text:list-item>
          <text:p text:style-name="P187"><text:span text:style-name="Strong_20_Emphasis">Containers:</text:span></text:p>
        </text:list-item>
      </text:list>
      <text:list text:style-name="L90">
        <text:list-item>
          <text:p text:style-name="P189"><text:span text:style-name="Strong_20_Emphasis">Description:</text:span> Containers are data structures that store and organize elements. STL provides various types of containers, such as vectors, lists, queues, stacks, maps, sets, and more.</text:p>
        </text:list-item>
        <text:list-item>
          <text:p text:style-name="P188"><text:span text:style-name="Strong_20_Emphasis">Example:</text:span></text:p>
          <text:p text:style-name="P43">cpp</text:p>
        </text:list-item>
      </text:list>
      <text:list text:style-name="L92">
        <text:list-item>
          <text:p text:style-name="P44"><text:span text:style-name="Source_20_Text">#include &lt;vector&gt;</text:span></text:p>
          <text:p text:style-name="P44"><text:span text:style-name="Source_20_Text">#include &lt;list&gt;</text:span></text:p>
          <text:p text:style-name="P44"><text:span text:style-name="Source_20_Text">#include &lt;map&gt;</text:span></text:p>
          <text:p text:style-name="P44"/>
          <text:p text:style-name="P44"><text:span text:style-name="Source_20_Text">int main() {</text:span></text:p>
          <text:p text:style-name="P44"><text:span text:style-name="Source_20_Text"><text:s text:c="4"/>// Vector container</text:span></text:p>
          <text:p text:style-name="P44"><text:span text:style-name="Source_20_Text"><text:s text:c="4"/>std::vector&lt;int&gt; numbers = {1, 2, 3, 4, 5};</text:span></text:p>
          <text:p text:style-name="P44"/>
          <text:p text:style-name="P44"><text:span text:style-name="Source_20_Text"><text:s text:c="4"/>// List container</text:span></text:p>
          <text:p text:style-name="P44"><text:span text:style-name="Source_20_Text"><text:s text:c="4"/>std::list&lt;double&gt; prices = {10.5, 20.3, 15.8};</text:span></text:p>
          <text:p text:style-name="P44"><text:soft-page-break/></text:p>
          <text:p text:style-name="P44"><text:span text:style-name="Source_20_Text"><text:s text:c="4"/>// Map container</text:span></text:p>
          <text:p text:style-name="P44"><text:span text:style-name="Source_20_Text"><text:s text:c="4"/>std::map&lt;std::string, int&gt; ages = {{"Alice", 25}, {"Bob", 30}};</text:span></text:p>
          <text:p text:style-name="P44"/>
          <text:p text:style-name="P44"><text:span text:style-name="Source_20_Text"><text:s text:c="4"/>// ... and many more container types</text:span></text:p>
          <text:p text:style-name="P45"><text:span text:style-name="Source_20_Text">}</text:span></text:p>
        </text:list-item>
      </text:list>
      <text:list text:style-name="L93">
        <text:list-item>
          <text:p text:style-name="P190"><text:span text:style-name="Strong_20_Emphasis">Iterators:</text:span></text:p>
        </text:list-item>
      </text:list>
      <text:list text:style-name="L94">
        <text:list-item>
          <text:p text:style-name="P192"><text:span text:style-name="Strong_20_Emphasis">Description:</text:span> Iterators are used to iterate over the elements of a container. They act as an interface between algorithms and containers.</text:p>
        </text:list-item>
        <text:list-item>
          <text:p text:style-name="P191"><text:span text:style-name="Strong_20_Emphasis">Example:</text:span></text:p>
          <text:p text:style-name="P46">cpp</text:p>
        </text:list-item>
      </text:list>
      <text:list text:style-name="L96">
        <text:list-item>
          <text:p text:style-name="P47"><text:span text:style-name="Source_20_Text">#include &lt;vector&gt;</text:span></text:p>
          <text:p text:style-name="P47"><text:span text:style-name="Source_20_Text">#include &lt;iostream&gt;</text:span></text:p>
          <text:p text:style-name="P47"/>
          <text:p text:style-name="P47"><text:span text:style-name="Source_20_Text">int main() {</text:span></text:p>
          <text:p text:style-name="P47"><text:span text:style-name="Source_20_Text"><text:s text:c="4"/>std::vector&lt;int&gt; numbers = {1, 2, 3, 4, 5};</text:span></text:p>
          <text:p text:style-name="P47"/>
          <text:p text:style-name="P47"><text:span text:style-name="Source_20_Text"><text:s text:c="4"/>// Using iterators to access elements</text:span></text:p>
          <text:p text:style-name="P47"><text:span text:style-name="Source_20_Text"><text:s text:c="4"/>for (auto it = numbers.begin(); it != numbers.end(); ++it) {</text:span></text:p>
          <text:p text:style-name="P47"><text:span text:style-name="Source_20_Text"><text:s text:c="8"/>std::cout &lt;&lt; *it &lt;&lt; " ";</text:span></text:p>
          <text:p text:style-name="P47"><text:span text:style-name="Source_20_Text"><text:s text:c="4"/>}</text:span></text:p>
          <text:p text:style-name="P48"><text:span text:style-name="Source_20_Text">}</text:span></text:p>
        </text:list-item>
      </text:list>
      <text:list text:style-name="L97">
        <text:list-item>
          <text:p text:style-name="P193"><text:span text:style-name="Strong_20_Emphasis">Functors (Function Objects):</text:span></text:p>
        </text:list-item>
      </text:list>
      <text:list text:style-name="L98">
        <text:list-item>
          <text:p text:style-name="P195"><text:span text:style-name="Strong_20_Emphasis">Description:</text:span> Functors are objects that can be used as functions. They are often used with algorithms that expect a callable entity.</text:p>
        </text:list-item>
        <text:list-item>
          <text:p text:style-name="P194"><text:span text:style-name="Strong_20_Emphasis">Example:</text:span></text:p>
          <text:p text:style-name="P49">cpp</text:p>
        </text:list-item>
      </text:list>
      <text:list text:style-name="L100">
        <text:list-item>
          <text:p text:style-name="P50"><text:span text:style-name="Source_20_Text">#include &lt;iostream&gt;</text:span></text:p>
          <text:p text:style-name="P50"><text:span text:style-name="Source_20_Text">#include &lt;algorithm&gt;</text:span></text:p>
          <text:p text:style-name="P50"/>
          <text:p text:style-name="P50"><text:span text:style-name="Source_20_Text">// Functor class</text:span></text:p>
          <text:p text:style-name="P50"><text:span text:style-name="Source_20_Text">struct Square {</text:span></text:p>
          <text:p text:style-name="P50"><text:span text:style-name="Source_20_Text"><text:s text:c="4"/>int operator()(int x) const {</text:span></text:p>
          <text:p text:style-name="P50"><text:span text:style-name="Source_20_Text"><text:s text:c="8"/>return x * x;</text:span></text:p>
          <text:p text:style-name="P50"><text:span text:style-name="Source_20_Text"><text:s text:c="4"/>}</text:span></text:p>
          <text:p text:style-name="P50"><text:span text:style-name="Source_20_Text">};</text:span></text:p>
          <text:p text:style-name="P50"/>
          <text:p text:style-name="P50"><text:span text:style-name="Source_20_Text">int main() {</text:span></text:p>
          <text:p text:style-name="P50"><text:span text:style-name="Source_20_Text"><text:s text:c="4"/>std::vector&lt;int&gt; numbers = {1, 2, 3, 4, 5};</text:span></text:p>
          <text:p text:style-name="P50"/>
          <text:p text:style-name="P50"><text:span text:style-name="Source_20_Text"><text:s text:c="4"/>// Using the Square functor with transform</text:span></text:p>
          <text:p text:style-name="P50"><text:span text:style-name="Source_20_Text"><text:s text:c="4"/>std::transform(numbers.begin(), numbers.end(), numbers.begin(), Square());</text:span></text:p>
          <text:p text:style-name="P50"/>
          <text:p text:style-name="P50"><text:span text:style-name="Source_20_Text"><text:s text:c="4"/>// Output: 1 4 9 16 25</text:span></text:p>
          <text:p text:style-name="P50"><text:span text:style-name="Source_20_Text"><text:s text:c="4"/>for (int num : numbers) {</text:span></text:p>
          <text:p text:style-name="P50"><text:span text:style-name="Source_20_Text"><text:s text:c="8"/>std::cout &lt;&lt; num &lt;&lt; " ";</text:span></text:p>
          <text:p text:style-name="P50"><text:span text:style-name="Source_20_Text"><text:s text:c="4"/>}</text:span></text:p>
          <text:p text:style-name="P51"><text:span text:style-name="Source_20_Text">}</text:span></text:p>
        </text:list-item>
      </text:list>
      <text:list text:style-name="L101">
        <text:list-item>
          <text:p text:style-name="P196"><text:span text:style-name="Strong_20_Emphasis">Allocators:</text:span></text:p>
        </text:list-item>
      </text:list>
      <text:list text:style-name="L102">
        <text:list-item>
          <text:p text:style-name="P198"><text:soft-page-break/><text:span text:style-name="Strong_20_Emphasis">Description:</text:span> Allocators provide a way to manage memory for containers. They abstract memory allocation and deallocation.</text:p>
        </text:list-item>
        <text:list-item>
          <text:p text:style-name="P197"><text:span text:style-name="Strong_20_Emphasis">Example:</text:span></text:p>
          <text:p text:style-name="P52">cpp</text:p>
        </text:list-item>
      </text:list>
      <text:list text:style-name="L104">
        <text:list-item>
          <text:p text:style-name="P53"><text:span text:style-name="Source_20_Text">#include &lt;vector&gt;</text:span></text:p>
          <text:p text:style-name="P53"/>
          <text:p text:style-name="P53"><text:span text:style-name="Source_20_Text">int main() {</text:span></text:p>
          <text:p text:style-name="P53"><text:span text:style-name="Source_20_Text"><text:s text:c="4"/>// Using a custom allocator for a vector</text:span></text:p>
          <text:p text:style-name="P53"><text:span text:style-name="Source_20_Text"><text:s text:c="4"/>std::vector&lt;int, MyAllocator&lt;int&gt;&gt; customVector;</text:span></text:p>
          <text:p text:style-name="P53"/>
          <text:p text:style-name="P53"><text:span text:style-name="Source_20_Text"><text:s text:c="4"/>// ... MyAllocator is a user-defined allocator</text:span></text:p>
          <text:p text:style-name="P54"><text:span text:style-name="Source_20_Text">}</text:span></text:p>
        </text:list-item>
      </text:list>
      <text:list text:style-name="L105">
        <text:list-item>
          <text:p text:style-name="P199"><text:span text:style-name="Strong_20_Emphasis">Algorithms:</text:span></text:p>
        </text:list-item>
      </text:list>
      <text:list text:style-name="L106">
        <text:list-item>
          <text:p text:style-name="P201"><text:span text:style-name="Strong_20_Emphasis">Description:</text:span> STL provides various algorithms that can operate on sequences of elements. These include sorting, searching, counting, and more.</text:p>
        </text:list-item>
        <text:list-item>
          <text:p text:style-name="P200"><text:span text:style-name="Strong_20_Emphasis">Example:</text:span></text:p>
          <text:p text:style-name="P55">cpp</text:p>
        </text:list-item>
      </text:list>
      <text:list text:style-name="L108">
        <text:list-item>
          <text:p text:style-name="P56"><text:span text:style-name="Source_20_Text">#include &lt;algorithm&gt;</text:span></text:p>
          <text:p text:style-name="P56"><text:span text:style-name="Source_20_Text">#include &lt;vector&gt;</text:span></text:p>
          <text:p text:style-name="P56"/>
          <text:p text:style-name="P56"><text:span text:style-name="Source_20_Text">int main() {</text:span></text:p>
          <text:p text:style-name="P56"><text:span text:style-name="Source_20_Text"><text:s text:c="4"/>std::vector&lt;int&gt; numbers = {5, 2, 8, 1, 7};</text:span></text:p>
          <text:p text:style-name="P56"/>
          <text:p text:style-name="P56"><text:span text:style-name="Source_20_Text"><text:s text:c="4"/>// Sorting the vector</text:span></text:p>
          <text:p text:style-name="P56"><text:span text:style-name="Source_20_Text"><text:s text:c="4"/>std::sort(numbers.begin(), numbers.end());</text:span></text:p>
          <text:p text:style-name="P56"/>
          <text:p text:style-name="P56"><text:span text:style-name="Source_20_Text"><text:s text:c="4"/>// Finding the sum of elements</text:span></text:p>
          <text:p text:style-name="P56"><text:span text:style-name="Source_20_Text"><text:s text:c="4"/>int sum = std::accumulate(numbers.begin(), numbers.end(), 0);</text:span></text:p>
          <text:p text:style-name="P56"/>
          <text:p text:style-name="P56"><text:span text:style-name="Source_20_Text"><text:s text:c="4"/>// ... and many more algorithms</text:span></text:p>
          <text:p text:style-name="P57"><text:span text:style-name="Source_20_Text">}</text:span></text:p>
        </text:list-item>
      </text:list>
      <text:list text:style-name="L109">
        <text:list-item>
          <text:p text:style-name="P202"><text:span text:style-name="Strong_20_Emphasis">Function Objects (Functors):</text:span></text:p>
        </text:list-item>
      </text:list>
      <text:list text:style-name="L110">
        <text:list-item>
          <text:p text:style-name="P204"><text:span text:style-name="Strong_20_Emphasis">Description:</text:span> Function objects are objects that can be called as if they were functions. They are often used with algorithms or as custom comparators for containers.</text:p>
        </text:list-item>
        <text:list-item>
          <text:p text:style-name="P203"><text:span text:style-name="Strong_20_Emphasis">Example:</text:span></text:p>
          <text:p text:style-name="P58">cpp</text:p>
        </text:list-item>
      </text:list>
      <text:list text:style-name="L112">
        <text:list-item>
          <text:p text:style-name="P59"><text:span text:style-name="Source_20_Text">#include &lt;iostream&gt;</text:span></text:p>
          <text:p text:style-name="P59"/>
          <text:p text:style-name="P59"><text:span text:style-name="Source_20_Text">// Functor class</text:span></text:p>
          <text:p text:style-name="P59"><text:span text:style-name="Source_20_Text">struct Compare {</text:span></text:p>
          <text:p text:style-name="P59"><text:span text:style-name="Source_20_Text"><text:s text:c="4"/>bool operator()(int a, int b) const {</text:span></text:p>
          <text:p text:style-name="P59"><text:span text:style-name="Source_20_Text"><text:s text:c="8"/>return a &gt; b;</text:span></text:p>
          <text:p text:style-name="P59"><text:span text:style-name="Source_20_Text"><text:s text:c="4"/>}</text:span></text:p>
          <text:p text:style-name="P59"><text:span text:style-name="Source_20_Text">};</text:span></text:p>
          <text:p text:style-name="P59"/>
          <text:p text:style-name="P59"><text:span text:style-name="Source_20_Text">int main() {</text:span></text:p>
          <text:p text:style-name="P59"><text:span text:style-name="Source_20_Text"><text:s text:c="4"/>// Using the Compare functor with sorting</text:span></text:p>
          <text:p text:style-name="P59"><text:span text:style-name="Source_20_Text"><text:s text:c="4"/>int arr[] = {5, 2, 8, 1, 7};</text:span></text:p>
          <text:p text:style-name="P59"><text:span text:style-name="Source_20_Text"><text:s text:c="4"/>std::sort(arr, arr + 5, Compare());</text:span></text:p>
          <text:p text:style-name="P59"/>
          <text:p text:style-name="P59"><text:soft-page-break/><text:span text:style-name="Source_20_Text"><text:s text:c="4"/>// Output: 8 7 5 2 1</text:span></text:p>
          <text:p text:style-name="P59"><text:span text:style-name="Source_20_Text"><text:s text:c="4"/>for (int num : arr) {</text:span></text:p>
          <text:p text:style-name="P59"><text:span text:style-name="Source_20_Text"><text:s text:c="8"/>std::cout &lt;&lt; num &lt;&lt; " ";</text:span></text:p>
          <text:p text:style-name="P59"><text:span text:style-name="Source_20_Text"><text:s text:c="4"/>}</text:span></text:p>
          <text:p text:style-name="P60"><text:span text:style-name="Source_20_Text">}</text:span></text:p>
        </text:list-item>
      </text:list>
      <text:list text:style-name="L113">
        <text:list-item>
          <text:p text:style-name="P205"><text:span text:style-name="Strong_20_Emphasis">Strings:</text:span></text:p>
        </text:list-item>
      </text:list>
      <text:list text:style-name="L114">
        <text:list-item>
          <text:p text:style-name="P207"><text:span text:style-name="Strong_20_Emphasis">Description:</text:span> STL provides a string class (<text:span text:style-name="Source_20_Text">std::string</text:span>) for string manipulation. It includes various operations and supports many useful functions.</text:p>
        </text:list-item>
        <text:list-item>
          <text:p text:style-name="P206"><text:span text:style-name="Strong_20_Emphasis">Example:</text:span></text:p>
          <text:p text:style-name="P61">cpp</text:p>
        </text:list-item>
      </text:list>
      <text:list text:style-name="L116">
        <text:list-item>
          <text:p text:style-name="P62"><text:span text:style-name="Source_20_Text">#include &lt;iostream&gt;</text:span></text:p>
          <text:p text:style-name="P62"><text:span text:style-name="Source_20_Text">#include &lt;string&gt;</text:span></text:p>
          <text:p text:style-name="P62"/>
          <text:p text:style-name="P62"><text:span text:style-name="Source_20_Text">int main() {</text:span></text:p>
          <text:p text:style-name="P62"><text:span text:style-name="Source_20_Text"><text:s text:c="4"/>// Using std::string for string manipulation</text:span></text:p>
          <text:p text:style-name="P62"><text:span text:style-name="Source_20_Text"><text:s text:c="4"/>std::string message = "Hello, World!";</text:span></text:p>
          <text:p text:style-name="P62"><text:span text:style-name="Source_20_Text"><text:s text:c="4"/>std::cout &lt;&lt; "Length: " &lt;&lt; message.length() &lt;&lt; std::endl; <text:s/>// Output: Length: 13</text:span></text:p>
          <text:p text:style-name="P62"/>
          <text:p text:style-name="P62"><text:span text:style-name="Source_20_Text"><text:s text:c="4"/>// ... and many more string operations</text:span></text:p>
          <text:p text:style-name="P63"><text:span text:style-name="Source_20_Text">}</text:span></text:p>
        </text:list-item>
      </text:list>
      <text:list text:style-name="L117">
        <text:list-item>
          <text:p text:style-name="P208"><text:span text:style-name="Strong_20_Emphasis">IOStream Library:</text:span></text:p>
        </text:list-item>
      </text:list>
      <text:list text:style-name="L118">
        <text:list-item>
          <text:p text:style-name="P210"><text:span text:style-name="Strong_20_Emphasis">Description:</text:span> The IOStream library provides input and output operations, including the <text:span text:style-name="Source_20_Text">cin</text:span>, <text:span text:style-name="Source_20_Text">cout</text:span>, <text:span text:style-name="Source_20_Text">cerr</text:span>, and <text:span text:style-name="Source_20_Text">clog</text:span> streams.</text:p>
        </text:list-item>
        <text:list-item>
          <text:p text:style-name="P209"><text:span text:style-name="Strong_20_Emphasis">Example:</text:span></text:p>
          <text:p text:style-name="P64">cpp</text:p>
        </text:list-item>
      </text:list>
      <text:list text:style-name="L120">
        <text:list-item>
          <text:p text:style-name="P65"><text:span text:style-name="Source_20_Text">#include &lt;iostream&gt;</text:span></text:p>
          <text:p text:style-name="P65"/>
          <text:p text:style-name="P65"><text:span text:style-name="Source_20_Text">int main() {</text:span></text:p>
          <text:p text:style-name="P65"><text:span text:style-name="Source_20_Text"><text:s text:c="4"/>int num;</text:span></text:p>
          <text:p text:style-name="P65"><text:span text:style-name="Source_20_Text"><text:s text:c="4"/>std::cout &lt;&lt; "Enter a number: ";</text:span></text:p>
          <text:p text:style-name="P65"><text:span text:style-name="Source_20_Text"><text:s text:c="4"/>std::cin &gt;&gt; num;</text:span></text:p>
          <text:p text:style-name="P65"><text:span text:style-name="Source_20_Text"><text:s text:c="4"/>std::cout &lt;&lt; "You entered: " &lt;&lt; num &lt;&lt; std::endl;</text:span></text:p>
          <text:p text:style-name="P66"><text:span text:style-name="Source_20_Text">}</text:span></text:p>
        </text:list-item>
      </text:list>
      <text:list text:style-name="L121">
        <text:list-item>
          <text:p text:style-name="P211"><text:span text:style-name="Strong_20_Emphasis">Utilities:</text:span></text:p>
        </text:list-item>
      </text:list>
      <text:list text:style-name="L122">
        <text:list-item>
          <text:p text:style-name="P213"><text:span text:style-name="Strong_20_Emphasis">Description:</text:span> Utilities include various helper classes and functions, such as pairs, tuples, type traits, and smart pointers (<text:span text:style-name="Source_20_Text">std::pair</text:span>, <text:span text:style-name="Source_20_Text">std::tuple</text:span>, <text:span text:style-name="Source_20_Text">std::type_traits</text:span>, <text:span text:style-name="Source_20_Text">std::unique_ptr</text:span>, etc.).</text:p>
        </text:list-item>
        <text:list-item>
          <text:p text:style-name="P212"><text:span text:style-name="Strong_20_Emphasis">Example:</text:span></text:p>
          <text:p text:style-name="P67">cpp</text:p>
        </text:list-item>
      </text:list>
      <text:p text:style-name="Preformatted_20_Text"><text:span text:style-name="Source_20_Text">#include &lt;iostream&gt;</text:span></text:p>
      <text:p text:style-name="Preformatted_20_Text"><text:span text:style-name="Source_20_Text">#include &lt;utility&gt;</text:span></text:p>
      <text:p text:style-name="Preformatted_20_Text"/>
      <text:p text:style-name="Preformatted_20_Text"><text:span text:style-name="Source_20_Text">int main() {</text:span></text:p>
      <text:p text:style-name="Preformatted_20_Text"><text:span text:style-name="Source_20_Text"><text:s text:c="4"/>// Using std::pair for combining two values</text:span></text:p>
      <text:p text:style-name="Preformatted_20_Text"><text:span text:style-name="Source_20_Text"><text:s text:c="4"/>std::pair&lt;int, double&gt; data = std::make_pair(42, 3.14);</text:span></text:p>
      <text:p text:style-name="Preformatted_20_Text"><text:soft-page-break/><text:span text:style-name="Source_20_Text"><text:s text:c="4"/>std::cout &lt;&lt; "First: " &lt;&lt; data.first &lt;&lt; ", Second: " &lt;&lt; data.second &lt;&lt; std::endl;</text:span></text:p>
      <text:p text:style-name="P4"><text:span text:style-name="Source_20_Text">}</text:span></text:p>
      <text:p text:style-name="Text_20_body"><text:span text:style-name="Strong_20_Emphasis"><text:span text:style-name="T1">Question: </text:span></text:span><text:span text:style-name="Strong_20_Emphasis">Scope Resolution Operator in C++ (3):</text:span></text:p>
      <text:p text:style-name="Text_20_body">The scope resolution operator (<text:span text:style-name="Source_20_Text">::</text:span>) in C++ is used to specify the scope of a symbol, whether it be a variable, function, or class. It allows you to access the members (variables, functions, or nested classes) of a particular namespace, class, or structure. Here are its primary uses:</text:p>
      <text:list text:style-name="L123">
        <text:list-item>
          <text:p text:style-name="P214"><text:span text:style-name="Strong_20_Emphasis">Namespace Access:</text:span></text:p>
          <text:list>
            <text:list-item>
              <text:p text:style-name="P215"><text:span text:style-name="Strong_20_Emphasis">Usage:</text:span> <text:span text:style-name="Source_20_Text">namespace::member</text:span></text:p>
            </text:list-item>
            <text:list-item>
              <text:p text:style-name="P214"><text:span text:style-name="Strong_20_Emphasis">Example:</text:span></text:p>
              <text:p text:style-name="P68">cpp</text:p>
            </text:list-item>
          </text:list>
        </text:list-item>
      </text:list>
      <text:list text:style-name="L125">
        <text:list-item>
          <text:p text:style-name="P69"><text:span text:style-name="Source_20_Text">#include &lt;iostream&gt;</text:span></text:p>
          <text:p text:style-name="P69"/>
          <text:p text:style-name="P69"><text:span text:style-name="Source_20_Text">namespace MyNamespace {</text:span></text:p>
          <text:p text:style-name="P69"><text:span text:style-name="Source_20_Text"><text:s text:c="4"/>int x = 42;</text:span></text:p>
          <text:p text:style-name="P69"><text:span text:style-name="Source_20_Text">}</text:span></text:p>
          <text:p text:style-name="P69"/>
          <text:p text:style-name="P69"><text:span text:style-name="Source_20_Text">int main() {</text:span></text:p>
          <text:p text:style-name="P69"><text:span text:style-name="Source_20_Text"><text:s text:c="4"/>// Accessing the variable 'x' from the namespace 'MyNamespace'</text:span></text:p>
          <text:p text:style-name="P69"><text:span text:style-name="Source_20_Text"><text:s text:c="4"/>std::cout &lt;&lt; MyNamespace::x &lt;&lt; std::endl; <text:s/>// Output: 42</text:span></text:p>
          <text:p text:style-name="P69"><text:span text:style-name="Source_20_Text"><text:s text:c="4"/>return 0;</text:span></text:p>
          <text:p text:style-name="P70"><text:span text:style-name="Source_20_Text">}</text:span></text:p>
        </text:list-item>
        <text:list-item>
          <text:p text:style-name="P216">In this example, the scope resolution operator is used to access the variable <text:span text:style-name="Source_20_Text">x</text:span> within the namespace <text:span text:style-name="Source_20_Text">MyNamespace</text:span>.</text:p>
        </text:list-item>
      </text:list>
      <text:list text:style-name="L126">
        <text:list-item>
          <text:p text:style-name="P217"><text:span text:style-name="Strong_20_Emphasis">Class or Structure Access:</text:span></text:p>
        </text:list-item>
      </text:list>
      <text:list text:style-name="L127">
        <text:list-item>
          <text:p text:style-name="P219"><text:span text:style-name="Strong_20_Emphasis">Usage:</text:span> <text:span text:style-name="Source_20_Text">class::member</text:span> or <text:span text:style-name="Source_20_Text">structure::member</text:span></text:p>
        </text:list-item>
        <text:list-item>
          <text:p text:style-name="P218"><text:span text:style-name="Strong_20_Emphasis">Example:</text:span></text:p>
          <text:p text:style-name="P71">cpp</text:p>
        </text:list-item>
      </text:list>
      <text:list text:style-name="L129">
        <text:list-item>
          <text:p text:style-name="P72"><text:span text:style-name="Source_20_Text">#include &lt;iostream&gt;</text:span></text:p>
          <text:p text:style-name="P72"/>
          <text:p text:style-name="P72"><text:span text:style-name="Source_20_Text">class MyClass {</text:span></text:p>
          <text:p text:style-name="P72"><text:span text:style-name="Source_20_Text">public:</text:span></text:p>
          <text:p text:style-name="P72"><text:span text:style-name="Source_20_Text"><text:s text:c="4"/>static int y;</text:span></text:p>
          <text:p text:style-name="P72"><text:span text:style-name="Source_20_Text">};</text:span></text:p>
          <text:p text:style-name="P72"/>
          <text:p text:style-name="P72"><text:span text:style-name="Source_20_Text">int MyClass::y = 10; <text:s/>// Definition of the static member</text:span></text:p>
          <text:p text:style-name="P72"/>
          <text:p text:style-name="P72"><text:span text:style-name="Source_20_Text">int main() {</text:span></text:p>
          <text:p text:style-name="P72"><text:span text:style-name="Source_20_Text"><text:s text:c="4"/>// Accessing the static member 'y' of the class 'MyClass'</text:span></text:p>
          <text:p text:style-name="P72"><text:span text:style-name="Source_20_Text"><text:s text:c="4"/>std::cout &lt;&lt; MyClass::y &lt;&lt; std::endl; <text:s/>// Output: 10</text:span></text:p>
          <text:p text:style-name="P72"><text:span text:style-name="Source_20_Text"><text:s text:c="4"/>return 0;</text:span></text:p>
          <text:p text:style-name="P73"><text:span text:style-name="Source_20_Text">}</text:span></text:p>
        </text:list-item>
        <text:list-item>
          <text:p text:style-name="P220">In this example, the scope resolution operator is used to access the static member <text:span text:style-name="Source_20_Text">y</text:span> within the class <text:span text:style-name="Source_20_Text">MyClass</text:span>.</text:p>
        </text:list-item>
      </text:list>
      <text:list text:style-name="L130">
        <text:list-item>
          <text:p text:style-name="P221"><text:span text:style-name="Strong_20_Emphasis">Nested Class Access:</text:span></text:p>
        </text:list-item>
      </text:list>
      <text:list text:style-name="L131">
        <text:list-item>
          <text:p text:style-name="P223"><text:soft-page-break/><text:span text:style-name="Strong_20_Emphasis">Usage:</text:span> <text:span text:style-name="Source_20_Text">outer_class::inner_class::member</text:span></text:p>
        </text:list-item>
        <text:list-item>
          <text:p text:style-name="P222"><text:span text:style-name="Strong_20_Emphasis">Example:</text:span></text:p>
          <text:p text:style-name="P74">cpp</text:p>
        </text:list-item>
      </text:list>
      <text:p text:style-name="Preformatted_20_Text"><text:span text:style-name="Source_20_Text">#include &lt;iostream&gt;</text:span></text:p>
      <text:p text:style-name="Preformatted_20_Text"/>
      <text:p text:style-name="Preformatted_20_Text"><text:span text:style-name="Source_20_Text">class OuterClass {</text:span></text:p>
      <text:p text:style-name="Preformatted_20_Text"><text:span text:style-name="Source_20_Text">public:</text:span></text:p>
      <text:p text:style-name="Preformatted_20_Text"><text:span text:style-name="Source_20_Text"><text:s text:c="4"/>class InnerClass {</text:span></text:p>
      <text:p text:style-name="Preformatted_20_Text"><text:span text:style-name="Source_20_Text"><text:s text:c="4"/>public:</text:span></text:p>
      <text:p text:style-name="Preformatted_20_Text"><text:span text:style-name="Source_20_Text"><text:s text:c="8"/>static void display() {</text:span></text:p>
      <text:p text:style-name="Preformatted_20_Text"><text:span text:style-name="Source_20_Text"><text:s text:c="12"/>std::cout &lt;&lt; "InnerClass Display" &lt;&lt; std::endl;</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 Accessing the static member function 'display' of the nested class 'InnerClass'</text:span></text:p>
      <text:p text:style-name="Preformatted_20_Text"><text:span text:style-name="Source_20_Text"><text:s text:c="4"/>OuterClass::InnerClass::display(); <text:s/>// Output: InnerClass Display</text:span></text:p>
      <text:p text:style-name="Preformatted_20_Text"><text:span text:style-name="Source_20_Text"><text:s text:c="4"/>return 0;</text:span></text:p>
      <text:p text:style-name="P4"><text:span text:style-name="Source_20_Text">}</text:span></text:p>
      <text:p text:style-name="P95"><text:span text:style-name="T5">Question: </text:span></text:p>
      <text:p text:style-name="P91"><text:span text:style-name="T1">W</text:span>rite short notes on (a) exception handling in c++ (b) generic classes (c) vectors. (15) </text:p>
      <text:p text:style-name="P91"/>
      <text:p text:style-name="P92">Answer:</text:p>
      <text:p text:style-name="P92"/>
      <text:p text:style-name="P245"><text:span text:style-name="Strong_20_Emphasis">(a) Exception Handling in C++:</text:span></text:p>
      <text:list text:style-name="L132">
        <text:list-item>
          <text:p text:style-name="P224"><text:span text:style-name="Strong_20_Emphasis">Overview:</text:span></text:p>
          <text:list>
            <text:list-item>
              <text:p text:style-name="P225">Exception handling in C++ provides a mechanism to deal with runtime errors and unexpected situations.</text:p>
            </text:list-item>
            <text:list-item>
              <text:p text:style-name="P225">It allows the separation of error-handling code from normal code, enhancing code maintainability and robustness.</text:p>
            </text:list-item>
          </text:list>
        </text:list-item>
        <text:list-item>
          <text:p text:style-name="P224"><text:span text:style-name="Strong_20_Emphasis">Keywords:</text:span></text:p>
          <text:list>
            <text:list-item>
              <text:p text:style-name="P225"><text:span text:style-name="Source_20_Text">try</text:span>: Contains the block of code where an exception might occur.</text:p>
            </text:list-item>
            <text:list-item>
              <text:p text:style-name="P225"><text:span text:style-name="Source_20_Text">catch</text:span>: Catches and handles exceptions. Multiple catch blocks can be used for different exception types.</text:p>
            </text:list-item>
            <text:list-item>
              <text:p text:style-name="P225"><text:span text:style-name="Source_20_Text">throw</text:span>: Throws an exception explicitly.</text:p>
            </text:list-item>
            <text:list-item>
              <text:p text:style-name="P225"><text:span text:style-name="Source_20_Text">exception</text:span>: Base class for all exception types.</text:p>
            </text:list-item>
          </text:list>
        </text:list-item>
        <text:list-item>
          <text:p text:style-name="P224"><text:span text:style-name="Strong_20_Emphasis">Example:</text:span></text:p>
          <text:p text:style-name="P75">cpp</text:p>
        </text:list-item>
      </text:list>
      <text:list text:style-name="L133">
        <text:list-item>
          <text:p text:style-name="P76"><text:span text:style-name="Source_20_Text">#include &lt;iostream&gt;</text:span></text:p>
          <text:p text:style-name="P76"/>
          <text:p text:style-name="P76"><text:span text:style-name="Source_20_Text">int main() {</text:span></text:p>
          <text:p text:style-name="P76"><text:span text:style-name="Source_20_Text"><text:s text:c="4"/>try {</text:span></text:p>
          <text:p text:style-name="P76"><text:span text:style-name="Source_20_Text"><text:s text:c="8"/>// Code that might throw an exception</text:span></text:p>
          <text:p text:style-name="P76"><text:span text:style-name="Source_20_Text"><text:s text:c="8"/>throw std::runtime_error("An error occurred");</text:span></text:p>
          <text:p text:style-name="P76"><text:span text:style-name="Source_20_Text"><text:s text:c="4"/>}</text:span></text:p>
          <text:p text:style-name="P76"><text:span text:style-name="Source_20_Text"><text:s text:c="4"/>catch (const std::exception&amp; e) {</text:span></text:p>
          <text:p text:style-name="P76"><text:span text:style-name="Source_20_Text"><text:s text:c="8"/>// Handling the exception</text:span></text:p>
          <text:p text:style-name="P76"><text:soft-page-break/><text:span text:style-name="Source_20_Text"><text:s text:c="8"/>std::cerr &lt;&lt; "Exception caught: " &lt;&lt; e.what() &lt;&lt; std::endl;</text:span></text:p>
          <text:p text:style-name="P76"><text:span text:style-name="Source_20_Text"><text:s text:c="4"/>}</text:span></text:p>
          <text:p text:style-name="P76"/>
          <text:p text:style-name="P76"><text:span text:style-name="Source_20_Text"><text:s text:c="4"/>return 0;</text:span></text:p>
          <text:p text:style-name="P77"><text:span text:style-name="Source_20_Text">}</text:span></text:p>
        </text:list-item>
        <text:list-item>
          <text:p text:style-name="P226"><text:span text:style-name="Strong_20_Emphasis">Common Exception Classes:</text:span></text:p>
          <text:list>
            <text:list-item>
              <text:p text:style-name="P227"><text:span text:style-name="Source_20_Text">std::exception</text:span>: Base class for all standard C++ exceptions.</text:p>
            </text:list-item>
            <text:list-item>
              <text:p text:style-name="P227"><text:span text:style-name="Source_20_Text">std::runtime_error</text:span>: Represents errors that can only be detected during runtime.</text:p>
            </text:list-item>
            <text:list-item>
              <text:p text:style-name="P226"><text:span text:style-name="Source_20_Text">std::logic_error</text:span>: Represents errors that can be detected at compile-time.</text:p>
            </text:list-item>
          </text:list>
        </text:list-item>
      </text:list>
      <text:p text:style-name="Text_20_body"><text:span text:style-name="Strong_20_Emphasis">(b) Generic Classes:</text:span></text:p>
      <text:list text:style-name="L134">
        <text:list-item>
          <text:p text:style-name="P228"><text:span text:style-name="Strong_20_Emphasis">Overview:</text:span></text:p>
          <text:list>
            <text:list-item>
              <text:p text:style-name="P229">Generic classes in C++ are classes that are designed to work with different data types.</text:p>
            </text:list-item>
            <text:list-item>
              <text:p text:style-name="P229">They are implemented using templates, allowing for the creation of classes that can operate on a variety of data types without code duplication.</text:p>
            </text:list-item>
          </text:list>
        </text:list-item>
        <text:list-item>
          <text:p text:style-name="P228"><text:span text:style-name="Strong_20_Emphasis">Template Syntax:</text:span></text:p>
          <text:p text:style-name="P78">cpp</text:p>
        </text:list-item>
      </text:list>
      <text:list text:style-name="L135">
        <text:list-item>
          <text:p text:style-name="P79"><text:span text:style-name="Source_20_Text">template &lt;typename T&gt;</text:span></text:p>
        </text:list-item>
      </text:list>
      <text:p text:style-name="Preformatted_20_Text"><text:span text:style-name="Source_20_Text">class GenericClass {</text:span></text:p>
      <text:p text:style-name="Preformatted_20_Text"><text:span text:style-name="Source_20_Text">public:</text:span></text:p>
      <text:p text:style-name="Preformatted_20_Text"><text:span text:style-name="Source_20_Text"><text:s text:c="4"/>T data;</text:span></text:p>
      <text:p text:style-name="Preformatted_20_Text"/>
      <text:p text:style-name="Preformatted_20_Text"><text:span text:style-name="Source_20_Text"><text:s text:c="4"/>// Member functions operating on data</text:span></text:p>
      <text:p text:style-name="P4"><text:span text:style-name="Source_20_Text">};</text:span></text:p>
      <text:list text:style-name="L136">
        <text:list-item>
          <text:p text:style-name="P230"><text:span text:style-name="Strong_20_Emphasis">Example:</text:span></text:p>
        </text:list-item>
      </text:list>
      <text:p text:style-name="P4">cpp</text:p>
      <text:list text:style-name="L137">
        <text:list-item>
          <text:p text:style-name="P80"><text:span text:style-name="Source_20_Text">#include &lt;iostream&gt;</text:span></text:p>
          <text:p text:style-name="P80"/>
          <text:p text:style-name="P80"><text:span text:style-name="Source_20_Text">template &lt;typename T&gt;</text:span></text:p>
          <text:p text:style-name="P80"><text:span text:style-name="Source_20_Text">class Pair {</text:span></text:p>
          <text:p text:style-name="P80"><text:span text:style-name="Source_20_Text">private:</text:span></text:p>
          <text:p text:style-name="P80"><text:span text:style-name="Source_20_Text"><text:s text:c="4"/>T first;</text:span></text:p>
          <text:p text:style-name="P80"><text:span text:style-name="Source_20_Text"><text:s text:c="4"/>T second;</text:span></text:p>
          <text:p text:style-name="P80"/>
          <text:p text:style-name="P80"><text:span text:style-name="Source_20_Text">public:</text:span></text:p>
          <text:p text:style-name="P80"><text:span text:style-name="Source_20_Text"><text:s text:c="4"/>Pair(const T&amp; f, const T&amp; s) : first(f), second(s) {}</text:span></text:p>
          <text:p text:style-name="P80"/>
          <text:p text:style-name="P80"><text:span text:style-name="Source_20_Text"><text:s text:c="4"/>T getFirst() const {</text:span></text:p>
          <text:p text:style-name="P80"><text:span text:style-name="Source_20_Text"><text:s text:c="8"/>return first;</text:span></text:p>
          <text:p text:style-name="P80"><text:span text:style-name="Source_20_Text"><text:s text:c="4"/>}</text:span></text:p>
          <text:p text:style-name="P80"/>
          <text:p text:style-name="P80"><text:span text:style-name="Source_20_Text"><text:s text:c="4"/>T getSecond() const {</text:span></text:p>
          <text:p text:style-name="P80"><text:span text:style-name="Source_20_Text"><text:s text:c="8"/>return second;</text:span></text:p>
          <text:p text:style-name="P80"><text:span text:style-name="Source_20_Text"><text:s text:c="4"/>}</text:span></text:p>
          <text:p text:style-name="P80"><text:span text:style-name="Source_20_Text">};</text:span></text:p>
          <text:p text:style-name="P80"/>
          <text:p text:style-name="P80"><text:span text:style-name="Source_20_Text">int main() {</text:span></text:p>
          <text:p text:style-name="P80"><text:span text:style-name="Source_20_Text"><text:s text:c="4"/>Pair&lt;int&gt; intPair(10, 20);</text:span></text:p>
          <text:p text:style-name="P80"><text:span text:style-name="Source_20_Text"><text:s text:c="4"/>Pair&lt;double&gt; doublePair(3.14, 2.71);</text:span></text:p>
          <text:p text:style-name="P80"><text:soft-page-break/></text:p>
          <text:p text:style-name="P80"><text:span text:style-name="Source_20_Text"><text:s text:c="4"/>std::cout &lt;&lt; "Int Pair: " &lt;&lt; intPair.getFirst() &lt;&lt; ", " &lt;&lt; intPair.getSecond() &lt;&lt; std::endl;</text:span></text:p>
          <text:p text:style-name="P80"><text:span text:style-name="Source_20_Text"><text:s text:c="4"/>std::cout &lt;&lt; "Double Pair: " &lt;&lt; doublePair.getFirst() &lt;&lt; ", " &lt;&lt; doublePair.getSecond() &lt;&lt; std::endl;</text:span></text:p>
          <text:p text:style-name="P80"/>
          <text:p text:style-name="P80"><text:span text:style-name="Source_20_Text"><text:s text:c="4"/>return 0;</text:span></text:p>
          <text:p text:style-name="P81"><text:span text:style-name="Source_20_Text">}</text:span></text:p>
        </text:list-item>
        <text:list-item>
          <text:p text:style-name="P231"><text:span text:style-name="Strong_20_Emphasis">Advantages:</text:span></text:p>
          <text:list>
            <text:list-item>
              <text:p text:style-name="P232">Code reuse for different data types.</text:p>
            </text:list-item>
            <text:list-item>
              <text:p text:style-name="P232">Improved type safety.</text:p>
            </text:list-item>
            <text:list-item>
              <text:p text:style-name="P231">Reduced redundancy in code.</text:p>
            </text:list-item>
          </text:list>
        </text:list-item>
      </text:list>
      <text:p text:style-name="Text_20_body"><text:span text:style-name="Strong_20_Emphasis">(c) Vectors:</text:span></text:p>
      <text:list text:style-name="L138">
        <text:list-item>
          <text:p text:style-name="P233"><text:span text:style-name="Strong_20_Emphasis">Overview:</text:span></text:p>
          <text:list>
            <text:list-item>
              <text:p text:style-name="P234">Vectors in C++ are dynamic arrays that can grow or shrink in size.</text:p>
            </text:list-item>
            <text:list-item>
              <text:p text:style-name="P234">They are part of the Standard Template Library (STL) and provide dynamic, contiguous storage.</text:p>
            </text:list-item>
          </text:list>
        </text:list-item>
        <text:list-item>
          <text:p text:style-name="P233"><text:span text:style-name="Strong_20_Emphasis">Header File:</text:span></text:p>
          <text:p text:style-name="P82">cpp</text:p>
        </text:list-item>
      </text:list>
      <text:list text:style-name="L139">
        <text:list-item>
          <text:p text:style-name="P83"><text:span text:style-name="Source_20_Text">#include &lt;vector&gt;</text:span></text:p>
        </text:list-item>
      </text:list>
      <text:list text:style-name="L140">
        <text:list-item>
          <text:p text:style-name="P235"><text:span text:style-name="Strong_20_Emphasis">Declaration and Initialization:</text:span></text:p>
        </text:list-item>
      </text:list>
      <text:p text:style-name="P4">cpp</text:p>
      <text:list text:style-name="L141">
        <text:list-item>
          <text:p text:style-name="P84"><text:span text:style-name="Source_20_Text">std::vector&lt;int&gt; numbers = {1, 2, 3, 4, 5};</text:span></text:p>
        </text:list-item>
      </text:list>
      <text:list text:style-name="L142">
        <text:list-item>
          <text:p text:style-name="P236"><text:span text:style-name="Strong_20_Emphasis">Common Operations:</text:span></text:p>
        </text:list-item>
      </text:list>
      <text:list text:style-name="L143">
        <text:list-item>
          <text:p text:style-name="P237"><text:span text:style-name="Strong_20_Emphasis">Adding Elements:</text:span></text:p>
          <text:p text:style-name="P85">cpp</text:p>
        </text:list-item>
      </text:list>
      <text:list text:style-name="L144">
        <text:list-item>
          <text:p text:style-name="P86"><text:span text:style-name="Source_20_Text">numbers.push_back(6); <text:s/>// Adds an element to the end</text:span></text:p>
        </text:list-item>
      </text:list>
      <text:list text:style-name="L145">
        <text:list-item>
          <text:p text:style-name="P238"><text:span text:style-name="Strong_20_Emphasis">Accessing Elements:</text:span></text:p>
        </text:list-item>
      </text:list>
      <text:p text:style-name="P4">cpp</text:p>
      <text:list text:style-name="L146">
        <text:list-item>
          <text:p text:style-name="P87"><text:span text:style-name="Source_20_Text">int value = numbers[2]; <text:s/>// Accesses element at index 2</text:span></text:p>
        </text:list-item>
      </text:list>
      <text:list text:style-name="L147">
        <text:list-item>
          <text:p text:style-name="P239"><text:span text:style-name="Strong_20_Emphasis">Size and Capacity:</text:span></text:p>
        </text:list-item>
      </text:list>
      <text:p text:style-name="P4">cpp</text:p>
      <text:list text:style-name="L148">
        <text:list-item>
          <text:p text:style-name="P88"><text:span text:style-name="Source_20_Text">size_t size = numbers.size(); <text:s text:c="5"/>// Returns the number of elements</text:span></text:p>
        </text:list-item>
      </text:list>
      <text:p text:style-name="P4"><text:span text:style-name="Source_20_Text">size_t capacity = numbers.capacity(); <text:s/>// Returns the current storage capacity</text:span></text:p>
      <text:list text:style-name="L149">
        <text:list-item>
          <text:p text:style-name="P240"><text:span text:style-name="Strong_20_Emphasis">Iterating Over Elements:</text:span></text:p>
        </text:list-item>
      </text:list>
      <text:p text:style-name="P4">cpp</text:p>
      <text:list text:style-name="L151">
        <text:list-item>
          <text:p text:style-name="P89"><text:soft-page-break/><text:span text:style-name="Source_20_Text">for (const auto&amp; num : numbers) {</text:span></text:p>
          <text:p text:style-name="P89"><text:span text:style-name="Source_20_Text"><text:s text:c="4"/>// Process each element</text:span></text:p>
          <text:p text:style-name="P90"><text:span text:style-name="Source_20_Text">}</text:span></text:p>
        </text:list-item>
      </text:list>
      <text:list text:style-name="L152">
        <text:list-item>
          <text:p text:style-name="P241"><text:span text:style-name="Strong_20_Emphasis">Advantages:</text:span></text:p>
        </text:list-item>
      </text:list>
      <text:list text:style-name="L153">
        <text:list-item>
          <text:p text:style-name="P243">Dynamic resizing: Efficiently handles dynamic size changes.</text:p>
        </text:list-item>
        <text:list-item>
          <text:p text:style-name="P243">Automatic memory management: No need to manage memory manually.</text:p>
        </text:list-item>
        <text:list-item>
          <text:p text:style-name="P242">Provides a variety of member functions for manipulation.</text:p>
        </text:list-item>
      </text:list>
      <text:list text:style-name="L154">
        <text:list-item>
          <text:p text:style-name="P244"><text:span text:style-name="Strong_20_Emphasis">Example:</text:span></text:p>
        </text:list-item>
      </text:list>
      <text:p text:style-name="P4">cpp</text:p>
      <text:p text:style-name="Preformatted_20_Text"><text:span text:style-name="Source_20_Text">#include &lt;iostream&gt;</text:span></text:p>
      <text:p text:style-name="Preformatted_20_Text"><text:span text:style-name="Source_20_Text">#include &lt;vector&gt;</text:span></text:p>
      <text:p text:style-name="Preformatted_20_Text"/>
      <text:p text:style-name="Preformatted_20_Text"><text:span text:style-name="Source_20_Text">int main() {</text:span></text:p>
      <text:p text:style-name="Preformatted_20_Text"><text:span text:style-name="Source_20_Text"><text:s text:c="4"/>std::vector&lt;int&gt; numbers = {1, 2, 3, 4, 5};</text:span></text:p>
      <text:p text:style-name="Preformatted_20_Text"/>
      <text:p text:style-name="Preformatted_20_Text"><text:span text:style-name="Source_20_Text"><text:s text:c="4"/>// Adding an element</text:span></text:p>
      <text:p text:style-name="Preformatted_20_Text"><text:span text:style-name="Source_20_Text"><text:s text:c="4"/>numbers.push_back(6);</text:span></text:p>
      <text:p text:style-name="Preformatted_20_Text"/>
      <text:p text:style-name="Preformatted_20_Text"><text:span text:style-name="Source_20_Text"><text:s text:c="4"/>// Accessing elements</text:span></text:p>
      <text:p text:style-name="Preformatted_20_Text"><text:span text:style-name="Source_20_Text"><text:s text:c="4"/>for (const auto&amp; num : numbers) {</text:span></text:p>
      <text:p text:style-name="Preformatted_20_Text"><text:span text:style-name="Source_20_Text"><text:s text:c="8"/>std::cout &lt;&lt; num &lt;&lt; " ";</text:span></text:p>
      <text:p text:style-name="Preformatted_20_Text"><text:span text:style-name="Source_20_Text"><text:s text:c="4"/>}</text:span></text:p>
      <text:p text:style-name="Preformatted_20_Text"/>
      <text:p text:style-name="Preformatted_20_Text"><text:span text:style-name="Source_20_Text"><text:s text:c="4"/>return 0;</text:span></text:p>
      <text:p text:style-name="P4"><text:span text:style-name="Source_20_Text">}</text:span></text:p>
      <text:p text:style-name="P93">Notes</text:p>
      <text:list text:style-name="L156">
        <text:list-item>
          <text:p text:style-name="P94">features of oops</text:p>
        </text:list-item>
        <text:list-item>
          <text:p text:style-name="P94">Operators in C++ </text:p>
          <text:p text:style-name="P94"/>
        </text:list-item>
        <text:list-item>
          <text:p text:style-name="P94">Function Prototyping </text:p>
        </text:list-item>
        <text:list-item>
          <text:p text:style-name="P94">Return by Reference </text:p>
        </text:list-item>
        <text:list-item>
          <text:p text:style-name="P94">default parameter value </text:p>
        </text:list-item>
        <text:list-item>
          <text:p text:style-name="P94">Call by value &amp; Call by reference</text:p>
        </text:list-item>
        <text:list-item>
          <text:p text:style-name="P94">Inline Function - definition, syntax &amp; example</text:p>
        </text:list-item>
        <text:list-item>
          <text:p text:style-name="P94">Friend function - definition, syntax &amp; example</text:p>
        </text:list-item>
        <text:list-item>
          <text:p text:style-name="P94">Function Overloading</text:p>
        </text:list-item>
        <text:list-item>
          <text:p text:style-name="P94">Class &amp; Object definition &amp; syntax</text:p>
        </text:list-item>
        <text:list-item>
          <text:p text:style-name="P94"><text:s/>Abstract Data Types [ADTs]</text:p>
        </text:list-item>
        <text:list-item>
          <text:p text:style-name="P94"><text:s/>Constructor &amp; Destructor<text:line-break/>definition, syntax &amp; rules<text:line-break/>Also types of constructor </text:p>
        </text:list-item>
        <text:list-item>
          <text:p text:style-name="P94">Dynamic Constructors </text:p>
        </text:list-item>
        <text:list-item>
          <text:p text:style-name="P94">New &amp; Delete Operator<text:line-break/>use &amp; syntax</text:p>
        </text:list-item>
        <text:list-item>
          <text:p text:style-name="P94"><text:s/>Operator Overloading<text:line-break/>which operators can be overloaded &amp; how to add two complex nos. using + operator</text:p>
        </text:list-item>
        <text:list-item>
          <text:p text:style-name="P94">Dynamic &amp; Static Memory Allocation </text:p>
        </text:list-item>
        <text:list-item>
          <text:p text:style-name="P94">C++ garbage collection </text:p>
        </text:list-item>
        <text:list-item>
          <text:p text:style-name="P94">Explicit Type Conversions </text:p>
          <text:p text:style-name="P94"/>
        </text:list-item>
        <text:list-item>
          <text:p text:style-name="P94">parametric polymorphism </text:p>
        </text:list-item>
        <text:list-item>
          <text:p text:style-name="P94"><text:soft-page-break/>categorization of polymorphic techniques </text:p>
        </text:list-item>
        <text:list-item>
          <text:p text:style-name="P94">Inheritance - definition, features &amp; types<text:line-break/>Also syntax &amp; how we access it in private, protected &amp; public</text:p>
        </text:list-item>
        <text:list-item>
          <text:p text:style-name="P94">Containership<text:line-break/>definition, how we create an object of another class inside one class &amp; Also syntax</text:p>
        </text:list-item>
        <text:list-item>
          <text:p text:style-name="P94"><text:s/>Function Overriding</text:p>
        </text:list-item>
        <text:list-item>
          <text:p text:style-name="P94">Run time vs Compile time polymorphism </text:p>
        </text:list-item>
        <text:list-item>
          <text:p text:style-name="P94">Virtual Function<text:line-break/>definition &amp; syntax</text:p>
        </text:list-item>
        <text:list-item>
          <text:p text:style-name="P94">Pure virtual function</text:p>
        </text:list-item>
        <text:list-item>
          <text:p text:style-name="P94">Template function<text:line-break/>definition &amp; syntax</text:p>
        </text:list-item>
        <text:list-item>
          <text:p text:style-name="P94">persistant objects </text:p>
        </text:list-item>
        <text:list-item>
          <text:p text:style-name="P94">namespaces </text:p>
        </text:list-item>
        <text:list-item>
          <text:p text:style-name="P98"><text:span text:style-name="T6">generic classes </text:span></text:p>
        </text:list-item>
      </text:list>
      <text:p text:style-name="P100"><text:span text:style-name="T6"/></text:p>
      <text:list text:continue-numbering="true" text:style-name="L156">
        <text:list-item>
          <text:p text:style-name="P98"><text:span text:style-name="T7">Differentiate between a local and a static objec</text:span><text:span text:style-name="T8">t.</text:span></text:p>
        </text:list-item>
        <text:list-item>
          <text:p text:style-name="P97"><text:span text:style-name="T8">What are the properties of a static data member?</text:span></text:p>
        </text:list-item>
        <text:list-item>
          <text:p text:style-name="P97"><text:span text:style-name="T8">What is an Abstract class?</text:span></text:p>
        </text:list-item>
        <text:list-item>
          <text:p text:style-name="P97"><text:span text:style-name="T8">What is Visibility mode? What are the different inheritance Visibility modes supported by C++?</text:span></text:p>
        </text:list-item>
        <text:list-item>
          <text:p text:style-name="P97"><text:span text:style-name="T8">What is the use of this keyword?</text:span></text:p>
        </text:list-item>
        <text:list-item>
          <text:p text:style-name="P97"><text:span text:style-name="T8">What are C++ streams?</text:span></text:p>
        </text:list-item>
        <text:list-item>
          <text:p text:style-name="P97"><text:span text:style-name="T8">Explain with examples the different (Variable) storage classes used in C++.</text:span></text:p>
        </text:list-item>
        <text:list-item>
          <text:p text:style-name="P97"><text:span text:style-name="T8">Write a program to get character input from the user and store those characters in a file.</text:span></text:p>
        </text:list-item>
        <text:list-item>
          <text:p text:style-name="P97"><text:span text:style-name="T8">Explain the role of abstraction in object languages.</text:span></text:p>
        </text:list-item>
        <text:list-item>
          <text:p text:style-name="P97"><text:span text:style-name="T8">Mention the order of execution of constructors and destructors for objects.</text:span></text:p>
        </text:list-item>
        <text:list-item>
          <text:p text:style-name="P97"><text:span text:style-name="T8">Compare the features of structures and classes.</text:span></text:p>
        </text:list-item>
        <text:list-item>
          <text:p text:style-name="P97"><text:span text:style-name="T8">Give the syntax of the following stream functions: getline() and write()</text:span></text:p>
        </text:list-item>
        <text:list-item>
          <text:p text:style-name="P97"><text:span text:style-name="T8">Compare multi-level and multiple inheritance in C++</text:span></text:p>
        </text:list-item>
        <text:list-item>
          <text:p text:style-name="P97"><text:span text:style-name="T8">Compare structural programming and object oriented programming.</text:span></text:p>
        </text:list-item>
        <text:list-item>
          <text:p text:style-name="P97"><text:span text:style-name="T8">Explain the features of inheritance and polymorphism.</text:span></text:p>
        </text:list-item>
        <text:list-item>
          <text:p text:style-name="P97"><text:span text:style-name="T8">What is the difference between data encapsulation and data hiding? Explain with an illustration.</text:span></text:p>
        </text:list-item>
        <text:list-item>
          <text:p text:style-name="P97"><text:span text:style-name="T8">Explain meta class and const member functions. Give an example for each.</text:span></text:p>
        </text:list-item>
        <text:list-item>
          <text:p text:style-name="P97"><text:span text:style-name="T8">Explain aggregation and composition used in object oriented languages. Give their applications. </text:span></text:p>
        </text:list-item>
        <text:list-item>
          <text:p text:style-name="P97"><text:span text:style-name="T8">Write a C++ program to illustrate operator overloading for binary and unary operator.</text:span></text:p>
        </text:list-item>
        <text:list-item>
          <text:p text:style-name="P97"><text:span text:style-name="T8">Compare overloading and overriding of member functions.</text:span></text:p>
        </text:list-item>
        <text:list-item>
          <text:p text:style-name="P97"><text:span text:style-name="T8">Mention the rules for virtual functions in C++.</text:span></text:p>
        </text:list-item>
        <text:list-item>
          <text:p text:style-name="P97"><text:span text:style-name="T8">Explain the persistent objects and multiple inheritance in C++.</text:span></text:p>
        </text:list-item>
        <text:list-item>
          <text:p text:style-name="P97"><text:span text:style-name="T8">Explain manipulators. Write a C++ program to illustrate user defined manipulators.</text:span></text:p>
        </text:list-item>
        <text:list-item>
          <text:p text:style-name="P97"><text:span text:style-name="T8">Explain the role of iterators and allocators used in STL.</text:span></text:p>
        </text:list-item>
        <text:list-item>
          <text:p text:style-name="P97"><text:span text:style-name="T8">Explain exception handling Mention the process of handling uncaught exceptions.</text:span></text:p>
        </text:list-item>
        <text:list-item>
          <text:p text:style-name="P97"><text:span text:style-name="T8">Write a C++ program to illustrate formatted I/O and unformatted 1/0 using stream functions.</text:span></text:p>
        </text:list-item>
        <text:list-item>
          <text:p text:style-name="P97"><text:span text:style-name="T8">Explain the features of the following STL: Sequence containers, Associative containers, Derived containers.</text:span></text:p>
        </text:list-item>
        <text:list-item>
          <text:p text:style-name="P97"><text:span text:style-name="T8">What kind of things can become objects in OOPS?</text:span></text:p>
        </text:list-item>
        <text:list-item>
          <text:p text:style-name="P97"><text:span text:style-name="T8">What do you mean by dynamic binding? How it is useful in C++?</text:span></text:p>
        </text:list-item>
        <text:list-item>
          <text:p text:style-name="P97"><text:span text:style-name="T8">Distinguish between data abstraction and data encapsulation.</text:span></text:p>
        </text:list-item>
        <text:list-item>
          <text:p text:style-name="P97"><text:span text:style-name="T8">Describe with examples, the uses of enumeration data types.</text:span></text:p>
        </text:list-item>
        <text:list-item>
          <text:p text:style-name="P97"><text:span text:style-name="T8">How do the following statements differ? (i) char * const p; (ii) char const *P;</text:span></text:p>
        </text:list-item>
        <text:list-item>
          <text:p text:style-name="P97"><text:span text:style-name="T8">When do we declare any member of a class as static?</text:span></text:p>
        </text:list-item>
        <text:list-item>
          <text:p text:style-name="P97"><text:span text:style-name="T8">Define operators which cannot be overloaded?</text:span></text:p>
        </text:list-item>
        <text:list-item>
          <text:p text:style-name="P97"><text:span text:style-name="T8">What is object-oriented paradigm? Explain the various features of object orientated paradigm?</text:span></text:p>
        </text:list-item>
        <text:list-item>
          <text:p text:style-name="P97"><text:soft-page-break/><text:span text:style-name="T8">What is the difference between members functions defined inside and outside the body of a class?</text:span></text:p>
        </text:list-item>
        <text:list-item>
          <text:p text:style-name="P97"><text:span text:style-name="T8">Overload new and delete operators to manipulate objects of any assumed class.</text:span></text:p>
        </text:list-item>
        <text:list-item>
          <text:p text:style-name="P99"><text:span text:style-name="T9">Write a program that reads content from one file and copies that content in another file.</text:span></text:p>
        </text:list-item>
        <text:list-item>
          <text:p text:style-name="P99"><text:span text:style-name="T9">What are exceptions? What are the differences between synchronous and asynchronous exception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0:47:32.193000000</meta:creation-date>
    <meta:print-date>2024-01-09T12:06:59.518000000</meta:print-date>
    <meta:printed-by>PDF files</meta:printed-by>
    <dc:date>2024-01-09T15:11:27.975000000</dc:date>
    <meta:editing-duration>PT3H4M26S</meta:editing-duration>
    <meta:editing-cycles>5</meta:editing-cycles>
    <meta:generator>LibreOffice/7.6.2.1$Windows_X86_64 LibreOffice_project/56f7684011345957bbf33a7ee678afaf4d2ba333</meta:generator>
    <meta:document-statistic meta:table-count="0" meta:image-count="0" meta:object-count="0" meta:page-count="31" meta:paragraph-count="1105" meta:word-count="7278" meta:character-count="45954" meta:non-whitespace-character-count="38720"/>
  </office:meta>
</office:document-meta>
</file>